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1eb5c0" officeooo:paragraph-rsid="001eb5c0"/>
    </style:style>
    <style:style style:name="P3" style:family="paragraph" style:parent-style-name="Table_20_Contents">
      <style:text-properties officeooo:rsid="001eb5c0" officeooo:paragraph-rsid="001eb5c0"/>
    </style:style>
    <style:style style:name="P4" style:family="paragraph" style:parent-style-name="Standard">
      <style:text-properties officeooo:rsid="003acf5d" officeooo:paragraph-rsid="003acf5d"/>
    </style:style>
    <style:style style:name="P5" style:family="paragraph" style:parent-style-name="Standard">
      <style:text-properties officeooo:rsid="003acf5d" officeooo:paragraph-rsid="0093794e"/>
    </style:style>
    <style:style style:name="P6" style:family="paragraph" style:parent-style-name="Standard">
      <style:text-properties officeooo:rsid="003dc6b2" officeooo:paragraph-rsid="003dc6b2"/>
    </style:style>
    <style:style style:name="P7" style:family="paragraph" style:parent-style-name="Standard">
      <style:text-properties officeooo:rsid="003f79f4" officeooo:paragraph-rsid="003f79f4"/>
    </style:style>
    <style:style style:name="P8" style:family="paragraph" style:parent-style-name="Standard">
      <style:text-properties officeooo:rsid="003f79f4" officeooo:paragraph-rsid="007efb93"/>
    </style:style>
    <style:style style:name="P9" style:family="paragraph" style:parent-style-name="Standard">
      <style:text-properties style:font-name="Courier New" officeooo:rsid="003acf5d" officeooo:paragraph-rsid="003acf5d"/>
    </style:style>
    <style:style style:name="P10" style:family="paragraph" style:parent-style-name="Standard">
      <style:text-properties style:font-name="Courier New" officeooo:rsid="003acf5d" officeooo:paragraph-rsid="0093794e"/>
    </style:style>
    <style:style style:name="P11" style:family="paragraph" style:parent-style-name="Standard">
      <style:text-properties style:font-name="Courier New" officeooo:rsid="0039dd89" officeooo:paragraph-rsid="0039dd89"/>
    </style:style>
    <style:style style:name="P12"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3" style:family="paragraph" style:parent-style-name="Standard">
      <style:text-properties style:font-name="Courier New" officeooo:rsid="007efb93" officeooo:paragraph-rsid="007efb93"/>
    </style:style>
    <style:style style:name="P14" style:family="paragraph" style:parent-style-name="Standard">
      <style:text-properties style:font-name="Courier New" officeooo:rsid="007efb93" officeooo:paragraph-rsid="00a23ca1"/>
    </style:style>
    <style:style style:name="P15" style:family="paragraph" style:parent-style-name="Standard">
      <style:text-properties style:font-name="Courier New" fo:font-size="10pt" officeooo:rsid="007efb93" officeooo:paragraph-rsid="007efb93" style:font-size-asian="10pt" style:font-size-complex="10pt"/>
    </style:style>
    <style:style style:name="P1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19" style:family="paragraph" style:parent-style-name="Standard">
      <style:text-properties fo:font-weight="bold" officeooo:rsid="003acf5d" officeooo:paragraph-rsid="003acf5d" style:font-weight-asian="bold" style:font-weight-complex="bold"/>
    </style:style>
    <style:style style:name="P20" style:family="paragraph" style:parent-style-name="Standard">
      <style:text-properties fo:font-weight="bold" officeooo:rsid="0093794e" officeooo:paragraph-rsid="0093794e" style:font-weight-asian="bold" style:font-weight-complex="bold"/>
    </style:style>
    <style:style style:name="P21" style:family="paragraph" style:parent-style-name="Standard">
      <style:text-properties officeooo:rsid="0039dd89" officeooo:paragraph-rsid="0039dd89"/>
    </style:style>
    <style:style style:name="P22" style:family="paragraph" style:parent-style-name="Standard">
      <style:text-properties officeooo:rsid="0037d260" officeooo:paragraph-rsid="0037d260"/>
    </style:style>
    <style:style style:name="P23" style:family="paragraph" style:parent-style-name="Standard">
      <style:text-properties officeooo:rsid="0031a360" officeooo:paragraph-rsid="0031a360"/>
    </style:style>
    <style:style style:name="P24" style:family="paragraph" style:parent-style-name="Standard">
      <style:text-properties officeooo:rsid="0030ec59" officeooo:paragraph-rsid="0031a360"/>
    </style:style>
    <style:style style:name="P25" style:family="paragraph" style:parent-style-name="Standard">
      <style:text-properties officeooo:rsid="00309787" officeooo:paragraph-rsid="00309787"/>
    </style:style>
    <style:style style:name="P26" style:family="paragraph" style:parent-style-name="Standard">
      <style:text-properties officeooo:rsid="002bca30" officeooo:paragraph-rsid="002bca30"/>
    </style:style>
    <style:style style:name="P27" style:family="paragraph" style:parent-style-name="Standard">
      <style:text-properties officeooo:rsid="0029a305" officeooo:paragraph-rsid="0029da8f"/>
    </style:style>
    <style:style style:name="P28" style:family="paragraph" style:parent-style-name="Standard">
      <style:text-properties officeooo:rsid="002814f8" officeooo:paragraph-rsid="002814f8"/>
    </style:style>
    <style:style style:name="P29" style:family="paragraph" style:parent-style-name="Standard">
      <style:text-properties officeooo:rsid="001e3884" officeooo:paragraph-rsid="001e3884"/>
    </style:style>
    <style:style style:name="P30" style:family="paragraph" style:parent-style-name="Standard">
      <style:paragraph-properties fo:text-align="center" style:justify-single-word="false"/>
      <style:text-properties officeooo:rsid="001e3884" officeooo:paragraph-rsid="001e3884"/>
    </style:style>
    <style:style style:name="P31" style:family="paragraph" style:parent-style-name="Standard">
      <style:text-properties officeooo:rsid="007efb93" officeooo:paragraph-rsid="007efb93"/>
    </style:style>
    <style:style style:name="P32" style:family="paragraph" style:parent-style-name="Standard">
      <style:text-properties officeooo:rsid="0082376d" officeooo:paragraph-rsid="0082376d"/>
    </style:style>
    <style:style style:name="P33" style:family="paragraph" style:parent-style-name="Text_20_body">
      <style:text-properties officeooo:rsid="0082376d" officeooo:paragraph-rsid="0082376d"/>
    </style:style>
    <style:style style:name="P34" style:family="paragraph" style:parent-style-name="Standard">
      <style:text-properties officeooo:rsid="0093794e" officeooo:paragraph-rsid="0093794e"/>
    </style:style>
    <style:style style:name="P35" style:family="paragraph" style:parent-style-name="Standard">
      <style:text-properties officeooo:rsid="0042ea7f" officeooo:paragraph-rsid="0042ea7f"/>
    </style:style>
    <style:style style:name="P36" style:family="paragraph" style:parent-style-name="Standard">
      <style:text-properties officeooo:rsid="00a06e27" officeooo:paragraph-rsid="00a06e27"/>
    </style:style>
    <style:style style:name="P37" style:family="paragraph" style:parent-style-name="Standard">
      <style:text-properties officeooo:rsid="00ac7cb3" officeooo:paragraph-rsid="00ae6058"/>
    </style:style>
    <style:style style:name="P38" style:family="paragraph" style:parent-style-name="Text_20_body">
      <style:paragraph-properties fo:margin-top="0in" fo:margin-bottom="0in" style:contextual-spacing="false" fo:line-height="100%"/>
      <style:text-properties style:font-name="Liberation Serif" fo:font-size="12pt" officeooo:rsid="00c84ef7" officeooo:paragraph-rsid="00c84ef7" style:font-size-asian="10.5pt" style:font-size-complex="12pt"/>
    </style:style>
    <style:style style:name="P39" style:family="paragraph" style:parent-style-name="Table_20_Contents">
      <style:text-properties officeooo:rsid="0020ae66"/>
    </style:style>
    <style:style style:name="P40" style:family="paragraph" style:parent-style-name="Table_20_Contents">
      <style:text-properties officeooo:rsid="0020ae66" officeooo:paragraph-rsid="0020ae66"/>
    </style:style>
    <style:style style:name="P41" style:family="paragraph" style:parent-style-name="Table_20_Contents">
      <style:text-properties officeooo:rsid="005182b4" officeooo:paragraph-rsid="005182b4"/>
    </style:style>
    <style:style style:name="P42" style:family="paragraph" style:parent-style-name="Text_20_body">
      <style:text-properties officeooo:rsid="0021e3de" officeooo:paragraph-rsid="0021e3de"/>
    </style:style>
    <style:style style:name="P43" style:family="paragraph" style:parent-style-name="Text_20_body">
      <style:text-properties officeooo:rsid="0059f118" officeooo:paragraph-rsid="0059f118"/>
    </style:style>
    <style:style style:name="P44" style:family="paragraph" style:parent-style-name="Text_20_body">
      <style:text-properties officeooo:rsid="00246385" officeooo:paragraph-rsid="00246385"/>
    </style:style>
    <style:style style:name="P45" style:family="paragraph" style:parent-style-name="Text_20_body">
      <style:text-properties officeooo:rsid="005bab7b" officeooo:paragraph-rsid="005bab7b"/>
    </style:style>
    <style:style style:name="P46" style:family="paragraph" style:parent-style-name="Text_20_body">
      <style:text-properties officeooo:paragraph-rsid="0021e3de"/>
    </style:style>
    <style:style style:name="P47" style:family="paragraph" style:parent-style-name="Text_20_body">
      <style:text-properties officeooo:rsid="002425a8" officeooo:paragraph-rsid="002425a8"/>
    </style:style>
    <style:style style:name="P48" style:family="paragraph" style:parent-style-name="Text_20_body">
      <style:text-properties officeooo:rsid="002425a8" officeooo:paragraph-rsid="00b8ae31"/>
    </style:style>
    <style:style style:name="P49" style:family="paragraph" style:parent-style-name="Text_20_body">
      <style:text-properties officeooo:rsid="0026be82" officeooo:paragraph-rsid="0026be82"/>
    </style:style>
    <style:style style:name="P50" style:family="paragraph" style:parent-style-name="Text_20_body">
      <style:text-properties officeooo:paragraph-rsid="001eb5c0"/>
    </style:style>
    <style:style style:name="P51" style:family="paragraph" style:parent-style-name="Text_20_body">
      <style:text-properties officeooo:rsid="00220fc5" officeooo:paragraph-rsid="00220fc5"/>
    </style:style>
    <style:style style:name="P52" style:family="paragraph" style:parent-style-name="Text_20_body">
      <style:text-properties officeooo:paragraph-rsid="0082376d"/>
    </style:style>
    <style:style style:name="P53"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54"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55"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56"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57" style:family="paragraph" style:parent-style-name="Text_20_body">
      <style:paragraph-properties style:snap-to-layout-grid="false"/>
      <style:text-properties officeooo:paragraph-rsid="005b1efb"/>
    </style:style>
    <style:style style:name="P58" style:family="paragraph" style:parent-style-name="Text_20_body">
      <style:paragraph-properties style:snap-to-layout-grid="false"/>
      <style:text-properties officeooo:rsid="005b1efb" officeooo:paragraph-rsid="005b1efb"/>
    </style:style>
    <style:style style:name="P59" style:family="paragraph" style:parent-style-name="Text_20_body">
      <style:paragraph-properties style:snap-to-layout-grid="false"/>
      <style:text-properties officeooo:rsid="005cfb38" officeooo:paragraph-rsid="00cf6d88"/>
    </style:style>
    <style:style style:name="P60" style:family="paragraph" style:parent-style-name="Text_20_body">
      <style:paragraph-properties style:snap-to-layout-grid="false"/>
      <style:text-properties officeooo:rsid="005cfb38" officeooo:paragraph-rsid="00d0d336"/>
    </style:style>
    <style:style style:name="P61" style:family="paragraph" style:parent-style-name="Text_20_body">
      <style:paragraph-properties style:snap-to-layout-grid="false"/>
      <style:text-properties officeooo:rsid="00d0d336" officeooo:paragraph-rsid="00d0d336"/>
    </style:style>
    <style:style style:name="P62"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1" style:font-size-complex="18.2000007629395pt" style:font-weight-complex="bold"/>
    </style:style>
    <style:style style:name="P63" style:family="paragraph" style:parent-style-name="Heading_20_1">
      <style:paragraph-properties fo:break-before="page"/>
    </style:style>
    <style:style style:name="P64" style:family="paragraph" style:parent-style-name="Heading_20_2">
      <style:text-properties officeooo:rsid="001eb5c0" officeooo:paragraph-rsid="001eb5c0"/>
    </style:style>
    <style:style style:name="P65" style:family="paragraph" style:parent-style-name="Heading_20_2">
      <style:paragraph-properties fo:break-before="page"/>
      <style:text-properties officeooo:rsid="0021e3de" officeooo:paragraph-rsid="0021e3de"/>
    </style:style>
    <style:style style:name="P66" style:family="paragraph" style:parent-style-name="Heading_20_2">
      <style:paragraph-properties fo:break-before="page"/>
      <style:text-properties officeooo:rsid="0021e3de" officeooo:paragraph-rsid="00cce20b"/>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82376d" officeooo:paragraph-rsid="0082376d"/>
    </style:style>
    <style:style style:name="P70"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1" style:family="paragraph" style:parent-style-name="Heading_20_2">
      <style:paragraph-properties fo:break-before="page"/>
      <style:text-properties officeooo:paragraph-rsid="00d3fdc3"/>
    </style:style>
    <style:style style:name="P72" style:family="paragraph" style:parent-style-name="Standard">
      <style:paragraph-properties fo:margin-top="0in" fo:margin-bottom="0in" style:contextual-spacing="false" fo:line-height="100%" style:snap-to-layout-grid="false"/>
      <style:text-properties style:font-name="Courier New" fo:font-size="10pt" officeooo:rsid="0067a9d7" officeooo:paragraph-rsid="0067a9d7" style:font-size-asian="10pt" style:font-size-complex="10pt"/>
    </style:style>
    <style:style style:name="P73" style:family="paragraph" style:parent-style-name="Standard">
      <style:paragraph-properties fo:margin-top="0in" fo:margin-bottom="0in" style:contextual-spacing="false" fo:line-height="100%" style:snap-to-layout-grid="false"/>
      <style:text-properties style:font-name="Courier New" fo:font-size="10pt" officeooo:rsid="0059f118" officeooo:paragraph-rsid="0067a9d7" style:font-size-asian="10pt" style:font-size-complex="10pt"/>
    </style:style>
    <style:style style:name="P74" style:family="paragraph" style:parent-style-name="Standard">
      <style:text-properties officeooo:rsid="0042ea7f" officeooo:paragraph-rsid="0042ea7f"/>
    </style:style>
    <style:style style:name="P75" style:family="paragraph" style:parent-style-name="Standard">
      <style:text-properties officeooo:rsid="00ac7cb3" officeooo:paragraph-rsid="00ae6058"/>
    </style:style>
    <style:style style:name="P76" style:family="paragraph" style:parent-style-name="Standard">
      <style:paragraph-properties fo:text-align="center" style:justify-single-word="false"/>
      <style:text-properties officeooo:rsid="001e3884" officeooo:paragraph-rsid="001e3884"/>
    </style:style>
    <style:style style:name="P77" style:family="paragraph" style:parent-style-name="Standard">
      <style:text-properties officeooo:rsid="0037d260" officeooo:paragraph-rsid="0037d260"/>
    </style:style>
    <style:style style:name="P78" style:family="paragraph" style:parent-style-name="Standard">
      <style:text-properties officeooo:rsid="0039dd89" officeooo:paragraph-rsid="0039dd89"/>
    </style:style>
    <style:style style:name="P79" style:family="paragraph" style:parent-style-name="Standard">
      <style:text-properties officeooo:rsid="003f79f4" officeooo:paragraph-rsid="007efb93"/>
    </style:style>
    <style:style style:name="P80" style:family="paragraph" style:parent-style-name="Standard">
      <style:text-properties officeooo:rsid="003acf5d" officeooo:paragraph-rsid="003acf5d"/>
    </style:style>
    <style:style style:name="P81" style:family="paragraph" style:parent-style-name="Text_20_body">
      <style:paragraph-properties fo:margin-top="0in" fo:margin-bottom="0in" style:contextual-spacing="false" fo:line-height="100%" style:snap-to-layout-grid="false"/>
      <style:text-properties officeooo:rsid="0059f118" officeooo:paragraph-rsid="006a89de"/>
    </style:style>
    <style:style style:name="P82" style:family="paragraph" style:parent-style-name="Text_20_body">
      <style:paragraph-properties style:snap-to-layout-grid="false"/>
      <style:text-properties officeooo:rsid="005b1efb" officeooo:paragraph-rsid="005b1efb"/>
    </style:style>
    <style:style style:name="P83" style:family="paragraph" style:parent-style-name="Text_20_body">
      <style:paragraph-properties style:snap-to-layout-grid="false"/>
      <style:text-properties officeooo:rsid="006172d3" officeooo:paragraph-rsid="006172d3"/>
    </style:style>
    <style:style style:name="P84" style:family="paragraph" style:parent-style-name="Text_20_body">
      <style:paragraph-properties fo:margin-top="0in" fo:margin-bottom="0in" style:contextual-spacing="false" fo:line-height="100%" style:snap-to-layout-grid="false"/>
      <style:text-properties officeooo:rsid="006172d3" officeooo:paragraph-rsid="00d3fdc3"/>
    </style:style>
    <style:style style:name="P85" style:family="paragraph" style:parent-style-name="Text_20_body">
      <style:paragraph-properties fo:margin-top="0in" fo:margin-bottom="0.0972in" style:contextual-spacing="false" fo:line-height="115%" style:snap-to-layout-grid="false"/>
      <style:text-properties officeooo:rsid="0067a9d7" officeooo:paragraph-rsid="0067a9d7"/>
    </style:style>
    <style:style style:name="P86" style:family="paragraph" style:parent-style-name="Text_20_body">
      <style:text-properties officeooo:rsid="0067a9d7" officeooo:paragraph-rsid="0067a9d7"/>
    </style:style>
    <style:style style:name="P87" style:family="paragraph" style:parent-style-name="Text_20_body">
      <style:paragraph-properties fo:margin-top="0in" fo:margin-bottom="0in" style:contextual-spacing="false" fo:line-height="100%" style:snap-to-layout-grid="false"/>
      <style:text-properties style:font-name="Courier New" fo:font-size="10pt" officeooo:rsid="0067a9d7" officeooo:paragraph-rsid="0067a9d7" style:font-size-asian="10pt" style:font-size-complex="10pt"/>
    </style:style>
    <style:style style:name="P88" style:family="paragraph" style:parent-style-name="Text_20_body">
      <style:paragraph-properties fo:margin-top="0in" fo:margin-bottom="0in" style:contextual-spacing="false" fo:line-height="100%" style:snap-to-layout-grid="false"/>
      <style:text-properties style:font-name="Courier New" fo:font-size="10pt" officeooo:rsid="0059f118" officeooo:paragraph-rsid="005b1efb" style:font-size-asian="10pt" style:font-size-complex="10pt"/>
    </style:style>
    <style:style style:name="P89" style:family="paragraph" style:parent-style-name="Text_20_body">
      <style:paragraph-properties fo:margin-top="0in" fo:margin-bottom="0in" style:contextual-spacing="false" fo:line-height="100%" style:snap-to-layout-grid="false"/>
      <style:text-properties style:font-name="Courier New" fo:font-size="10pt" officeooo:rsid="0059f118" officeooo:paragraph-rsid="00790232" style:font-size-asian="10pt" style:font-size-complex="10pt"/>
    </style:style>
    <style:style style:name="P90" style:family="paragraph" style:parent-style-name="Text_20_body">
      <style:paragraph-properties fo:margin-top="0in" fo:margin-bottom="0in" style:contextual-spacing="false" fo:line-height="100%" style:snap-to-layout-grid="false"/>
      <style:text-properties style:font-name="Courier New" fo:font-size="10pt" officeooo:rsid="0074f2ca" officeooo:paragraph-rsid="0074f2ca" style:font-size-asian="10pt" style:font-size-complex="10pt"/>
    </style:style>
    <style:style style:name="P91"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2"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3"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4"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6"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59f118" style:font-size-asian="8pt" style:font-size-complex="8pt"/>
    </style:style>
    <style:style style:name="P97"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9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9"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100" style:family="paragraph" style:parent-style-name="Text_20_body">
      <style:paragraph-properties fo:margin-top="0in" fo:margin-bottom="0in" style:contextual-spacing="false" fo:line-height="100%"/>
      <style:text-properties officeooo:rsid="006501e5" officeooo:paragraph-rsid="00aebac3"/>
    </style:style>
    <style:style style:name="P101"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102" style:family="paragraph" style:parent-style-name="Text_20_body">
      <style:text-properties officeooo:rsid="00d3fdc3" officeooo:paragraph-rsid="00d3fdc3"/>
    </style:style>
    <style:style style:name="P103" style:family="paragraph" style:parent-style-name="Text_20_body">
      <style:paragraph-properties fo:break-before="page"/>
      <style:text-properties officeooo:rsid="00d3fdc3" officeooo:paragraph-rsid="00d3fdc3"/>
    </style:style>
    <style:style style:name="P104" style:family="paragraph" style:parent-style-name="Text_20_body">
      <style:text-properties officeooo:rsid="00d3fdc3" officeooo:paragraph-rsid="00d56a4d"/>
    </style:style>
    <style:style style:name="P105" style:family="paragraph" style:parent-style-name="Text_20_body">
      <style:paragraph-properties style:snap-to-layout-grid="false"/>
      <style:text-properties officeooo:rsid="00d0d336" officeooo:paragraph-rsid="00d3fdc3"/>
    </style:style>
    <style:style style:name="P106" style:family="paragraph" style:parent-style-name="Text_20_body">
      <style:text-properties officeooo:rsid="002425a8" officeooo:paragraph-rsid="00b8ae31"/>
    </style:style>
    <style:style style:name="P107" style:family="paragraph" style:parent-style-name="Text_20_body">
      <style:text-properties officeooo:rsid="00246385" officeooo:paragraph-rsid="00246385"/>
    </style:style>
    <style:style style:name="P108" style:family="paragraph" style:parent-style-name="Text_20_body">
      <style:text-properties officeooo:rsid="0021e3de" officeooo:paragraph-rsid="0021e3de"/>
    </style:style>
    <style:style style:name="P109" style:family="paragraph" style:parent-style-name="Text_20_body">
      <style:paragraph-properties style:snap-to-layout-grid="false"/>
      <style:text-properties officeooo:paragraph-rsid="005b1efb"/>
    </style:style>
    <style:style style:name="P110" style:family="paragraph" style:parent-style-name="Text_20_body">
      <style:paragraph-properties style:snap-to-layout-grid="false"/>
      <style:text-properties officeooo:rsid="005cfb38" officeooo:paragraph-rsid="00cf6d88"/>
    </style:style>
    <style:style style:name="P111" style:family="paragraph" style:parent-style-name="Text_20_body">
      <style:paragraph-properties style:snap-to-layout-grid="false"/>
      <style:text-properties officeooo:rsid="005cfb38" officeooo:paragraph-rsid="00d0d336"/>
    </style:style>
    <style:style style:name="P112" style:family="paragraph" style:parent-style-name="Text_20_body">
      <style:paragraph-properties style:snap-to-layout-grid="false"/>
      <style:text-properties officeooo:rsid="006257d9" officeooo:paragraph-rsid="006257d9"/>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officeooo:rsid="00393c37"/>
    </style:style>
    <style:style style:name="T33" style:family="text">
      <style:text-properties officeooo:rsid="0039dd89"/>
    </style:style>
    <style:style style:name="T34" style:family="text">
      <style:text-properties officeooo:rsid="003acf5d"/>
    </style:style>
    <style:style style:name="T35" style:family="text">
      <style:text-properties officeooo:rsid="003c871b"/>
    </style:style>
    <style:style style:name="T36" style:family="text">
      <style:text-properties officeooo:rsid="003dc6b2"/>
    </style:style>
    <style:style style:name="T37" style:family="text">
      <style:text-properties officeooo:rsid="003f13a0"/>
    </style:style>
    <style:style style:name="T38" style:family="text">
      <style:text-properties officeooo:rsid="003f79f4"/>
    </style:style>
    <style:style style:name="T39" style:family="text">
      <style:text-properties officeooo:rsid="00416117"/>
    </style:style>
    <style:style style:name="T40" style:family="text">
      <style:text-properties officeooo:rsid="00417275"/>
    </style:style>
    <style:style style:name="T41" style:family="text">
      <style:text-properties officeooo:rsid="0042ea7f"/>
    </style:style>
    <style:style style:name="T42" style:family="text">
      <style:text-properties officeooo:rsid="00432639"/>
    </style:style>
    <style:style style:name="T43" style:family="text">
      <style:text-properties officeooo:rsid="0044de0c"/>
    </style:style>
    <style:style style:name="T44" style:family="text">
      <style:text-properties officeooo:rsid="004565bc"/>
    </style:style>
    <style:style style:name="T45" style:family="text">
      <style:text-properties officeooo:rsid="0046412c"/>
    </style:style>
    <style:style style:name="T46" style:family="text">
      <style:text-properties officeooo:rsid="0046f661"/>
    </style:style>
    <style:style style:name="T47" style:family="text">
      <style:text-properties officeooo:rsid="00485096"/>
    </style:style>
    <style:style style:name="T48" style:family="text">
      <style:text-properties officeooo:rsid="00491af7"/>
    </style:style>
    <style:style style:name="T49" style:family="text">
      <style:text-properties officeooo:rsid="00494d44"/>
    </style:style>
    <style:style style:name="T50" style:family="text">
      <style:text-properties officeooo:rsid="0049a6e0"/>
    </style:style>
    <style:style style:name="T51" style:family="text">
      <style:text-properties officeooo:rsid="004f204e"/>
    </style:style>
    <style:style style:name="T52" style:family="text">
      <style:text-properties officeooo:rsid="00548aa5"/>
    </style:style>
    <style:style style:name="T53" style:family="text">
      <style:text-properties officeooo:rsid="00552277"/>
    </style:style>
    <style:style style:name="T54" style:family="text">
      <style:text-properties officeooo:rsid="0055656f"/>
    </style:style>
    <style:style style:name="T55" style:family="text">
      <style:text-properties officeooo:rsid="0055c1be"/>
    </style:style>
    <style:style style:name="T56" style:family="text">
      <style:text-properties officeooo:rsid="00575521"/>
    </style:style>
    <style:style style:name="T57" style:family="text">
      <style:text-properties officeooo:rsid="005b1efb"/>
    </style:style>
    <style:style style:name="T58" style:family="text">
      <style:text-properties officeooo:rsid="005bab7b"/>
    </style:style>
    <style:style style:name="T59" style:family="text">
      <style:text-properties style:font-name="Times New Roman"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officeooo:rsid="005da35b" style:font-style-asian="italic" style:font-style-complex="italic"/>
    </style:style>
    <style:style style:name="T62" style:family="text">
      <style:text-properties fo:font-style="italic" officeooo:rsid="006172d3" style:font-style-asian="italic" style:font-style-complex="italic"/>
    </style:style>
    <style:style style:name="T63" style:family="text">
      <style:text-properties fo:font-style="italic" officeooo:rsid="006257d9" style:font-style-asian="italic" style:font-style-complex="italic"/>
    </style:style>
    <style:style style:name="T64" style:family="text">
      <style:text-properties fo:font-style="italic" officeooo:rsid="00d56a4d" style:font-style-asian="italic" style:font-style-complex="italic"/>
    </style:style>
    <style:style style:name="T65" style:family="text">
      <style:text-properties fo:font-style="italic" officeooo:rsid="00cf6d88"/>
    </style:style>
    <style:style style:name="T66" style:family="text">
      <style:text-properties officeooo:rsid="005da35b"/>
    </style:style>
    <style:style style:name="T67" style:family="text">
      <style:text-properties officeooo:rsid="006172d3"/>
    </style:style>
    <style:style style:name="T68" style:family="text">
      <style:text-properties officeooo:rsid="006257d9"/>
    </style:style>
    <style:style style:name="T69" style:family="text">
      <style:text-properties officeooo:rsid="00639277"/>
    </style:style>
    <style:style style:name="T70" style:family="text">
      <style:text-properties officeooo:rsid="00640978"/>
    </style:style>
    <style:style style:name="T71" style:family="text">
      <style:text-properties officeooo:rsid="00660bec"/>
    </style:style>
    <style:style style:name="T72" style:family="text">
      <style:text-properties officeooo:rsid="0067a9d7"/>
    </style:style>
    <style:style style:name="T73" style:family="text">
      <style:text-properties officeooo:rsid="007efb93"/>
    </style:style>
    <style:style style:name="T74" style:family="text">
      <style:text-properties officeooo:rsid="0080537b"/>
    </style:style>
    <style:style style:name="T75" style:family="text">
      <style:text-properties officeooo:rsid="0082376d"/>
    </style:style>
    <style:style style:name="T76" style:family="text">
      <style:text-properties officeooo:rsid="0083d7af"/>
    </style:style>
    <style:style style:name="T77" style:family="text">
      <style:text-properties officeooo:rsid="00873fa6"/>
    </style:style>
    <style:style style:name="T78" style:family="text">
      <style:text-properties officeooo:rsid="00882813"/>
    </style:style>
    <style:style style:name="T79" style:family="text">
      <style:text-properties officeooo:rsid="008ba77f"/>
    </style:style>
    <style:style style:name="T80" style:family="text">
      <style:text-properties officeooo:rsid="008d70e4"/>
    </style:style>
    <style:style style:name="T81" style:family="text">
      <style:text-properties officeooo:rsid="008e46b7"/>
    </style:style>
    <style:style style:name="T82" style:family="text">
      <style:text-properties officeooo:rsid="00926c67"/>
    </style:style>
    <style:style style:name="T83" style:family="text">
      <style:text-properties officeooo:rsid="009278a2"/>
    </style:style>
    <style:style style:name="T84" style:family="text">
      <style:text-properties officeooo:rsid="0093794e"/>
    </style:style>
    <style:style style:name="T85" style:family="text">
      <style:text-properties officeooo:rsid="00945d09"/>
    </style:style>
    <style:style style:name="T86" style:family="text">
      <style:text-properties officeooo:rsid="00952455"/>
    </style:style>
    <style:style style:name="T87" style:family="text">
      <style:text-properties officeooo:rsid="009657fd"/>
    </style:style>
    <style:style style:name="T88" style:family="text">
      <style:text-properties officeooo:rsid="0097cf60"/>
    </style:style>
    <style:style style:name="T89" style:family="text">
      <style:text-properties style:text-position="sub 58%" officeooo:rsid="0082376d"/>
    </style:style>
    <style:style style:name="T90" style:family="text">
      <style:text-properties style:text-position="sub 58%" officeooo:rsid="00cf6d88"/>
    </style:style>
    <style:style style:name="T91" style:family="text">
      <style:text-properties style:text-position="sub 58%" style:font-name="Liberation Mono" fo:font-size="10pt" style:font-size-asian="10pt" style:font-size-complex="10pt"/>
    </style:style>
    <style:style style:name="T92" style:family="text">
      <style:text-properties style:text-position="sub 58%" officeooo:rsid="00d22b66"/>
    </style:style>
    <style:style style:name="T93" style:family="text">
      <style:text-properties style:text-position="sub 58%" fo:font-style="italic" style:font-style-asian="italic" style:font-style-complex="italic"/>
    </style:style>
    <style:style style:name="T94" style:family="text">
      <style:text-properties officeooo:rsid="00a06e27"/>
    </style:style>
    <style:style style:name="T95" style:family="text">
      <style:text-properties style:font-name="Liberation Sans" fo:font-size="18.2000007629395pt" fo:font-weight="bold" officeooo:rsid="00aa9ec6" style:font-name-asian="Microsoft YaHei" style:font-size-asian="18.2000007629395pt" style:font-weight-asian="bold" style:font-name-complex="Lucida Sans1" style:font-size-complex="18.2000007629395pt" style:font-weight-complex="bold"/>
    </style:style>
    <style:style style:name="T96" style:family="text">
      <style:text-properties officeooo:rsid="00a12d4c"/>
    </style:style>
    <style:style style:name="T97" style:family="text">
      <style:text-properties officeooo:rsid="00a23ca1"/>
    </style:style>
    <style:style style:name="T98" style:family="text">
      <style:text-properties officeooo:rsid="00a27a4a"/>
    </style:style>
    <style:style style:name="T99" style:family="text">
      <style:text-properties officeooo:rsid="00a2f1c0"/>
    </style:style>
    <style:style style:name="T100" style:family="text">
      <style:text-properties officeooo:rsid="00a30c7d"/>
    </style:style>
    <style:style style:name="T101" style:family="text">
      <style:text-properties officeooo:rsid="00a31a19"/>
    </style:style>
    <style:style style:name="T102" style:family="text">
      <style:text-properties officeooo:rsid="00aa9ec6"/>
    </style:style>
    <style:style style:name="T103" style:family="text">
      <style:text-properties officeooo:rsid="00ae6058"/>
    </style:style>
    <style:style style:name="T104" style:family="text">
      <style:text-properties officeooo:rsid="00aea3ff"/>
    </style:style>
    <style:style style:name="T105" style:family="text">
      <style:text-properties officeooo:rsid="00b0ba3f"/>
    </style:style>
    <style:style style:name="T106" style:family="text">
      <style:text-properties officeooo:rsid="00b2b14d"/>
    </style:style>
    <style:style style:name="T107" style:family="text">
      <style:text-properties officeooo:rsid="00b56fd9"/>
    </style:style>
    <style:style style:name="T108" style:family="text">
      <style:text-properties officeooo:rsid="00b71c3f"/>
    </style:style>
    <style:style style:name="T109" style:family="text">
      <style:text-properties officeooo:rsid="00b94e99"/>
    </style:style>
    <style:style style:name="T110" style:family="text">
      <style:text-properties officeooo:rsid="00ba467e"/>
    </style:style>
    <style:style style:name="T111" style:family="text">
      <style:text-properties officeooo:rsid="00bc2872"/>
    </style:style>
    <style:style style:name="T112" style:family="text">
      <style:text-properties officeooo:rsid="00bf4df2"/>
    </style:style>
    <style:style style:name="T113" style:family="text">
      <style:text-properties officeooo:rsid="00bfd45a"/>
    </style:style>
    <style:style style:name="T114" style:family="text">
      <style:text-properties officeooo:rsid="00c067ac"/>
    </style:style>
    <style:style style:name="T115" style:family="text">
      <style:text-properties officeooo:rsid="00c125d8"/>
    </style:style>
    <style:style style:name="T116" style:family="text">
      <style:text-properties officeooo:rsid="00c31a26"/>
    </style:style>
    <style:style style:name="T117" style:family="text">
      <style:text-properties officeooo:rsid="00c42d27"/>
    </style:style>
    <style:style style:name="T118" style:family="text">
      <style:text-properties officeooo:rsid="00c46f90"/>
    </style:style>
    <style:style style:name="T119" style:family="text">
      <style:text-properties officeooo:rsid="00c5f28d"/>
    </style:style>
    <style:style style:name="T120" style:family="text">
      <style:text-properties officeooo:rsid="00c6ca3e"/>
    </style:style>
    <style:style style:name="T121" style:family="text">
      <style:text-properties officeooo:rsid="00c7de06"/>
    </style:style>
    <style:style style:name="T122" style:family="text">
      <style:text-properties officeooo:rsid="00c84ef7"/>
    </style:style>
    <style:style style:name="T123" style:family="text">
      <style:text-properties officeooo:rsid="00cce20b"/>
    </style:style>
    <style:style style:name="T124" style:family="text">
      <style:text-properties officeooo:rsid="0059f118"/>
    </style:style>
    <style:style style:name="T125" style:family="text">
      <style:text-properties officeooo:rsid="00ce0fc6"/>
    </style:style>
    <style:style style:name="T126" style:family="text">
      <style:text-properties officeooo:rsid="00cf6d88"/>
    </style:style>
    <style:style style:name="T127" style:family="text">
      <style:text-properties style:font-name="Liberation Mono" fo:font-size="10pt" style:font-size-asian="10pt" style:font-size-complex="10pt"/>
    </style:style>
    <style:style style:name="T128" style:family="text">
      <style:text-properties style:font-name="Liberation Mono" fo:font-size="10pt" officeooo:rsid="00cf6d88" style:font-size-asian="10pt" style:font-size-complex="10pt"/>
    </style:style>
    <style:style style:name="T129" style:family="text">
      <style:text-properties officeooo:rsid="00d0d336"/>
    </style:style>
    <style:style style:name="T130" style:family="text">
      <style:text-properties officeooo:rsid="00d22b66"/>
    </style:style>
    <style:style style:name="T131" style:family="text">
      <style:text-properties officeooo:rsid="00d3fdc3"/>
    </style:style>
    <style:style style:name="T132" style:family="text">
      <style:text-properties officeooo:rsid="00d56a4d"/>
    </style:style>
    <style:style style:name="T133" style:family="text">
      <style:text-properties officeooo:rsid="00d59032"/>
    </style:style>
    <style:style style:name="T134" style:family="text">
      <style:text-properties officeooo:rsid="00d6c2ac"/>
    </style:style>
  </office:automatic-styles>
  <office:body>
    <office:text text:use-soft-page-breaks="true">
      <office:forms form:automatic-focus="false" form:apply-design-mode="false"/>
      <text:tracked-changes>
        <text:changed-region xml:id="ct1963303359008" text:id="ct1963303359008">
          <text:deletion>
            <office:change-info>
              <dc:creator>Unknown Author</dc:creator>
              <dc:date>2021-10-28T09:11:18</dc:date>
            </office:change-info>
            <text:p text:style-name="P30">1</text:p>
          </text:deletion>
        </text:changed-region>
        <text:changed-region xml:id="ct1963303360208" text:id="ct1963303360208">
          <text:insertion>
            <office:change-info>
              <dc:creator>Unknown Author</dc:creator>
              <dc:date>2023-01-10T11:37:56</dc:date>
            </office:change-info>
          </text:insertion>
        </text:changed-region>
        <text:changed-region xml:id="ct1963303364288" text:id="ct1963303364288">
          <text:insertion>
            <office:change-info>
              <dc:creator>Unknown Author</dc:creator>
              <dc:date>2023-01-10T11:37:58</dc:date>
            </office:change-info>
          </text:insertion>
        </text:changed-region>
        <text:changed-region xml:id="ct1963303359248" text:id="ct1963303359248">
          <text:deletion>
            <office:change-info>
              <dc:creator>Unknown Author</dc:creator>
              <dc:date>2023-01-10T11:37:58</dc:date>
            </office:change-info>
            <text:p text:style-name="P30">1</text:p>
          </text:deletion>
        </text:changed-region>
        <text:changed-region xml:id="ct1963303361888" text:id="ct1963303361888">
          <text:deletion>
            <office:change-info>
              <dc:creator>Unknown Author</dc:creator>
              <dc:date>2021-10-28T09:11:12</dc:date>
            </office:change-info>
            <text:p text:style-name="P30">12</text:p>
          </text:deletion>
        </text:changed-region>
        <text:changed-region xml:id="ct1963303354688" text:id="ct1963303354688">
          <text:deletion>
            <office:change-info>
              <dc:creator>Unknown Author</dc:creator>
              <dc:date>2021-11-05T14:07:42</dc:date>
            </office:change-info>
            <text:p text:style-name="P30">0-</text:p>
          </text:deletion>
        </text:changed-region>
        <text:changed-region xml:id="ct1963303366208" text:id="ct1963303366208">
          <text:insertion>
            <office:change-info>
              <dc:creator>Unknown Author</dc:creator>
              <dc:date>2021-11-05T14:07:43</dc:date>
            </office:change-info>
          </text:insertion>
        </text:changed-region>
        <text:changed-region xml:id="ct1963303362368" text:id="ct1963303362368">
          <text:insertion>
            <office:change-info>
              <dc:creator>Unknown Author</dc:creator>
              <dc:date>2023-01-10T11:38:00</dc:date>
            </office:change-info>
          </text:insertion>
        </text:changed-region>
        <text:changed-region xml:id="ct1963303364528" text:id="ct1963303364528">
          <text:insertion>
            <office:change-info>
              <dc:creator>Unknown Author</dc:creator>
              <dc:date>2021-11-11T12:30:22</dc:date>
            </office:change-info>
          </text:insertion>
        </text:changed-region>
        <text:changed-region xml:id="ct1963301639696" text:id="ct1963301639696">
          <text:insertion>
            <office:change-info>
              <dc:creator>Unknown Author</dc:creator>
              <dc:date>2021-11-10T11:47:35</dc:date>
            </office:change-info>
          </text:insertion>
        </text:changed-region>
        <text:changed-region xml:id="ct1963301644736" text:id="ct1963301644736">
          <text:insertion>
            <office:change-info>
              <dc:creator>Unknown Author</dc:creator>
              <dc:date>2021-10-28T09:13:46</dc:date>
            </office:change-info>
          </text:insertion>
        </text:changed-region>
        <text:changed-region xml:id="ct1963301639936" text:id="ct1963301639936">
          <text:insertion>
            <office:change-info>
              <dc:creator>Unknown Author</dc:creator>
              <dc:date>2021-11-05T14:00:36</dc:date>
            </office:change-info>
          </text:insertion>
        </text:changed-region>
        <text:changed-region xml:id="ct1963301642576" text:id="ct1963301642576">
          <text:deletion>
            <office:change-info>
              <dc:creator>Unknown Author</dc:creator>
              <dc:date>2021-11-05T14:00:35</dc:date>
            </office:change-info>
            <text:p text:style-name="P22">blocks</text:p>
          </text:deletion>
        </text:changed-region>
        <text:changed-region xml:id="ct1963301640176" text:id="ct1963301640176">
          <text:insertion>
            <office:change-info>
              <dc:creator>Unknown Author</dc:creator>
              <dc:date>2021-11-05T14:00:39</dc:date>
            </office:change-info>
          </text:insertion>
        </text:changed-region>
        <text:changed-region xml:id="ct1963301640416" text:id="ct1963301640416">
          <text:deletion>
            <office:change-info>
              <dc:creator>Unknown Author</dc:creator>
              <dc:date>2021-11-05T14:00:38</dc:date>
            </office:change-info>
            <text:p text:style-name="P22">block</text:p>
          </text:deletion>
        </text:changed-region>
        <text:changed-region xml:id="ct1963301643296" text:id="ct1963301643296">
          <text:insertion>
            <office:change-info>
              <dc:creator>Unknown Author</dc:creator>
              <dc:date>2021-11-05T14:00:42</dc:date>
            </office:change-info>
          </text:insertion>
        </text:changed-region>
        <text:changed-region xml:id="ct1963301644976" text:id="ct1963301644976">
          <text:deletion>
            <office:change-info>
              <dc:creator>Unknown Author</dc:creator>
              <dc:date>2021-11-05T14:00:42</dc:date>
            </office:change-info>
            <text:p text:style-name="P22">block</text:p>
          </text:deletion>
        </text:changed-region>
        <text:changed-region xml:id="ct1963301637296" text:id="ct1963301637296">
          <text:insertion>
            <office:change-info>
              <dc:creator>Unknown Author</dc:creator>
              <dc:date>2021-11-11T12:33:52</dc:date>
            </office:change-info>
          </text:insertion>
        </text:changed-region>
        <text:changed-region xml:id="ct1963301638736" text:id="ct1963301638736">
          <text:deletion>
            <office:change-info>
              <dc:creator>Unknown Author</dc:creator>
              <dc:date>2021-11-11T12:33:52</dc:date>
            </office:change-info>
            <text:p text:style-name="P22"><text:span text:style-name="T32">is</text:span></text:p>
          </text:deletion>
        </text:changed-region>
        <text:changed-region xml:id="ct1963303365488" text:id="ct1963303365488">
          <text:insertion>
            <office:change-info>
              <dc:creator>Unknown Author</dc:creator>
              <dc:date>2021-11-11T12:34:02</dc:date>
            </office:change-info>
          </text:insertion>
        </text:changed-region>
        <text:changed-region xml:id="ct1963303355168" text:id="ct1963303355168">
          <text:deletion>
            <office:change-info>
              <dc:creator>Unknown Author</dc:creator>
              <dc:date>2021-11-11T12:34:01</dc:date>
            </office:change-info>
            <text:p text:style-name="P21"><text:s/>to </text:p>
          </text:deletion>
        </text:changed-region>
        <text:changed-region xml:id="ct1963303356368" text:id="ct1963303356368">
          <text:insertion>
            <office:change-info>
              <dc:creator>Unknown Author</dc:creator>
              <dc:date>2021-11-11T12:34:01</dc:date>
            </office:change-info>
          </text:insertion>
        </text:changed-region>
        <text:changed-region xml:id="ct1963303367408" text:id="ct1963303367408">
          <text:insertion>
            <office:change-info>
              <dc:creator>Unknown Author</dc:creator>
              <dc:date>2021-11-10T11:51:52</dc:date>
            </office:change-info>
          </text:insertion>
        </text:changed-region>
        <text:changed-region xml:id="ct1963301637776" text:id="ct1963301637776">
          <text:insertion>
            <office:change-info>
              <dc:creator>Unknown Author</dc:creator>
              <dc:date>2021-10-28T09:52:13</dc:date>
            </office:change-info>
          </text:insertion>
        </text:changed-region>
        <text:changed-region xml:id="ct1963303367168" text:id="ct1963303367168">
          <text:insertion>
            <office:change-info>
              <dc:creator>Unknown Author</dc:creator>
              <dc:date>2021-11-10T12:00:43</dc:date>
            </office:change-info>
          </text:insertion>
        </text:changed-region>
        <text:changed-region xml:id="ct1963371135296" text:id="ct1963371135296">
          <text:insertion>
            <office:change-info>
              <dc:creator>Unknown Author</dc:creator>
              <dc:date>2021-10-28T09:54:15</dc:date>
            </office:change-info>
          </text:insertion>
        </text:changed-region>
        <text:changed-region xml:id="ct1963306968400" text:id="ct1963306968400">
          <text:insertion>
            <office:change-info>
              <dc:creator>Unknown Author</dc:creator>
              <dc:date>2021-11-05T14:00:47</dc:date>
            </office:change-info>
          </text:insertion>
        </text:changed-region>
        <text:changed-region xml:id="ct1963306966240" text:id="ct1963306966240">
          <text:insertion>
            <office:change-info>
              <dc:creator>Unknown Author</dc:creator>
              <dc:date>2021-10-29T08:40:27</dc:date>
            </office:change-info>
          </text:insertion>
        </text:changed-region>
        <text:changed-region xml:id="ct1963306960000" text:id="ct1963306960000">
          <text:insertion>
            <office:change-info>
              <dc:creator>Unknown Author</dc:creator>
              <dc:date>2021-11-05T14:00:50</dc:date>
            </office:change-info>
          </text:insertion>
        </text:changed-region>
        <text:changed-region xml:id="ct1963306965520" text:id="ct1963306965520">
          <text:deletion>
            <office:change-info>
              <dc:creator>Unknown Author</dc:creator>
              <dc:date>2021-11-05T14:00:50</dc:date>
            </office:change-info>
            <text:p text:style-name="P8">block </text:p>
          </text:deletion>
        </text:changed-region>
        <text:changed-region xml:id="ct1963306960240" text:id="ct1963306960240">
          <text:insertion>
            <office:change-info>
              <dc:creator>Unknown Author</dc:creator>
              <dc:date>2021-11-05T14:00:51</dc:date>
            </office:change-info>
          </text:insertion>
        </text:changed-region>
        <text:changed-region xml:id="ct1963306959520" text:id="ct1963306959520">
          <text:insertion>
            <office:change-info>
              <dc:creator>Unknown Author</dc:creator>
              <dc:date>2021-11-05T14:00:54</dc:date>
            </office:change-info>
          </text:insertion>
        </text:changed-region>
        <text:changed-region xml:id="ct1963306964800" text:id="ct1963306964800">
          <text:deletion>
            <office:change-info>
              <dc:creator>Unknown Author</dc:creator>
              <dc:date>2021-11-05T14:00:54</dc:date>
            </office:change-info>
            <text:p text:style-name="P8"><text:span text:style-name="T40">block</text:span></text:p>
          </text:deletion>
        </text:changed-region>
        <text:changed-region xml:id="ct1963306959040" text:id="ct1963306959040">
          <text:insertion>
            <office:change-info>
              <dc:creator>Unknown Author</dc:creator>
              <dc:date>2021-10-28T09:12:29</dc:date>
            </office:change-info>
          </text:insertion>
        </text:changed-region>
        <text:changed-region xml:id="ct1963306960960" text:id="ct1963306960960">
          <text:deletion>
            <office:change-info>
              <dc:creator>Unknown Author</dc:creator>
              <dc:date>2021-10-28T09:37:44</dc:date>
            </office:change-info>
            <text:p text:style-name="P35"><text:span text:style-name="T42">a synchronization signal is detected when either of the two FSK frequencies are detected by the receiver for 1</text:span><text:span text:style-name="T52">4</text:span><text:span text:style-name="T42"> or 1</text:span><text:span text:style-name="T52">5</text:span><text:span text:style-name="T42"> of the last 1</text:span><text:span text:style-name="T52">5</text:span><text:span text:style-name="T42"> bit </text:span><text:span text:style-name="T50">intervals</text:span><text:span text:style-name="T42"> decoded. <text:s/>The FSK frequency corresponding to the 1</text:span><text:span text:style-name="T53">4</text:span><text:span text:style-name="T42"> or 1</text:span><text:span text:style-name="T53">5</text:span><text:span text:style-name="T42">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963306967440" text:id="ct1963306967440">
          <text:deletion>
            <office:change-info>
              <dc:creator>Unknown Author</dc:creator>
              <dc:date>2021-10-29T09:02:18</dc:date>
            </office:change-info>
            <text:p text:style-name="P35"><text:span text:style-name="T42">For FSK synchronization, </text:span></text:p>
          </text:deletion>
        </text:changed-region>
        <text:changed-region xml:id="ct1963306968640" text:id="ct1963306968640">
          <text:deletion>
            <office:change-info>
              <dc:creator>Unknown Author</dc:creator>
              <dc:date>2021-10-28T09:37:39</dc:date>
            </office:change-info>
            <text:p text:style-name="P35"/>
            <text:p text:style-name="P35"/>
            <text:p text:style-name="P35">a synchronization signal is detected by the receiver when 1<text:span text:style-name="T52">4</text:span> or 1<text:span text:style-name="T52">5</text:span> of the last 1<text:span text:style-name="T52">5</text:span> bit <text:span text:style-name="T49">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2">between key on and off</text:span> are used to synchronize the receiver’s clock with the sender. <text:s/>The sending of the first Golay code word <text:span text:style-name="T42">occurs immediately after the last 3 mark bits.</text:span></text:p>
          </text:deletion>
        </text:changed-region>
        <text:changed-region xml:id="ct1963306969600" text:id="ct1963306969600">
          <text:deletion>
            <office:change-info>
              <dc:creator>Unknown Author</dc:creator>
              <dc:date>2021-10-29T09:02:18</dc:date>
            </office:change-info>
            <text:p text:style-name="P35"/>
            <text:p text:style-name="P35">For OOK synchronization, </text:p>
          </text:deletion>
        </text:changed-region>
        <text:changed-region xml:id="ct1963306962640" text:id="ct1963306962640">
          <text:deletion>
            <office:change-info>
              <dc:creator>Unknown Author</dc:creator>
              <dc:date>2021-10-28T09:36:15</dc:date>
            </office:change-info>
            <text:p text:style-name="P35"><text:span text:style-name="T40"><text:s text:c="2"/>Because of the complement bits inserted into the 30-bit block, there will be no more than five </text:span>consecutive mark or space (1 or 0) bits in the stream. <text:s/>This <text:span text:style-name="T43">is</text:span> used for synchronization. <text:s/>Synchronization is sent <text:span text:style-name="T42">either at the beginning of the transmission, or </text:span><text:span text:style-name="T44">can be reinitiated after</text:span><text:span text:style-name="T42"> sending </text:span><text:span text:style-name="T44">a</text:span><text:span text:style-name="T42"> 30-bit block, with the exception of when text code words are sent multiple times </text:span><text:span text:style-name="T45">without a delay in between </text:span><text:span text:style-name="T42">for redundancy. <text:s/></text:span></text:p>
            <text:p text:style-name="P35"/>
          </text:deletion>
        </text:changed-region>
        <text:changed-region xml:id="ct1963306957120" text:id="ct1963306957120">
          <text:insertion>
            <office:change-info>
              <dc:creator>Unknown Author</dc:creator>
              <dc:date>2021-10-29T09:02:30</dc:date>
            </office:change-info>
          </text:insertion>
        </text:changed-region>
        <text:changed-region xml:id="ct1963306959760" text:id="ct1963306959760">
          <text:deletion>
            <office:change-info>
              <dc:creator>Unknown Author</dc:creator>
              <dc:date>2021-10-28T09:45:07</dc:date>
            </office:change-info>
            <text:p text:style-name="P37"/>
            <text:p text:style-name="P4"/>
            <text:p text:style-name="P37"/>
          </text:deletion>
        </text:changed-region>
        <text:changed-region xml:id="ct1963306963120" text:id="ct1963306963120">
          <text:insertion>
            <office:change-info>
              <dc:creator>Unknown Author</dc:creator>
              <dc:date>2021-11-05T14:02:09</dc:date>
            </office:change-info>
          </text:insertion>
        </text:changed-region>
        <text:changed-region xml:id="ct1963306960720" text:id="ct1963306960720">
          <text:insertion>
            <office:change-info>
              <dc:creator>Unknown Author</dc:creator>
              <dc:date>2021-11-05T14:04:00</dc:date>
            </office:change-info>
          </text:insertion>
        </text:changed-region>
        <text:changed-region xml:id="ct1963306968160" text:id="ct1963306968160">
          <text:insertion>
            <office:change-info>
              <dc:creator>Unknown Author</dc:creator>
              <dc:date>2021-11-05T14:06:00</dc:date>
            </office:change-info>
          </text:insertion>
        </text:changed-region>
        <text:changed-region xml:id="ct1963306963840" text:id="ct1963306963840">
          <text:insertion>
            <office:change-info>
              <dc:creator>Unknown Author</dc:creator>
              <dc:date>2021-11-05T14:07:03</dc:date>
            </office:change-info>
          </text:insertion>
        </text:changed-region>
        <text:changed-region xml:id="ct1963306957360" text:id="ct1963306957360">
          <text:insertion>
            <office:change-info>
              <dc:creator>Unknown Author</dc:creator>
              <dc:date>2021-11-05T14:08:06</dc:date>
            </office:change-info>
          </text:insertion>
        </text:changed-region>
        <text:changed-region xml:id="ct1963306962880" text:id="ct1963306962880">
          <text:insertion>
            <office:change-info>
              <dc:creator>Unknown Author</dc:creator>
              <dc:date>2021-11-05T14:10:45</dc:date>
            </office:change-info>
          </text:insertion>
        </text:changed-region>
        <text:changed-region xml:id="ct1963306965760" text:id="ct1963306965760">
          <text:insertion>
            <office:change-info>
              <dc:creator>Unknown Author</dc:creator>
              <dc:date>2021-11-05T14:12:04</dc:date>
            </office:change-info>
          </text:insertion>
        </text:changed-region>
        <text:changed-region xml:id="ct1963306964080" text:id="ct1963306964080">
          <text:insertion>
            <office:change-info>
              <dc:creator>Unknown Author</dc:creator>
              <dc:date>2021-11-05T14:13:11</dc:date>
            </office:change-info>
          </text:insertion>
        </text:changed-region>
        <text:changed-region xml:id="ct1963306970080" text:id="ct1963306970080">
          <text:insertion>
            <office:change-info>
              <dc:creator>Unknown Author</dc:creator>
              <dc:date>2021-11-05T14:14:38</dc:date>
            </office:change-info>
          </text:insertion>
        </text:changed-region>
        <text:changed-region xml:id="ct1963306966000" text:id="ct1963306966000">
          <text:insertion>
            <office:change-info>
              <dc:creator>Unknown Author</dc:creator>
              <dc:date>2021-11-05T14:16:10</dc:date>
            </office:change-info>
          </text:insertion>
        </text:changed-region>
        <text:changed-region xml:id="ct1963306961440" text:id="ct1963306961440">
          <text:insertion>
            <office:change-info>
              <dc:creator>Unknown Author</dc:creator>
              <dc:date>2021-11-05T14:17:22</dc:date>
            </office:change-info>
          </text:insertion>
        </text:changed-region>
        <text:changed-region xml:id="ct1963306966480" text:id="ct1963306966480">
          <text:insertion>
            <office:change-info>
              <dc:creator>Unknown Author</dc:creator>
              <dc:date>2021-10-28T09:11:26</dc:date>
            </office:change-info>
          </text:insertion>
        </text:changed-region>
        <text:changed-region xml:id="ct1963306966720" text:id="ct1963306966720">
          <text:insertion>
            <office:change-info>
              <dc:creator>Unknown Author</dc:creator>
              <dc:date>2021-11-05T21:08:00</dc:date>
            </office:change-info>
          </text:insertion>
        </text:changed-region>
        <text:changed-region xml:id="ct1963306963360" text:id="ct1963306963360">
          <text:deletion>
            <office:change-info>
              <dc:creator>Unknown Author</dc:creator>
              <dc:date>2021-11-06T00:43:17</dc:date>
            </office:change-info>
            <text:p text:style-name="P48"><text:s/>data Golay code, which is</text:p>
          </text:deletion>
        </text:changed-region>
        <text:changed-region xml:id="ct1963306967920" text:id="ct1963306967920">
          <text:deletion>
            <office:change-info>
              <dc:creator>Unknown Author</dc:creator>
              <dc:date>2021-11-05T21:09:23</dc:date>
            </office:change-info>
            <text:p text:style-name="P48">t, these may be sent using the a</text:p>
          </text:deletion>
        </text:changed-region>
        <text:changed-region xml:id="ct1963306966960" text:id="ct1963306966960">
          <text:deletion>
            <office:change-info>
              <dc:creator>Unknown Author</dc:creator>
              <dc:date>2021-11-06T00:42:53</dc:date>
            </office:change-info>
            <text:p text:style-name="P48">seIBM character </text:p>
          </text:deletion>
        </text:changed-region>
        <text:changed-region xml:id="ct1963306959280" text:id="ct1963306959280">
          <text:deletion>
            <office:change-info>
              <dc:creator>Unknown Author</dc:creator>
              <dc:date>2021-11-06T00:45:05</dc:date>
            </office:change-info>
            <text:p text:style-name="P48">code page 437 of the original </text:p>
          </text:deletion>
        </text:changed-region>
        <text:changed-region xml:id="ct1963306957840" text:id="ct1963306957840">
          <text:deletion>
            <office:change-info>
              <dc:creator>Unknown Author</dc:creator>
              <dc:date>2021-11-05T21:09:12</dc:date>
            </office:change-info>
            <text:p text:style-name="P48">of the </text:p>
          </text:deletion>
        </text:changed-region>
        <text:changed-region xml:id="ct1963306961680" text:id="ct1963306961680">
          <text:insertion>
            <office:change-info>
              <dc:creator>Unknown Author</dc:creator>
              <dc:date>2021-11-05T21:09:41</dc:date>
            </office:change-info>
          </text:insertion>
        </text:changed-region>
        <text:changed-region xml:id="ct1963306958080" text:id="ct1963306958080">
          <text:deletion>
            <office:change-info>
              <dc:creator>Unknown Author</dc:creator>
              <dc:date>2021-11-05T21:09:44</dc:date>
            </office:change-info>
            <text:p text:style-name="P44">8-bit code page 437 representation of the symbol</text:p>
          </text:deletion>
        </text:changed-region>
        <text:changed-region xml:id="ct1963306969120" text:id="ct1963306969120">
          <text:insertion>
            <office:change-info>
              <dc:creator>Unknown Author</dc:creator>
              <dc:date>2021-11-05T21:09:45</dc:date>
            </office:change-info>
          </text:insertion>
        </text:changed-region>
        <text:changed-region xml:id="ct1963306969840" text:id="ct1963306969840">
          <text:deletion>
            <office:change-info>
              <dc:creator>Unknown Author</dc:creator>
              <dc:date>2021-10-31T22:19:14</dc:date>
            </office:change-info>
            <text:p text:style-name="P91">const uint8_t ecc_6bit_codesymbols[60] = {'\0', <text:s text:c="2"/>'\b', <text:s text:c="2"/>'\r', <text:s text:c="3"/>' ', <text:s text:c="3"/>'!', <text:s text:c="2"/>0x22, <text:s text:c="2"/>0x27, <text:s text:c="3"/>'(',</text:p>
            <text:p text:style-name="P17"><text:s text:c="43"/>')', <text:s text:c="3"/>'*', <text:s text:c="3"/>'+', <text:s text:c="3"/>',', <text:s text:c="3"/>'-', <text:s text:c="3"/>'.', <text:s text:c="3"/>'/', <text:s text:c="3"/>'0',</text:p>
            <text:p text:style-name="P17"><text:s text:c="43"/>'1', <text:s text:c="3"/>'2', <text:s text:c="3"/>'3', <text:s text:c="3"/>'4', <text:s text:c="3"/>'5', <text:s text:c="3"/>'6', <text:s text:c="3"/>'7', <text:s text:c="3"/>'8',</text:p>
            <text:p text:style-name="P17"><text:s text:c="43"/>'9', <text:s text:c="3"/>':', <text:s text:c="3"/>';', <text:s text:c="3"/>'=', <text:s text:c="3"/>'?', <text:s text:c="3"/>'@', <text:s text:c="3"/>'A', <text:s text:c="3"/>'B',</text:p>
            <text:p text:style-name="P17"><text:s text:c="43"/>'C', <text:s text:c="3"/>'D', <text:s text:c="3"/>'E', <text:s text:c="3"/>'F', <text:s text:c="3"/>'G', <text:s text:c="3"/>'H', <text:s text:c="3"/>'I', <text:s text:c="3"/>'J',</text:p>
            <text:p text:style-name="P17"><text:s text:c="43"/>'K', <text:s text:c="3"/>'L', <text:s text:c="3"/>'M', <text:s text:c="3"/>'N', <text:s text:c="3"/>'O', <text:s text:c="3"/>'P', <text:s text:c="3"/>'Q', <text:s text:c="3"/>'R',</text:p>
            <text:p text:style-name="P17"><text:s text:c="43"/>'S', <text:s text:c="3"/>'T', <text:s text:c="3"/>'U', <text:s text:c="3"/>'V', <text:s text:c="3"/>'W', <text:s text:c="3"/>'X', <text:s text:c="3"/>'Y', <text:s text:c="3"/>'Z',</text:p>
            <text:p text:style-name="P17"><text:s text:c="43"/>0x5C, <text:s text:c="2"/>'^', <text:s text:c="3"/>'`', <text:s text:c="3"/>'~' };</text:p>
            <text:p text:style-name="P17"><text:s text:c="43"/>/* Last 4 symbols can be interpreted as diacritical marks, 0x5C is diaeresis/umlaut */</text:p>
            <text:p text:style-name="P17"><text:s text:c="43"/>/* 0x27 can be interpreted as acute diacritical mark */</text:p>
            <text:p text:style-name="P17"/>
            <text:p text:style-name="P17">/* <text:s/>The input word has 24 bits. <text:s/>The output word has 30 bits, with bits</text:p>
            <text:p text:style-name="P17"><text:s text:c="4"/>1, 5, 9, 13, 17, 21 preceded by its complement bit inserted into</text:p>
            <text:p text:style-name="P17"><text:s text:c="4"/>the word */</text:p>
            <text:p text:style-name="P17"/>
            <text:p text:style-name="P17">uint32_t eccfr_add_reversal_bits(uint32_t codeword)</text:p>
            <text:p text:style-name="P17">{</text:p>
            <text:p text:style-name="P17"><text:s text:c="2"/>uint32_t outword = 0;</text:p>
            <text:p text:style-name="P17"><text:s text:c="2"/>uint8_t i;</text:p>
            <text:p text:style-name="P17"/>
            <text:p text:style-name="P17"><text:s text:c="2"/>for (i=0;i&lt;6;i++)</text:p>
            <text:p text:style-name="P17"><text:s text:c="2"/>{</text:p>
            <text:p text:style-name="P17"><text:s text:c="6"/>if (i&gt;0)</text:p>
            <text:p text:style-name="P17"><text:s text:c="10"/>outword = (outword &lt;&lt; 5);</text:p>
            <text:p text:style-name="P17"><text:s text:c="6"/>codeword = (codeword &lt;&lt; 4);</text:p>
            <text:p text:style-name="P17"><text:s text:c="6"/>uint8_t temp = (codeword &gt;&gt; 24) &amp; 0x0F;</text:p>
            <text:p text:style-name="P17"><text:s text:c="6"/>outword |= (temp | (((temp &amp; 0x08) ^ 0x08) &lt;&lt; 1));</text:p>
            <text:p text:style-name="P17"><text:s text:c="2"/>}</text:p>
            <text:p text:style-name="P17"><text:s text:c="2"/>return outword;</text:p>
            <text:p text:style-name="P17">}</text:p>
            <text:p text:style-name="P17"/>
            <text:p text:style-name="P17">/* remove complement bits from inside 30 bit word to yield 24 bit Golay</text:p>
            <text:p text:style-name="P17"><text:s text:c="3"/>code word */</text:p>
            <text:p text:style-name="P17"/>
            <text:p text:style-name="P17">uint32_t eccfr_remove_reversal_bits(uint32_t outword)</text:p>
            <text:p text:style-name="P17">{</text:p>
            <text:p text:style-name="P17"><text:s text:c="2"/>uint32_t codeword = 0;</text:p>
            <text:p text:style-name="P17"><text:s text:c="2"/>uint8_t i;</text:p>
            <text:p text:style-name="P17"/>
            <text:p text:style-name="P17"><text:s text:c="2"/>for (i=0;i&lt;6;i++)</text:p>
            <text:p text:style-name="P17"><text:s text:c="2"/>{</text:p>
            <text:p text:style-name="P17"><text:s text:c="6"/>if (i&gt;0)</text:p>
            <text:p text:style-name="P17"><text:s text:c="6"/>{</text:p>
            <text:p text:style-name="P17"><text:s text:c="10"/>outword = (outword &lt;&lt; 5);</text:p>
            <text:p text:style-name="P17"><text:s text:c="10"/>codeword = (codeword &lt;&lt; 4);</text:p>
            <text:p text:style-name="P17"><text:s text:c="6"/>}</text:p>
            <text:p text:style-name="P17"><text:s text:c="6"/>uint8_t temp = (outword &gt;&gt; 25) &amp; 0x0F;</text:p>
            <text:p text:style-name="P17"><text:s text:c="6"/>codeword |= temp;</text:p>
            <text:p text:style-name="P17"><text:s text:c="2"/>}</text:p>
            <text:p text:style-name="P17"><text:s text:c="2"/>return codeword;</text:p>
            <text:p text:style-name="P17">}</text:p>
            <text:p text:style-name="P17"/>
            <text:p text:style-name="P17">/* decode 12 bit code words to 8 bit bytes */</text:p>
            <text:p text:style-name="P17">uint8_t eccfr_code_words_to_bytes(uint16_t *codewords, uint8_t num_words, uint8_t *bytes, uint8_t max_bytes)</text:p>
            <text:p text:style-name="P17">{</text:p>
            <text:p text:style-name="P17"><text:s text:c="4"/>uint8_t cur_word = 0;</text:p>
            <text:p text:style-name="P17"><text:s text:c="4"/>uint8_t cur_byte = 0;</text:p>
            <text:p text:style-name="P17"><text:s text:c="4"/>while ((cur_word &lt; num_words) &amp;&amp; (cur_byte &lt; max_bytes))</text:p>
            <text:p text:style-name="P17"><text:s text:c="4"/>{</text:p>
            <text:p text:style-name="P17"><text:s text:c="8"/>uint16_t code = codewords[cur_word++];</text:p>
            <text:p text:style-name="P17"><text:s text:c="8"/>if ((code &amp; 0xF00) == 0xF00)</text:p>
            <text:p text:style-name="P17"><text:s text:c="8"/>{</text:p>
            <text:p text:style-name="P17"><text:s text:c="12"/>bytes[cur_byte++] = code &amp; 0xFF;</text:p>
            <text:p text:style-name="P17"><text:s text:c="12"/>continue;</text:p>
            <text:p text:style-name="P17"><text:s text:c="8"/>}</text:p>
            <text:p text:style-name="P17"><text:s text:c="8"/>uint16_t code1 = (code &amp; 0x3F);</text:p>
            <text:p text:style-name="P17"><text:s text:c="8"/>uint16_t code2 = ((code &gt;&gt; 6) &amp; 0x3F);</text:p>
            <text:p text:style-name="P17"><text:s text:c="8"/>if ((code1 != 0) &amp;&amp; (code1 &lt; (sizeof(ecc_6bit_codesymbols)/sizeof(uint8_t))))</text:p>
            <text:p text:style-name="P17"><text:s text:c="12"/>bytes[cur_byte++] = ecc_6bit_codesymbols[code1];</text:p>
            <text:p text:style-name="P17"><text:s text:c="8"/>if ((code2 != 0) &amp;&amp; (code1 &lt; (sizeof(ecc_6bit_codesymbols)/sizeof(uint8_t))) &amp;&amp; (cur_byte &lt; max_bytes))</text:p>
            <text:p text:style-name="P17"><text:s text:c="12"/>bytes[cur_byte++] = ecc_6bit_codesymbols[code2];</text:p>
            <text:p text:style-name="P17"><text:s text:c="4"/>}</text:p>
            <text:p text:style-name="P17"><text:s text:c="4"/>return cur_byte;</text:p>
            <text:p text:style-name="P17">}</text:p>
            <text:p text:style-name="P17"/>
            <text:p text:style-name="P17">/* encode 8 bit bytes as 12 bit code words, always encoding as 8-bit raw */</text:p>
            <text:p text:style-name="P17">uint8_t eccfr_raw_bytes_to_code_words(uint8_t *bytes, uint8_t num_bytes, uint16_t *codewords, uint8_t max_words)</text:p>
            <text:p text:style-name="P17">{</text:p>
            <text:p text:style-name="P17"><text:s text:c="2"/>uint8_t cur_byte = 0;</text:p>
            <text:p text:style-name="P17"><text:s text:c="2"/>uint8_t cur_word = 0;</text:p>
            <text:p text:style-name="P17"><text:s text:c="2"/>while ((cur_word &lt; max_words) &amp;&amp; (cur_byte &lt; num_bytes))</text:p>
            <text:p text:style-name="P17"><text:s text:c="2"/>{</text:p>
            <text:p text:style-name="P17"><text:s text:c="5"/>uint8_t b = bytes[cur_byte++];</text:p>
            <text:p text:style-name="P17"><text:s text:c="5"/>codewords[cur_word++] = ((uint16_t)(0xF00)) | b;</text:p>
            <text:p text:style-name="P17"><text:s text:c="2"/>}</text:p>
            <text:p text:style-name="P17"><text:s text:c="2"/>return cur_word;</text:p>
            <text:p text:style-name="P17">}</text:p>
            <text:p text:style-name="P17"/>
            <text:p text:style-name="P17">/* convert character to 6-bit code if it exists */</text:p>
            <text:p text:style-name="P17">/* should probably replace this with an inverse look up table later */</text:p>
            <text:p text:style-name="P17">uint8_t eccfr_find_code_in_table(uint8_t c)</text:p>
            <text:p text:style-name="P17">{</text:p>
            <text:p text:style-name="P17"><text:s text:c="4"/>uint8_t i;</text:p>
            <text:p text:style-name="P17"><text:s text:c="4"/>if ((c &gt;= 'a') &amp;&amp; (c &lt;= 'z')) c -= 32;</text:p>
            <text:p text:style-name="P17"><text:tab/>if (c =='\n') c = '\r';</text:p>
            <text:p text:style-name="P17"><text:s text:c="4"/>for (i=1;i&lt;(sizeof(ecc_6bit_codesymbols)/sizeof(uint8_t));i++)</text:p>
            <text:p text:style-name="P17"><text:s text:c="8"/>if (ecc_6bit_codesymbols[i] == c) return i;</text:p>
            <text:p text:style-name="P17"><text:s text:c="4"/>return 0xFF;</text:p>
            <text:p text:style-name="P17">}</text:p>
            <text:p text:style-name="P17"/>
            <text:p text:style-name="P17">/* encode 8 bit bytes to 12 bit code words.</text:p>
            <text:p text:style-name="P17"><text:s text:c="3"/>code words that correspond to a 6-bit symbols are encoded as 6 bits.</text:p>
            <text:p text:style-name="P17"><text:s text:c="3"/>otherwise they are encoded as an 8-bit binary raw data word.</text:p>
            <text:p text:style-name="P17"><text:s text:c="3"/>If a byte that can be encoded as a 6 bit symbol precedes one that can</text:p>
            <text:p text:style-name="P17"><text:s text:c="3"/>not be encoded as a 6 bit symbol, and there is an extra symbol slot</text:p>
            <text:p text:style-name="P17"><text:s text:c="3"/>in the current word, fill it with a zero. */</text:p>
            <text:p text:style-name="P17">uint8_t eccfr_bytes_to_code_words(uint8_t *bytes, uint8_t num_bytes, uint16_t *codewords, uint8_t max_words)</text:p>
            <text:p text:style-name="P17">{</text:p>
            <text:p text:style-name="P17"><text:s text:c="2"/>uint8_t cur_byte = 0;</text:p>
            <text:p text:style-name="P17"><text:s text:c="2"/>uint8_t cur_word = 0;</text:p>
            <text:p text:style-name="P17"><text:s text:c="2"/>while ((cur_word &lt; max_words) &amp;&amp; (cur_byte &lt; num_bytes))</text:p>
            <text:p text:style-name="P17"><text:s text:c="2"/>{</text:p>
            <text:p text:style-name="P17"><text:s text:c="5"/>uint8_t b = bytes[cur_byte++];</text:p>
            <text:p text:style-name="P17"><text:s text:c="5"/>uint8_t code1 = eccfr_find_code_in_table(b);</text:p>
            <text:p text:style-name="P17"><text:s text:c="5"/>if (code1 == 0xFF)</text:p>
            <text:p text:style-name="P17"><text:s text:c="5"/>{</text:p>
            <text:p text:style-name="P17"><text:s text:c="9"/>codewords[cur_word++] = ((uint16_t)(0xF00)) | b;</text:p>
            <text:p text:style-name="P17"><text:s text:c="9"/>continue;</text:p>
            <text:p text:style-name="P17"><text:s text:c="5"/>}</text:p>
            <text:p text:style-name="P17"><text:s text:c="5"/>if (cur_byte &lt; num_bytes)</text:p>
            <text:p text:style-name="P17"><text:s text:c="5"/>{</text:p>
            <text:p text:style-name="P17"><text:s text:c="9"/>b = bytes[cur_byte];</text:p>
            <text:p text:style-name="P17"><text:s text:c="9"/>uint8_t code2 = eccfr_find_code_in_table(b);</text:p>
            <text:p text:style-name="P17"><text:s text:c="9"/>if (code2 != 0xFF)</text:p>
            <text:p text:style-name="P17"><text:s text:c="9"/>{</text:p>
            <text:p text:style-name="P17"><text:s text:c="13"/>codewords[cur_word++] = (((uint16_t)code2) &lt;&lt; 6) | code1;</text:p>
            <text:p text:style-name="P17"><text:s text:c="13"/>cur_byte++;</text:p>
            <text:p text:style-name="P17"><text:s text:c="13"/>continue;</text:p>
            <text:p text:style-name="P17"><text:s text:c="9"/>}</text:p>
            <text:p text:style-name="P17"><text:s text:c="5"/>}</text:p>
            <text:p text:style-name="P17"><text:s text:c="5"/>codewords[cur_word++] = (uint16_t)code1;</text:p>
            <text:p text:style-name="P17"><text:s text:c="2"/>}</text:p>
            <text:p text:style-name="P17"><text:s text:c="2"/>return cur_word;</text:p>
            <text:p text:style-name="P91">}</text:p>
          </text:deletion>
        </text:changed-region>
        <text:changed-region xml:id="ct1963306961920" text:id="ct1963306961920">
          <text:insertion>
            <office:change-info>
              <dc:creator>Unknown Author</dc:creator>
              <dc:date>2021-10-28T09:49:51</dc:date>
            </office:change-info>
          </text:insertion>
        </text:changed-region>
        <text:changed-region xml:id="ct1963306971520" text:id="ct1963306971520">
          <text:insertion>
            <office:change-info>
              <dc:creator>Unknown Author</dc:creator>
              <dc:date>2021-11-12T10:36:45</dc:date>
            </office:change-info>
          </text:insertion>
        </text:changed-region>
        <text:changed-region xml:id="ct1963306958560" text:id="ct1963306958560">
          <text:deletion>
            <office:change-info>
              <dc:creator>Unknown Author</dc:creator>
              <dc:date>2021-11-12T10:37:00</dc:date>
            </office:change-info>
            <text:p text:style-name="P42">following code below is an example of the Golay implementation:</text:p>
          </text:deletion>
        </text:changed-region>
        <text:changed-region xml:id="ct1963306963600" text:id="ct1963306963600">
          <text:deletion>
            <office:change-info>
              <dc:creator>Unknown Author</dc:creator>
              <dc:date>2021-11-12T10:36:41</dc:date>
            </office:change-info>
            <text:p text:style-name="P93"/>
            <text:p text:style-name="P93"/>
          </text:deletion>
        </text:changed-region>
        <text:changed-region xml:id="ct1963306969360" text:id="ct1963306969360">
          <text:deletion>
            <office:change-info>
              <dc:creator>Unknown Author</dc:creator>
              <dc:date>2021-10-31T22:20:47</dc:date>
            </office:change-info>
            <text:p text:style-name="P93">const uint16_t golay_matrix[12] =</text:p>
            <text:p text:style-name="P94">{</text:p>
            <text:p text:style-name="P94"><text:s text:c="4"/>0b110111000101,</text:p>
            <text:p text:style-name="P94"><text:s text:c="4"/>0b101110001011,</text:p>
            <text:p text:style-name="P94"><text:s text:c="4"/>0b011100010111,</text:p>
            <text:p text:style-name="P94"><text:s text:c="4"/>0b111000101101,</text:p>
            <text:p text:style-name="P94"><text:s text:c="4"/>0b110001011011,</text:p>
            <text:p text:style-name="P94"><text:s text:c="4"/>0b100010110111,</text:p>
            <text:p text:style-name="P94"><text:s text:c="4"/>0b000101101111,</text:p>
            <text:p text:style-name="P94"><text:s text:c="4"/>0b001011011101,</text:p>
            <text:p text:style-name="P94"><text:s text:c="4"/>0b010110111001,</text:p>
            <text:p text:style-name="P94"><text:s text:c="4"/>0b101101110001,</text:p>
            <text:p text:style-name="P94"><text:s text:c="4"/>0b011011100011,</text:p>
            <text:p text:style-name="P94"><text:s text:c="4"/>0b111111111110</text:p>
            <text:p text:style-name="P94">};</text:p>
            <text:p text:style-name="P94"/>
            <text:p text:style-name="P94">uint16_t golay_mult(uint16_t wd_enc)</text:p>
            <text:p text:style-name="P94">{</text:p>
            <text:p text:style-name="P94"><text:s text:c="3"/>uint16_t enc = 0;</text:p>
            <text:p text:style-name="P94"><text:s text:c="3"/>uint8_t i;</text:p>
            <text:p text:style-name="P94"><text:s text:c="3"/>for (i=12;i&gt;0;)</text:p>
            <text:p text:style-name="P94"><text:s text:c="3"/>{</text:p>
            <text:p text:style-name="P94"><text:s text:c="6"/>i--;</text:p>
            <text:p text:style-name="P94"><text:s text:c="6"/>if (wd_enc &amp; 1) enc ^= golay_matrix[i];</text:p>
            <text:p text:style-name="P94"><text:s text:c="6"/>wd_enc &gt;&gt;= 1;</text:p>
            <text:p text:style-name="P94"><text:s text:c="3"/>}</text:p>
            <text:p text:style-name="P94"><text:s text:c="3"/>return enc;</text:p>
            <text:p text:style-name="P95">}</text:p>
            <text:p text:style-name="P95"/>
            <text:p text:style-name="P95">uint8_t golay_hamming_weight(uint16_t n)</text:p>
            <text:p text:style-name="P94">{</text:p>
            <text:p text:style-name="P94"><text:s text:c="2"/>uint8_t s = 0;</text:p>
            <text:p text:style-name="P94"><text:s text:c="2"/>while (n != 0)</text:p>
            <text:p text:style-name="P94"><text:s text:c="2"/>{</text:p>
            <text:p text:style-name="P94"><text:s text:c="5"/>s += (n &amp; 0x1);</text:p>
            <text:p text:style-name="P94"><text:s text:c="5"/>n &gt;&gt;= 1;</text:p>
            <text:p text:style-name="P94"><text:s text:c="2"/>}</text:p>
            <text:p text:style-name="P94"><text:s text:c="2"/>return s;</text:p>
            <text:p text:style-name="P94">}</text:p>
            <text:p text:style-name="P94"/>
            <text:p text:style-name="P94">uint32_t golay_encode(uint16_t wd_enc)</text:p>
            <text:p text:style-name="P94">{</text:p>
            <text:p text:style-name="P94"><text:s text:c="2"/>uint16_t enc = golay_mult(wd_enc);</text:p>
            <text:p text:style-name="P94"><text:s text:c="2"/>return (((uint32_t)enc) &lt;&lt; 12) | wd_enc;</text:p>
            <text:p text:style-name="P94">}</text:p>
            <text:p text:style-name="P94"/>
            <text:p text:style-name="P94">uint16_t golay_decode(uint32_t codeword)</text:p>
            <text:p text:style-name="P94">{</text:p>
            <text:p text:style-name="P94"><text:s text:c="2"/>uint16_t enc = codeword &amp; 0xFFF;</text:p>
            <text:p text:style-name="P94"><text:s text:c="2"/>uint16_t parity = codeword &gt;&gt; 12;</text:p>
            <text:p text:style-name="P94"><text:s text:c="2"/>uint8_t i;</text:p>
            <text:p text:style-name="P94"><text:s text:c="2"/>uint16_t syndrome, parity_syndrome;</text:p>
            <text:p text:style-name="P94"/>
            <text:p text:style-name="P94"><text:s text:c="2"/>/* if there are three or fewer errors in the parity bits, then</text:p>
            <text:p text:style-name="P94"><text:s text:c="5"/>we hope that there are no errors in the data bits, otherwise</text:p>
            <text:p text:style-name="P94"><text:s text:c="5"/>the error is undetected */</text:p>
            <text:p text:style-name="P94"><text:s text:c="2"/>syndrome = golay_mult(enc) ^ parity;</text:p>
            <text:p text:style-name="P94"><text:s text:c="2"/>if (golay_hamming_weight(syndrome) &lt;= 3)</text:p>
            <text:p text:style-name="P94"><text:s text:c="3"/>return enc;</text:p>
            <text:p text:style-name="P94"/>
            <text:p text:style-name="P94"><text:s text:c="2"/>/* check to see if the parity bits have no errors */</text:p>
            <text:p text:style-name="P94"><text:s text:c="2"/>parity_syndrome = golay_mult(parity) ^ enc;</text:p>
            <text:p text:style-name="P94"><text:s text:c="2"/>if (golay_hamming_weight(parity_syndrome) &lt;= 3)</text:p>
            <text:p text:style-name="P94"><text:s text:c="5"/>return enc ^ parity_syndrome;</text:p>
            <text:p text:style-name="P94"/>
            <text:p text:style-name="P94"><text:s text:c="2"/>/* we flip each bit of the data to see if we have two or fewer errors */</text:p>
            <text:p text:style-name="P94"><text:s text:c="2"/>for (i=12;i&gt;0;)</text:p>
            <text:p text:style-name="P94"><text:s text:c="2"/>{</text:p>
            <text:p text:style-name="P94"><text:s text:c="6"/>i--;</text:p>
            <text:p text:style-name="P94"><text:s text:c="6"/>if (golay_hamming_weight(syndrome ^ golay_matrix[i]) &lt;= 2)</text:p>
            <text:p text:style-name="P94"><text:s text:c="8"/>return enc ^ (((uint16_t)0x800) &gt;&gt; i);</text:p>
            <text:p text:style-name="P94"><text:s text:c="2"/>}</text:p>
            <text:p text:style-name="P94"/>
            <text:p text:style-name="P94"><text:s text:c="2"/>/* we flip each bit of the parity to see if we have two or fewer errors */</text:p>
            <text:p text:style-name="P94"><text:s text:c="2"/>for (i=12;i&gt;0;)</text:p>
            <text:p text:style-name="P94"><text:s text:c="2"/>{</text:p>
            <text:p text:style-name="P94"><text:s text:c="6"/>i--;</text:p>
            <text:p text:style-name="P94"><text:s text:c="6"/>uint16_t par_bit_synd = parity_syndrome ^ golay_matrix[i];</text:p>
            <text:p text:style-name="P94"><text:s text:c="6"/>if (golay_hamming_weight(par_bit_synd) &lt;= 2)</text:p>
            <text:p text:style-name="P94"><text:s text:c="8"/>return enc ^ par_bit_synd;</text:p>
            <text:p text:style-name="P94"><text:s text:c="2"/>}</text:p>
            <text:p text:style-name="P94"/>
            <text:p text:style-name="P94"><text:s text:c="2"/>return 0xFFFF; <text:s text:c="2"/>/* uncorrectable error */</text:p>
            <text:p text:style-name="P93">}</text:p>
          </text:deletion>
        </text:changed-region>
        <text:changed-region xml:id="ct1963306970560" text:id="ct1963306970560">
          <text:insertion>
            <office:change-info>
              <dc:creator>Unknown Author</dc:creator>
              <dc:date>2023-01-10T11:39:27</dc:date>
            </office:change-info>
          </text:insertion>
        </text:changed-region>
        <text:changed-region xml:id="ct1963306957600" text:id="ct1963306957600">
          <text:deletion>
            <office:change-info>
              <dc:creator>Unknown Author</dc:creator>
              <dc:date>2023-01-10T11:46:53</dc:date>
            </office:change-info>
            <text:p text:style-name="P57"><text:span text:style-name="T124"><text:s/>is suitable for small microcontrollers</text:span></text:p>
          </text:deletion>
        </text:changed-region>
        <text:changed-region xml:id="ct1963306961200" text:id="ct1963306961200">
          <text:insertion>
            <office:change-info>
              <dc:creator>Unknown Author</dc:creator>
              <dc:date>2023-01-10T11:46:16</dc:date>
            </office:change-info>
          </text:insertion>
        </text:changed-region>
        <text:changed-region xml:id="ct1963306958800" text:id="ct1963306958800">
          <text:deletion>
            <office:change-info>
              <dc:creator>Unknown Author</dc:creator>
              <dc:date>2023-01-10T11:46:46</dc:date>
            </office:change-info>
            <text:p text:style-name="P57"><text:span text:style-name="T124">such as the ATMEGA328P.</text:span></text:p>
          </text:deletion>
        </text:changed-region>
        <text:changed-region xml:id="ct1963306965040" text:id="ct1963306965040">
          <text:insertion>
            <office:change-info>
              <dc:creator>Unknown Author</dc:creator>
              <dc:date>2023-01-10T11:46:57</dc:date>
            </office:change-info>
          </text:insertion>
        </text:changed-region>
        <text:changed-region xml:id="ct1963306956640" text:id="ct1963306956640">
          <text:deletion>
            <office:change-info>
              <dc:creator>Unknown Author</dc:creator>
              <dc:date>2023-01-10T11:48:02</dc:date>
            </office:change-info>
            <text:p text:style-name="P57"><text:span text:style-name="T124"><text:s text:c="3"/>16- and 32-bit multiplication are computationally intensive operations on an 8-bit microcontroller and are generally avoided.</text:span></text:p>
          </text:deletion>
        </text:changed-region>
        <text:changed-region xml:id="ct1963306970800" text:id="ct1963306970800">
          <text:deletion>
            <office:change-info>
              <dc:creator>Unknown Author</dc:creator>
              <dc:date>2023-01-10T12:01:11</dc:date>
            </office:change-info>
            <text:p text:style-name="P57"><text:span text:style-name="T124"><text:s/>Because of this, </text:span></text:p>
          </text:deletion>
        </text:changed-region>
        <text:changed-region xml:id="ct1963306971040" text:id="ct1963306971040">
          <text:deletion>
            <office:change-info>
              <dc:creator>Unknown Author</dc:creator>
              <dc:date>2023-01-10T11:48:32</dc:date>
            </office:change-info>
            <text:p text:style-name="P57"><text:span text:style-name="T124">the</text:span><text:span text:style-name="T57">se</text:span></text:p>
          </text:deletion>
        </text:changed-region>
        <text:changed-region xml:id="ct1963306965280" text:id="ct1963306965280">
          <text:deletion>
            <office:change-info>
              <dc:creator>Unknown Author</dc:creator>
              <dc:date>2023-01-10T12:01:11</dc:date>
            </office:change-info>
            <text:p text:style-name="P57"><text:span text:style-name="T57"><text:s/>are avoided, and the</text:span></text:p>
          </text:deletion>
        </text:changed-region>
        <text:changed-region xml:id="ct1963306971280" text:id="ct1963306971280">
          <text:insertion>
            <office:change-info>
              <dc:creator>Unknown Author</dc:creator>
              <dc:date>2023-01-10T12:01:12</dc:date>
            </office:change-info>
          </text:insertion>
        </text:changed-region>
        <text:changed-region xml:id="ct1963306967200" text:id="ct1963306967200">
          <text:deletion>
            <office:change-info>
              <dc:creator>Unknown Author</dc:creator>
              <dc:date>2023-01-10T12:01:53</dc:date>
            </office:change-info>
            <text:p text:style-name="P57"><text:span text:style-name="T57"><text:s/></text:span></text:p>
          </text:deletion>
        </text:changed-region>
        <text:changed-region xml:id="ct1963306971760" text:id="ct1963306971760">
          <text:deletion>
            <office:change-info>
              <dc:creator>Unknown Author</dc:creator>
              <dc:date>2023-01-10T11:48:50</dc:date>
            </office:change-info>
            <text:p text:style-name="P57"><text:span text:style-name="T57">operation</text:span></text:p>
          </text:deletion>
        </text:changed-region>
        <text:changed-region xml:id="ct1963306956880" text:id="ct1963306956880">
          <text:deletion>
            <office:change-info>
              <dc:creator>Unknown Author</dc:creator>
              <dc:date>2023-01-10T12:01:53</dc:date>
            </office:change-info>
            <text:p text:style-name="P57"><text:span text:style-name="T57"><text:s/>of OOK and FSK modulations can be designed to </text:span></text:p>
          </text:deletion>
        </text:changed-region>
        <text:changed-region xml:id="ct1963306972240" text:id="ct1963306972240">
          <text:deletion>
            <office:change-info>
              <dc:creator>Unknown Author</dc:creator>
              <dc:date>2023-01-10T11:49:17</dc:date>
            </office:change-info>
            <text:p text:style-name="P57"><text:span text:style-name="T57">mostly require additions, subtractions, comparisons, and bit shifts,</text:span></text:p>
          </text:deletion>
        </text:changed-region>
        <text:changed-region xml:id="ct1963306972000" text:id="ct1963306972000">
          <text:deletion>
            <office:change-info>
              <dc:creator>Unknown Author</dc:creator>
              <dc:date>2023-01-10T12:01:53</dc:date>
            </office:change-info>
            <text:p text:style-name="P57"><text:span text:style-name="T57"><text:s/>all of which tend to be economical on small, energy efficient processors.</text:span></text:p>
          </text:deletion>
        </text:changed-region>
        <text:changed-region xml:id="ct1963306972480" text:id="ct1963306972480">
          <text:deletion>
            <office:change-info>
              <dc:creator>Unknown Author</dc:creator>
              <dc:date>2023-01-10T12:02:19</dc:date>
            </office:change-info>
            <text:p text:style-name="P58"><text:span text:style-name="T58">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1963303353968" text:id="ct1963303353968">
          <text:insertion>
            <office:change-info>
              <dc:creator>Unknown Author</dc:creator>
              <dc:date>2023-01-10T12:08:35</dc:date>
            </office:change-info>
          </text:insertion>
        </text:changed-region>
        <text:changed-region xml:id="ct1963307352864" text:id="ct1963307352864">
          <text:insertion>
            <office:change-info>
              <dc:creator>Unknown Author</dc:creator>
              <dc:date>2023-01-10T12:08:55</dc:date>
            </office:change-info>
          </text:insertion>
        </text:changed-region>
        <text:changed-region xml:id="ct1963307356224" text:id="ct1963307356224">
          <text:deletion>
            <office:change-info>
              <dc:creator>Unknown Author</dc:creator>
              <dc:date>2023-01-10T12:08:50</dc:date>
            </office:change-info>
            <text:p text:style-name="P59"><text:span text:style-name="T66">A</text:span></text:p>
          </text:deletion>
        </text:changed-region>
        <text:changed-region xml:id="ct1963307359344" text:id="ct1963307359344">
          <text:insertion>
            <office:change-info>
              <dc:creator>Unknown Author</dc:creator>
              <dc:date>2023-01-10T12:08:51</dc:date>
            </office:change-info>
          </text:insertion>
        </text:changed-region>
        <text:changed-region xml:id="ct1963307359584" text:id="ct1963307359584">
          <text:deletion>
            <office:change-info>
              <dc:creator>Unknown Author</dc:creator>
              <dc:date>2023-01-10T12:10:08</dc:date>
            </office:change-info>
            <text:p text:style-name="P59"><text:span text:style-name="T66"><text:s/>quadrature filter to be applied must have a period that is a multiple of </text:span><text:span text:style-name="T61">4T</text:span><text:span text:style-name="T66"> </text:span><text:span text:style-name="T67">so that the number of samples per period </text:span></text:p>
          </text:deletion>
        </text:changed-region>
        <text:changed-region xml:id="ct1963307354064" text:id="ct1963307354064">
          <text:deletion>
            <office:change-info>
              <dc:creator>Unknown Author</dc:creator>
              <dc:date>2023-01-10T12:08:24</dc:date>
            </office:change-info>
            <text:p text:style-name="P59"><text:span text:style-name="T67">is </text:span><text:span text:style-name="T62">4N</text:span><text:span text:style-name="T67">, where </text:span><text:span text:style-name="T62">N</text:span><text:span text:style-name="T67"> is an integer</text:span></text:p>
          </text:deletion>
        </text:changed-region>
        <text:changed-region xml:id="ct1963307354784" text:id="ct1963307354784">
          <text:deletion>
            <office:change-info>
              <dc:creator>Unknown Author</dc:creator>
              <dc:date>2023-01-10T12:10:08</dc:date>
            </office:change-info>
            <text:p text:style-name="P59"><text:span text:style-name="T67">.</text:span></text:p>
          </text:deletion>
        </text:changed-region>
        <text:changed-region xml:id="ct1963307352144" text:id="ct1963307352144">
          <text:insertion>
            <office:change-info>
              <dc:creator>Unknown Author</dc:creator>
              <dc:date>2023-01-10T12:06:08</dc:date>
            </office:change-info>
          </text:insertion>
        </text:changed-region>
        <text:changed-region xml:id="ct1963307366544" text:id="ct1963307366544">
          <text:deletion>
            <office:change-info>
              <dc:creator>Unknown Author</dc:creator>
              <dc:date>2023-01-10T12:11:09</dc:date>
            </office:change-info>
            <text:p text:style-name="P60"><text:span text:style-name="T66"><text:s/></text:span></text:p>
          </text:deletion>
        </text:changed-region>
        <text:changed-region xml:id="ct1963307359824" text:id="ct1963307359824">
          <text:deletion>
            <office:change-info>
              <dc:creator>Unknown Author</dc:creator>
              <dc:date>2023-01-10T12:06:03</dc:date>
            </office:change-info>
            <text:p text:style-name="P60"><text:span text:style-name="T67">A counter tracks the current phase of the quadrature demodulator, counting from </text:span><text:span text:style-name="T62">0</text:span><text:span text:style-name="T67"> to </text:span><text:span text:style-name="T62">4N-1</text:span><text:span text:style-name="T67"> before resetting to </text:span><text:span text:style-name="T62">0</text:span><text:span text:style-name="T67"> again. <text:s text:c="2"/>There are accumulators for the in-phase and quadrature components of the filter.</text:span></text:p>
          </text:deletion>
        </text:changed-region>
        <text:changed-region xml:id="ct1963307366784" text:id="ct1963307366784">
          <text:insertion>
            <office:change-info>
              <dc:creator>Unknown Author</dc:creator>
              <dc:date>2023-01-10T12:16:01</dc:date>
            </office:change-info>
          </text:insertion>
        </text:changed-region>
        <text:changed-region xml:id="ct1963307360064" text:id="ct1963307360064">
          <text:insertion>
            <office:change-info>
              <dc:creator>Unknown Author</dc:creator>
              <dc:date>2023-01-10T12:06:05</dc:date>
            </office:change-info>
          </text:insertion>
        </text:changed-region>
        <text:changed-region xml:id="ct1963307364144" text:id="ct1963307364144">
          <text:deletion>
            <office:change-info>
              <dc:creator>Unknown Author</dc:creator>
              <dc:date>2023-01-10T12:23:11</dc:date>
            </office:change-info>
            <text:p text:style-name="P84"><text:s text:c="2"/></text:p>
            <text:p text:style-name="P83">If the counter is between <text:span text:style-name="T60">0</text:span> and <text:span text:style-name="T60">2N-1</text:span>, the current sample is subtracted from the in-phase component, and if the counter is between <text:span text:style-name="T60">2N</text:span> and <text:span text:style-name="T60">4N-1</text:span> the in-phase component is added. <text:s/>If the counter is between <text:span text:style-name="T60">N</text:span> and <text:span text:style-name="T60">3N-1</text:span> the current sample is subtracted from the quadrature-phase component, and if the counter is between <text:span text:style-name="T60">0</text:span> and <text:span text:style-name="T60">N-1</text:span> or <text:span text:style-name="T60">3N</text:span> and <text:span text:style-name="T60">4N-1</text:span>, it is added.</text:p>
            <text:p text:style-name="P83">Furthermore, to implement low pass filtering, a moving average filter is applied to the samples. <text:s/>A circular buffer is maintained with the samples. <text:s/>Each frequency with period <text:span text:style-name="T60">4N</text:span> is averaged over <text:span text:style-name="T60">M</text:span> cycles, so that the total FIR filter length is <text:span text:style-name="T60">4NM</text:span>. <text:s/><text:span text:style-name="T68">The sample in the buffer that is lagged </text:span><text:span text:style-name="T63">4NM</text:span><text:span text:style-name="T68"> samples behind the current sample is applied to the current in-phase and quadrature-phase components with the opposite sign as the current sample. <text:s/></text:span></text:p>
            <text:p text:style-name="P112">As an example, we consider a typical case of <text:span text:style-name="T60">f</text:span>=2000 Hz and T=0.5 ms. <text:s/>Typical frequencies to be filtered correspond to periods of 8 <text:span text:style-name="T70">(N=2)</text:span>, 12 <text:span text:style-name="T70">(N=3)</text:span>, 16 <text:span text:style-name="T70">(N=4)</text:span>, 20 <text:span text:style-name="T70">(N=5)</text:span>, and 24 <text:span text:style-name="T70">(N=6) </text:span>samples, or <text:span text:style-name="T69">250 Hz, 167 Hz, 125 Hz, 100 Hz, and 83 Hz respectively. <text:s text:c="2"/></text:span></text:p>
            <text:p text:style-name="P100">For OOK operation, the center frequency <text:span text:style-name="T71">on which data is received </text:span>could be chosen to be the </text:p>
          </text:deletion>
        </text:changed-region>
        <text:changed-region xml:id="ct1963307359104" text:id="ct1963307359104">
          <text:deletion>
            <office:change-info>
              <dc:creator>Unknown Author</dc:creator>
              <dc:date>2021-10-17T13:18:56</dc:date>
            </office:change-info>
            <text:p text:style-name="P100">(</text:p>
          </text:deletion>
        </text:changed-region>
        <text:changed-region xml:id="ct1963307356464" text:id="ct1963307356464">
          <text:deletion>
            <office:change-info>
              <dc:creator>Unknown Author</dc:creator>
              <dc:date>2023-01-10T12:23:11</dc:date>
            </office:change-info>
            <text:p text:style-name="P100">N=<text:span text:style-name="T71">3</text:span></text:p>
          </text:deletion>
        </text:changed-region>
        <text:changed-region xml:id="ct1963307362224" text:id="ct1963307362224">
          <text:deletion>
            <office:change-info>
              <dc:creator>Unknown Author</dc:creator>
              <dc:date>2021-10-17T13:18:56</dc:date>
            </office:change-info>
            <text:p text:style-name="P100">)</text:p>
          </text:deletion>
        </text:changed-region>
        <text:changed-region xml:id="ct1963307365584" text:id="ct1963307365584">
          <text:deletion>
            <office:change-info>
              <dc:creator>Unknown Author</dc:creator>
              <dc:date>2023-01-10T12:23:11</dc:date>
            </office:change-info>
            <text:p text:style-name="P100"><text:s/>channel, for example. <text:s/><text:span text:style-name="T71">The periods 8, 12, and 16 have a least common multiple of 48. <text:s/></text:span><text:span text:style-name="T72">The moving average filter corresponding to th</text:span></text:p>
          </text:deletion>
        </text:changed-region>
        <text:changed-region xml:id="ct1963307356704" text:id="ct1963307356704">
          <text:deletion>
            <office:change-info>
              <dc:creator>Unknown Author</dc:creator>
              <dc:date>2021-10-24T07:58:58</dc:date>
            </office:change-info>
            <text:p text:style-name="P100"><text:span text:style-name="T72">ese</text:span></text:p>
          </text:deletion>
        </text:changed-region>
        <text:changed-region xml:id="ct1963307353584" text:id="ct1963307353584">
          <text:deletion>
            <office:change-info>
              <dc:creator>Unknown Author</dc:creator>
              <dc:date>2023-01-10T12:23:11</dc:date>
            </office:change-info>
            <text:p text:style-name="P100"><text:span text:style-name="T72"><text:s/>48 period</text:span></text:p>
          </text:deletion>
        </text:changed-region>
        <text:changed-region xml:id="ct1963307357424" text:id="ct1963307357424">
          <text:deletion>
            <office:change-info>
              <dc:creator>Unknown Author</dc:creator>
              <dc:date>2021-10-24T07:59:00</dc:date>
            </office:change-info>
            <text:p text:style-name="P100"><text:span text:style-name="T72">s</text:span></text:p>
          </text:deletion>
        </text:changed-region>
        <text:changed-region xml:id="ct1963307365104" text:id="ct1963307365104">
          <text:deletion>
            <office:change-info>
              <dc:creator>Unknown Author</dc:creator>
              <dc:date>2023-01-10T12:23:11</dc:date>
            </office:change-info>
            <text:p text:style-name="P100"><text:span text:style-name="T72"><text:s/>corresponds to:</text:span></text:p>
            <text:p text:style-name="P85"/>
          </text:deletion>
        </text:changed-region>
        <text:changed-region xml:id="ct1963307361264" text:id="ct1963307361264">
          <text:deletion>
            <office:change-info>
              <dc:creator>Unknown Author</dc:creator>
              <dc:date>2021-10-17T13:05:45</dc:date>
            </office:change-info>
            <text:p text:style-name="P85">++--++--++--++--++--++--++--++--++--++--++--++-- </text:p>
          </text:deletion>
        </text:changed-region>
        <text:changed-region xml:id="ct1963307357904" text:id="ct1963307357904">
          <text:deletion>
            <office:change-info>
              <dc:creator>Unknown Author</dc:creator>
              <dc:date>2023-01-10T12:23:11</dc:date>
            </office:change-info>
            <text:p text:style-name="P85"><text:s text:c="3"/>(M=6, N=8</text:p>
          </text:deletion>
        </text:changed-region>
        <text:changed-region xml:id="ct1963307360304" text:id="ct1963307360304">
          <text:deletion>
            <office:change-info>
              <dc:creator>Unknown Author</dc:creator>
              <dc:date>2021-10-17T13:04:28</dc:date>
            </office:change-info>
            <text:p text:style-name="P85">)</text:p>
          </text:deletion>
        </text:changed-region>
        <text:changed-region xml:id="ct1963307361744" text:id="ct1963307361744">
          <text:deletion>
            <office:change-info>
              <dc:creator>Unknown Author</dc:creator>
              <dc:date>2023-01-10T12:23:11</dc:date>
            </office:change-info>
            <text:p text:style-name="P85"/>
            <text:p text:style-name="P87"/>
          </text:deletion>
        </text:changed-region>
        <text:changed-region xml:id="ct1963307354304" text:id="ct1963307354304">
          <text:deletion>
            <office:change-info>
              <dc:creator>Unknown Author</dc:creator>
              <dc:date>2021-10-17T13:04:51</dc:date>
            </office:change-info>
            <text:p text:style-name="P87">++--++--++--++--++--++--++--++--++--++--++--++-- </text:p>
          </text:deletion>
        </text:changed-region>
        <text:changed-region xml:id="ct1963307354544" text:id="ct1963307354544">
          <text:deletion>
            <office:change-info>
              <dc:creator>Unknown Author</dc:creator>
              <dc:date>2023-01-10T12:23:11</dc:date>
            </office:change-info>
            <text:p text:style-name="P87"><text:s text:c="3"/>(M=4, N=12)</text:p>
          </text:deletion>
        </text:changed-region>
        <text:changed-region xml:id="ct1963307353824" text:id="ct1963307353824">
          <text:deletion>
            <office:change-info>
              <dc:creator>Unknown Author</dc:creator>
              <dc:date>2021-10-17T13:07:01</dc:date>
            </office:change-info>
            <text:p text:style-name="P87"/>
            <text:p text:style-name="P72"/>
          </text:deletion>
        </text:changed-region>
        <text:changed-region xml:id="ct1963307353344" text:id="ct1963307353344">
          <text:deletion>
            <office:change-info>
              <dc:creator>Unknown Author</dc:creator>
              <dc:date>2023-01-10T12:23:11</dc:date>
            </office:change-info>
            <text:p text:style-name="P72"/>
            <text:p text:style-name="P73"/>
          </text:deletion>
        </text:changed-region>
        <text:changed-region xml:id="ct1963307364624" text:id="ct1963307364624">
          <text:deletion>
            <office:change-info>
              <dc:creator>Unknown Author</dc:creator>
              <dc:date>2021-10-17T13:08:30</dc:date>
            </office:change-info>
            <text:p text:style-name="P73"/>
            <text:p text:style-name="P86">xx</text:p>
            <text:p text:style-name="P81"/>
          </text:deletion>
        </text:changed-region>
        <text:changed-region xml:id="ct1963307355024" text:id="ct1963307355024">
          <text:deletion>
            <office:change-info>
              <dc:creator>Unknown Author</dc:creator>
              <dc:date>2021-10-17T13:18:10</dc:date>
            </office:change-info>
            <text:p text:style-name="P81"><text:s/></text:p>
          </text:deletion>
        </text:changed-region>
        <text:changed-region xml:id="ct1963307351904" text:id="ct1963307351904">
          <text:deletion>
            <office:change-info>
              <dc:creator>Unknown Author</dc:creator>
              <dc:date>2021-10-17T13:12:24</dc:date>
            </office:change-info>
            <text:p text:style-name="P81"/>
            <text:p text:style-name="P88"/>
          </text:deletion>
        </text:changed-region>
        <text:changed-region xml:id="ct1963307355264" text:id="ct1963307355264">
          <text:deletion>
            <office:change-info>
              <dc:creator>Unknown Author</dc:creator>
              <dc:date>2021-10-17T13:19:54</dc:date>
            </office:change-info>
            <text:p text:style-name="P88"/>
            <text:p text:style-name="P89"/>
          </text:deletion>
        </text:changed-region>
        <text:changed-region xml:id="ct1963307356944" text:id="ct1963307356944">
          <text:deletion>
            <office:change-info>
              <dc:creator>Unknown Author</dc:creator>
              <dc:date>2021-11-05T14:21:47</dc:date>
            </office:change-info>
            <text:p text:style-name="P89"/>
            <text:p text:style-name="P96"/>
          </text:deletion>
        </text:changed-region>
        <text:changed-region xml:id="ct1963307358624" text:id="ct1963307358624">
          <text:deletion>
            <office:change-info>
              <dc:creator>Unknown Author</dc:creator>
              <dc:date>2021-10-31T22:22:34</dc:date>
            </office:change-info>
            <text:p text:style-name="P96">#define DSPINT_MAX_MAGCOUNT <text:span text:style-name="T57">6</text:span></text:p>
            <text:p text:style-name="P16"/>
            <text:p text:style-name="P16">typedef struct _dsp_state_fixed</text:p>
            <text:p text:style-name="P16">{</text:p>
            <text:p text:style-name="P16"><text:s text:c="2"/>uint8_t <text:s text:c="2"/>buffer_size;</text:p>
            <text:p text:style-name="P16"/>
            <text:p text:style-name="P16"><text:s text:c="2"/>uint8_t <text:s text:c="2"/>dly_8;</text:p>
            <text:p text:style-name="P16"><text:s text:c="2"/>uint8_t <text:s text:c="2"/>dly_12;</text:p>
            <text:p text:style-name="P16"><text:s text:c="2"/>uint8_t <text:s text:c="2"/>dly_16;</text:p>
            <text:p text:style-name="P16"><text:s text:c="2"/>uint8_t <text:s text:c="2"/>dly_20;</text:p>
            <text:p text:style-name="P16"><text:s text:c="2"/>uint8_t <text:s text:c="2"/>dly_24;</text:p>
            <text:p text:style-name="P16">} dsp_state_fixed;</text:p>
            <text:p text:style-name="P16"/>
            <text:p text:style-name="P16">typedef struct _dsp_state</text:p>
            <text:p text:style-name="P16">{</text:p>
            <text:p text:style-name="P16"><text:s text:c="2"/>uint8_t <text:s text:c="2"/>sample_no;</text:p>
            <text:p text:style-name="P16"/>
            <text:p text:style-name="P16"><text:s text:c="2"/>uint8_t <text:s text:c="2"/>count_8;</text:p>
            <text:p text:style-name="P16"><text:s text:c="2"/>uint8_t <text:s text:c="2"/>count_12;</text:p>
            <text:p text:style-name="P16"><text:s text:c="2"/>uint8_t <text:s text:c="2"/>count_16;</text:p>
            <text:p text:style-name="P16"><text:s text:c="2"/>uint8_t <text:s text:c="2"/>count_20;</text:p>
            <text:p text:style-name="P16"><text:s text:c="2"/>uint8_t <text:s text:c="2"/>count_24;</text:p>
            <text:p text:style-name="P16"/>
            <text:p text:style-name="P16"><text:s text:c="2"/>uint8_t <text:s text:c="2"/>mag_count;</text:p>
            <text:p text:style-name="P16"><text:s text:c="2"/>uint8_t <text:s text:c="2"/>mag_new_sample;</text:p>
            <text:p text:style-name="P16"/>
            <text:p text:style-name="P16"><text:s text:c="2"/>int16_t <text:s/>state_i_8;</text:p>
            <text:p text:style-name="P16"><text:s text:c="2"/>int16_t <text:s/>state_i_12;</text:p>
            <text:p text:style-name="P16"><text:s text:c="2"/>int16_t <text:s/>state_i_16;</text:p>
            <text:p text:style-name="P16"><text:s text:c="2"/>int16_t <text:s/>state_i_20;</text:p>
            <text:p text:style-name="P16"><text:s text:c="2"/>int16_t <text:s/>state_i_24;</text:p>
            <text:p text:style-name="P16"/>
            <text:p text:style-name="P16"><text:s text:c="2"/>int16_t <text:s/>state_q_8;</text:p>
            <text:p text:style-name="P16"><text:s text:c="2"/>int16_t <text:s/>state_q_12;</text:p>
            <text:p text:style-name="P16"><text:s text:c="2"/>int16_t <text:s/>state_q_16;</text:p>
            <text:p text:style-name="P16"><text:s text:c="2"/>int16_t <text:s/>state_q_20;</text:p>
            <text:p text:style-name="P16"><text:s text:c="2"/>int16_t <text:s/>state_q_24;</text:p>
            <text:p text:style-name="P16"/>
            <text:p text:style-name="P16"><text:s text:c="2"/>uint32_t state_m_8;</text:p>
            <text:p text:style-name="P16"><text:s text:c="2"/>uint32_t state_m_12;</text:p>
            <text:p text:style-name="P16"><text:s text:c="2"/>uint32_t state_m_16;</text:p>
            <text:p text:style-name="P16"><text:s text:c="2"/>uint32_t state_m_20;</text:p>
            <text:p text:style-name="P16"><text:s text:c="2"/>uint32_t state_m_24;</text:p>
            <text:p text:style-name="P16"/>
            <text:p text:style-name="P16"><text:s text:c="2"/>uint16_t <text:s/>mag_values_8[DSPINT_MAX_MAGCOUNT];</text:p>
            <text:p text:style-name="P16"><text:s text:c="2"/>uint16_t <text:s/>mag_values_12[DSPINT_MAX_MAGCOUNT];</text:p>
            <text:p text:style-name="P16"><text:s text:c="2"/>uint16_t <text:s/>mag_values_16[DSPINT_MAX_MAGCOUNT];</text:p>
            <text:p text:style-name="P16"><text:s text:c="2"/>uint16_t <text:s/>mag_values_20[DSPINT_MAX_MAGCOUNT];</text:p>
            <text:p text:style-name="P16"><text:s text:c="2"/>uint16_t <text:s/>mag_values_24[DSPINT_MAX_MAGCOUNT];</text:p>
            <text:p text:style-name="P16"><text:s text:c="2"/>uint16_t <text:s/>sample_buffer[DSPINT_MAX_SAMPLEBUFFER];</text:p>
            <text:p text:style-name="P16">} dsp_state;</text:p>
            <text:p text:style-name="P16"/>
            <text:p text:style-name="P16">dsp_state <text:s text:c="6"/>ds;</text:p>
            <text:p text:style-name="P16">dsp_state_fixed df;</text:p>
            <text:p text:style-name="P16"/>
            <text:p text:style-name="P16">/* reset state of buffer in case we get some kind</text:p>
            <text:p text:style-name="P16"><text:s text:c="3"/>of a dc offset mismatch */</text:p>
            <text:p text:style-name="P16"/>
            <text:p text:style-name="P16">void dsp_reset_state(void)</text:p>
            <text:p text:style-name="P16">{</text:p>
            <text:p text:style-name="P16"><text:s text:c="2"/>memset(&amp;ds,'\000',sizeof(dsp_state));</text:p>
            <text:p text:style-name="P16">}</text:p>
            <text:p text:style-name="P16"/>
            <text:p text:style-name="P16">/* initialize the buffer including the signs to be subtracted</text:p>
            <text:p text:style-name="P16"><text:s text:c="3"/>from the end of the buffer */</text:p>
            <text:p text:style-name="P16"/>
            <text:p text:style-name="P16">void dsp_initialize(uint8_t sample_buffer_size)</text:p>
            <text:p text:style-name="P16">{</text:p>
            <text:p text:style-name="P16"><text:s text:c="4"/>uint8_t i;</text:p>
            <text:p text:style-name="P16"><text:s text:c="4"/>if (sample_buffer_size &gt; DSPINT_MAX_SAMPLEBUFFER)</text:p>
            <text:p text:style-name="P16"><text:s text:c="8"/>sample_buffer_size = DSPINT_MAX_SAMPLEBUFFER;</text:p>
            <text:p text:style-name="P16"><text:s text:c="4"/>dsp_reset_state();</text:p>
            <text:p text:style-name="P16"><text:s text:c="4"/>df.buffer_size = sample_buffer_size;</text:p>
            <text:p text:style-name="P16"><text:s text:c="4"/>df.dly_8 = (sample_buffer_size / 8) * 8;</text:p>
            <text:p text:style-name="P16"><text:s text:c="4"/>df.dly_12 = (sample_buffer_size / 12) * 12;</text:p>
            <text:p text:style-name="P16"><text:s text:c="4"/>df.dly_16 = (sample_buffer_size / 16) * 16;</text:p>
            <text:p text:style-name="P16"><text:s text:c="4"/>df.dly_20 = (sample_buffer_size / 20) * 20;</text:p>
            <text:p text:style-name="P16"><text:s text:c="4"/>df.dly_24 = (sample_buffer_size / 24) * 24;</text:p>
            <text:p text:style-name="P16">}</text:p>
            <text:p text:style-name="P16"/>
            <text:p text:style-name="P16">#define SET_DSP_SQRT_APPROX(s,x,y) do { \</text:p>
            <text:p text:style-name="P16"><text:s text:c="3"/>uint16_t ux = (x &lt; 0 ? -x : x); \</text:p>
            <text:p text:style-name="P16"><text:s text:c="3"/>uint16_t uy = (y &lt; 0 ? -y : y); \</text:p>
            <text:p text:style-name="P16"><text:s text:c="3"/>s = ((ux + uy) &gt;&gt; 1)+(uy &gt; ux ? uy : ux); \</text:p>
            <text:p text:style-name="P16">} while(0)</text:p>
            <text:p text:style-name="P16"/>
            <text:p text:style-name="P16">/* called by the interrupt routine to update the spectral channels */</text:p>
            <text:p text:style-name="P16">void dsp_new_sample(uint16_t sample)</text:p>
            <text:p text:style-name="P16">{</text:p>
            <text:p text:style-name="P16"><text:s text:c="3"/>uint8_t b;</text:p>
            <text:p text:style-name="P16"><text:s text:c="3"/>int16_t fir;</text:p>
            <text:p text:style-name="P16"><text:s text:c="3"/>ds.mag_new_sample = (ds.count_8 &amp; 0x03);</text:p>
            <text:p text:style-name="P16"/>
            <text:p text:style-name="P16"><text:s text:c="3"/>if (ds.mag_new_sample == 0)</text:p>
            <text:p text:style-name="P16"><text:s text:c="8"/>ds.mag_count = (ds.mag_count &gt;= (DSPINT_MAX_MAGCOUNT-1)) ? 0 : (ds.mag_count + 1);</text:p>
            <text:p text:style-name="P16"/>
            <text:p text:style-name="P16"><text:s text:c="3"/>/* update 8 count */</text:p>
            <text:p text:style-name="P16"><text:s text:c="3"/>b = (ds.sample_no &lt; df.dly_8) ? (ds.sample_no + df.buffer_size - df.dly_8) : (ds.sample_no - df.dly_8);</text:p>
            <text:p text:style-name="P16"><text:s text:c="3"/>fir = sample - ds.sample_buffer[b];</text:p>
            <text:p text:style-name="P16"><text:s text:c="3"/>if (ds.count_8 &gt;= 4)</text:p>
            <text:p text:style-name="P16"><text:s text:c="7"/>ds.state_i_8 += fir;</text:p>
            <text:p text:style-name="P16"><text:s text:c="3"/>else</text:p>
            <text:p text:style-name="P16"><text:s text:c="7"/>ds.state_i_8 -= fir;</text:p>
            <text:p text:style-name="P16"><text:s text:c="3"/>if ((ds.count_8 &gt;= 2) &amp;&amp; (ds.count_8 &lt; 6))</text:p>
            <text:p text:style-name="P16"><text:s text:c="7"/>ds.state_q_8 += fir;</text:p>
            <text:p text:style-name="P16"><text:s text:c="3"/>else</text:p>
            <text:p text:style-name="P16"><text:s text:c="7"/>ds.state_q_8 -= fir;</text:p>
            <text:p text:style-name="P16"><text:s text:c="3"/>ds.count_8 = (ds.count_8 &gt;= 7) ? 0 : (ds.count_8 + 1);</text:p>
            <text:p text:style-name="P16"><text:s text:c="3"/>if (ds.mag_new_sample == 0)</text:p>
            <text:p text:style-name="P16"><text:s text:c="7"/>SET_DSP_SQRT_APPROX(ds.mag_values_8[ds.mag_count], ds.state_q_8, ds.state_i_8);</text:p>
            <text:p text:style-name="P16"/>
            <text:p text:style-name="P16"><text:s text:c="3"/>/* update 12 count */</text:p>
            <text:p text:style-name="P16"><text:s text:c="3"/>b = (ds.sample_no &lt; df.dly_12) ? (ds.sample_no + df.buffer_size - df.dly_12) : (ds.sample_no - df.dly_12);</text:p>
            <text:p text:style-name="P16"><text:s text:c="3"/>fir = sample - ds.sample_buffer[b];</text:p>
            <text:p text:style-name="P16"><text:s text:c="3"/>if (ds.count_12 &gt;= 6)</text:p>
            <text:p text:style-name="P16"><text:s text:c="7"/>ds.state_i_12 += fir;</text:p>
            <text:p text:style-name="P16"><text:s text:c="3"/>else</text:p>
            <text:p text:style-name="P16"><text:s text:c="7"/>ds.state_i_12 -= fir;</text:p>
            <text:p text:style-name="P16"><text:s text:c="3"/>if ((ds.count_12 &gt;= 3) &amp;&amp; (ds.count_12 &lt; 9))</text:p>
            <text:p text:style-name="P16"><text:s text:c="7"/>ds.state_q_12 += fir;</text:p>
            <text:p text:style-name="P16"><text:s text:c="3"/>else</text:p>
            <text:p text:style-name="P16"><text:s text:c="7"/>ds.state_q_12 -= fir;</text:p>
            <text:p text:style-name="P16"><text:s text:c="3"/>ds.count_12 = (ds.count_12 &gt;= 11) ? 0 : (ds.count_12 + 1);</text:p>
            <text:p text:style-name="P16"><text:s text:c="3"/>if (ds.mag_new_sample == 0)</text:p>
            <text:p text:style-name="P16"><text:s text:c="7"/>SET_DSP_SQRT_APPROX(ds.mag_values_12[ds.mag_count], ds.state_q_12, ds.state_i_12);</text:p>
            <text:p text:style-name="P16"/>
            <text:p text:style-name="P16"><text:s text:c="3"/>/* update 16 count */</text:p>
            <text:p text:style-name="P16"><text:s text:c="3"/>b = (ds.sample_no &lt; df.dly_16) ? (ds.sample_no + df.buffer_size - df.dly_16) : (ds.sample_no - df.dly_16);</text:p>
            <text:p text:style-name="P16"><text:s text:c="3"/>fir = sample - ds.sample_buffer[b];</text:p>
            <text:p text:style-name="P16"><text:s text:c="3"/>if (ds.count_16 &gt;= 8)</text:p>
            <text:p text:style-name="P16"><text:s text:c="7"/>ds.state_i_16 += fir;</text:p>
            <text:p text:style-name="P16"><text:s text:c="3"/>else</text:p>
            <text:p text:style-name="P16"><text:s text:c="7"/>ds.state_i_16 -= fir;</text:p>
            <text:p text:style-name="P16"><text:s text:c="3"/>if ((ds.count_16 &gt;= 4) &amp;&amp; (ds.count_16 &lt; 12))</text:p>
            <text:p text:style-name="P16"><text:s text:c="7"/>ds.state_q_16 += fir;</text:p>
            <text:p text:style-name="P16"><text:s text:c="3"/>else</text:p>
            <text:p text:style-name="P16"><text:s text:c="7"/>ds.state_q_16 -= fir;</text:p>
            <text:p text:style-name="P16"><text:s text:c="3"/>ds.count_16 = (ds.count_16 &gt;= 15) ? 0 : (ds.count_16 + 1);</text:p>
            <text:p text:style-name="P16"><text:s text:c="3"/>if (ds.mag_new_sample == 0)</text:p>
            <text:p text:style-name="P16"><text:s text:c="8"/>SET_DSP_SQRT_APPROX(ds.mag_values_16[ds.mag_count], ds.state_q_16, ds.state_i_16);</text:p>
            <text:p text:style-name="P16"/>
            <text:p text:style-name="P16"><text:s text:c="3"/>/* update 20 count */</text:p>
            <text:p text:style-name="P16"><text:s text:c="3"/>b = (ds.sample_no &lt; df.dly_20) ? (ds.sample_no + df.buffer_size - df.dly_20) : (ds.sample_no - df.dly_20);</text:p>
            <text:p text:style-name="P16"><text:s text:c="3"/>fir = sample - ds.sample_buffer[b];</text:p>
            <text:p text:style-name="P16"><text:s text:c="3"/>if (ds.count_20 &gt;= 10)</text:p>
            <text:p text:style-name="P16"><text:s text:c="7"/>ds.state_i_20 += fir;</text:p>
            <text:p text:style-name="P16"><text:s text:c="3"/>else</text:p>
            <text:p text:style-name="P16"><text:s text:c="7"/>ds.state_i_20 -= fir;</text:p>
            <text:p text:style-name="P16"><text:s text:c="3"/>if ((ds.count_20 &gt;= 5) &amp;&amp; (ds.count_20 &lt; 15))</text:p>
            <text:p text:style-name="P16"><text:s text:c="7"/>ds.state_q_20 += fir;</text:p>
            <text:p text:style-name="P16"><text:s text:c="3"/>else</text:p>
            <text:p text:style-name="P16"><text:s text:c="7"/>ds.state_q_20 -= fir;</text:p>
            <text:p text:style-name="P16"><text:s text:c="3"/>ds.count_20 = (ds.count_20 &gt;= 19) ? 0 : (ds.count_20 + 1);</text:p>
            <text:p text:style-name="P16"><text:s text:c="3"/>if (ds.mag_new_sample == 0)</text:p>
            <text:p text:style-name="P16"><text:s text:c="8"/>SET_DSP_SQRT_APPROX(ds.mag_values_20[ds.mag_count], ds.state_q_20, ds.state_i_20);</text:p>
            <text:p text:style-name="P16"/>
            <text:p text:style-name="P16"><text:s text:c="3"/>/* update 24 count */</text:p>
            <text:p text:style-name="P16"><text:s text:c="3"/>b = (ds.sample_no &lt; df.dly_24) ? (ds.sample_no + df.buffer_size - df.dly_24) : (ds.sample_no - df.dly_24);</text:p>
            <text:p text:style-name="P16"><text:s text:c="3"/>fir = sample - ds.sample_buffer[b];</text:p>
            <text:p text:style-name="P16"><text:s text:c="3"/>if (ds.count_24 &gt;= 12)</text:p>
            <text:p text:style-name="P16"><text:s text:c="7"/>ds.state_i_24 += fir;</text:p>
            <text:p text:style-name="P16"><text:s text:c="3"/>else</text:p>
            <text:p text:style-name="P16"><text:s text:c="7"/>ds.state_i_24 -= fir;</text:p>
            <text:p text:style-name="P16"><text:s text:c="3"/>if ((ds.count_24 &gt;= 6) &amp;&amp; (ds.count_24 &lt; 18))</text:p>
            <text:p text:style-name="P16"><text:s text:c="7"/>ds.state_q_24 += fir;</text:p>
            <text:p text:style-name="P16"><text:s text:c="3"/>else</text:p>
            <text:p text:style-name="P16"><text:s text:c="7"/>ds.state_q_24 -= fir;</text:p>
            <text:p text:style-name="P16"><text:s text:c="3"/>ds.count_24 = (ds.count_24 &gt;= 23) ? 0 : (ds.count_24 + 1);</text:p>
            <text:p text:style-name="P16"><text:s text:c="3"/>if (ds.mag_new_sample == 0)</text:p>
            <text:p text:style-name="P16"><text:s text:c="8"/>SET_DSP_SQRT_APPROX(ds.mag_values_24[ds.mag_count], ds.state_q_24, ds.state_i_24);</text:p>
            <text:p text:style-name="P16"/>
            <text:p text:style-name="P16"><text:s text:c="3"/>ds.sample_buffer[ds.sample_no++] = sample;</text:p>
            <text:p text:style-name="P16"><text:s text:c="3"/>if (ds.sample_no &gt;= df.buffer_size)</text:p>
            <text:p text:style-name="P16"><text:s text:c="6"/>ds.sample_no = 0;</text:p>
            <text:p text:style-name="P16"/>
            <text:p text:style-name="P16">}</text:p>
            <text:p text:style-name="P97">#define DSPINT_MAX_SAMPLEBUFFER 96</text:p>
            <text:p text:style-name="P90"/>
          </text:deletion>
        </text:changed-region>
        <text:changed-region xml:id="ct1963307360544" text:id="ct1963307360544">
          <text:deletion>
            <office:change-info>
              <dc:creator>Unknown Author</dc:creator>
              <dc:date>2021-10-17T13:29:57</dc:date>
            </office:change-info>
            <text:p text:style-name="P90"/>
            <text:p text:style-name="P101"/>
          </text:deletion>
        </text:changed-region>
        <text:changed-region xml:id="ct1963311060800" text:id="ct1963311060800">
          <text:insertion>
            <office:change-info>
              <dc:creator>Unknown Author</dc:creator>
              <dc:date>2023-01-10T12:36:03</dc:date>
            </office:change-info>
          </text:insertion>
        </text:changed-region>
        <text:changed-region xml:id="ct1963311031040" text:id="ct1963311031040">
          <text:insertion>
            <office:change-info>
              <dc:creator>Unknown Author</dc:creator>
              <dc:date>2023-01-10T12:37:04</dc:date>
            </office:change-info>
          </text:insertion>
        </text:changed-region>
        <text:changed-region xml:id="ct1963487465088" text:id="ct1963487465088">
          <text:insertion>
            <office:change-info>
              <dc:creator>Unknown Author</dc:creator>
              <dc:date>2023-01-10T12:38:47</dc:date>
            </office:change-info>
          </text:insertion>
        </text:changed-region>
        <text:changed-region xml:id="ct1963307352384" text:id="ct1963307352384">
          <text:insertion>
            <office:change-info>
              <dc:creator>Unknown Author</dc:creator>
              <dc:date>2021-10-28T09:26:03</dc:date>
            </office:change-info>
          </text:insertion>
        </text:changed-region>
        <text:changed-region xml:id="ct1963307355504" text:id="ct1963307355504">
          <text:format-change>
            <office:change-info>
              <dc:creator>Unknown Author</dc:creator>
              <dc:date>2021-10-28T09:27:40</dc:date>
            </office:change-info>
          </text:format-change>
        </text:changed-region>
        <text:changed-region xml:id="ct1963307357184" text:id="ct1963307357184">
          <text:insertion>
            <office:change-info>
              <dc:creator>Unknown Author</dc:creator>
              <dc:date>2021-11-12T10:37: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4">Simple Conversational Amateur Messaging Protocol </text:span><text:span text:style-name="T55">(SCAMP)</text:span></text:p>
      <text:p text:style-name="P29"/>
      <text:p text:style-name="P30">by Daniel Marks, KW4TI</text:p>
      <text:p text:style-name="P30"/>
      <text:p text:style-name="P30">Draft v0.<text:change text:change-id="ct1963303359008"/><text:change-start text:change-id="ct1963303360208"/><text:span text:style-name="T123">5</text:span><text:change-end text:change-id="ct1963303360208"/> 202<text:change-start text:change-id="ct1963303364288"/><text:span text:style-name="T123">3</text:span><text:change-end text:change-id="ct1963303364288"/><text:change text:change-id="ct1963303359248"/>-1<text:change text:change-id="ct1963303361888"/><text:change text:change-id="ct1963303354688"/><text:change-start text:change-id="ct1963303366208"/>-<text:change-end text:change-id="ct1963303366208"/><text:change-start text:change-id="ct1963303362368"/><text:span text:style-name="T123">10</text:span><text:change-end text:change-id="ct1963303362368"/></text:p>
      <text:p text:style-name="P30"/>
      <text:h text:style-name="Heading_20_1" text:outline-level="1">Abstract</text:h>
      <text:p text:style-name="P29"/>
      <text:p text:style-name="P2">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56">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
      <text:h text:style-name="Heading_20_1" text:outline-level="1">Introduction</text:h>
      <text:p text:style-name="P28"/>
      <text:p text:style-name="P27">There is now an abundance of amateur radio data modes. <text:s/>Early digital modes used FSK, for example, RTTY45<text:change-start text:change-id="ct1963303364528"/>, <text:span text:style-name="T117">AMTOR,</text:span><text:change-end text:change-id="ct1963303364528"/>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7"/>
      <text:p text:style-name="P26"><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6"/>
      <text:p text:style-name="P26"/>
      <text:h text:style-name="P62" text:outline-level="1">Modulation layer</text:h>
      <text:p text:style-name="P25"/>
      <text:p text:style-name="P25">The <text:span text:style-name="T20">modulation layer is of one of two types:</text:span></text:p>
      <text:p text:style-name="P25"/>
      <text:p text:style-name="P24"><text:span text:style-name="T21">On Off Keying</text:span> <text:s/><text:span text:style-name="T41">(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1">reciprocal of the </text:span><text:span text:style-name="T22">baud rate.</text:span></text:p>
      <text:p text:style-name="P24"/>
      <text:p text:style-name="P23"><text:span text:style-name="T21">2 Frequency Shift Keying</text:span> <text:span text:style-name="T41">(FSK) </text:span>– When transmitting, the carrier alternates between two frequencies <text:span text:style-name="T46">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1963301639696"/><text:span text:style-name="T109">a multiple of </text:span><text:change-end text:change-id="ct1963301639696"/><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23"/>
      <text:p text:style-name="P23"/>
      <text:p text:style-name="P23"/>
      <text:p text:style-name="P23"><text:soft-page-break/></text:p>
      <text:h text:style-name="Heading_20_1" text:outline-level="1">Digital Encoding</text:h>
      <text:p text:style-name="P22"/>
      <text:p text:style-name="P22">Messages are sent as 30 bit<text:change-start text:change-id="ct1963301644736"/> <text:span text:style-name="T73">data</text:span><text:change-end text:change-id="ct1963301644736"/> <text:change-start text:change-id="ct1963301639936"/><text:span text:style-name="T102">frames</text:span><text:change-end text:change-id="ct1963301639936"/><text:change text:change-id="ct1963301642576"/>, <text:span text:style-name="T33">in order of </text:span>most significant bit to least significant bit (left to right as shown here). <text:s/>The format of each <text:change-start text:change-id="ct1963301640176"/><text:span text:style-name="T102">frame</text:span><text:change-end text:change-id="ct1963301640176"/><text:change text:change-id="ct1963301640416"/> is</text:p>
      <text:p text:style-name="P22"/>
      <text:p text:style-name="P12">C XXXX C XXXX C XXXX C XXXX C XXXX C XXXX</text:p>
      <text:p text:style-name="P22"><text:span text:style-name="T33">MSB</text:span> <text:s text:c="82"/><text:span text:style-name="T33">LSB</text:span></text:p>
      <text:p text:style-name="P22"/>
      <text:p text:style-name="P22">The 24 <text:span text:style-name="T28">“X”</text:span> are 24 data bits to be sent in the <text:change-start text:change-id="ct1963301643296"/><text:span text:style-name="T102">frame</text:span><text:change-end text:change-id="ct1963301643296"/><text:change text:change-id="ct1963301644976"/> which are a Golay code word. <text:s/>Each <text:span text:style-name="T28">“C”</text:span> is the complement of the bit immediately following it. <text:s/><text:span text:style-name="T32">This ensures there </text:span><text:change-start text:change-id="ct1963301637296"/><text:span text:style-name="T118">are</text:span><text:change-end text:change-id="ct1963301637296"/><text:change text:change-id="ct1963301638736"/><text:span text:style-name="T32"> no more than five consecutive mark or spaces (ones or zeros) </text:span><text:span text:style-name="T33">in a valid codeword or consecutive codewords</text:span><text:span text:style-name="T32">. <text:s/>The transition between the mark and space condition is used to aid in clock recovery and to allow an initial or resynchronization phase to be recognized.</text:span></text:p>
      <text:p text:style-name="P22"/>
      <text:p text:style-name="P22"/>
      <text:h text:style-name="Heading_20_1" text:outline-level="1">Golay code word</text:h>
      <text:p text:style-name="P21"/>
      <text:p text:style-name="P21">Each <text:span text:style-name="T34">G</text:span>olay code word consists<text:change-start text:change-id="ct1963303365488"/> <text:span text:style-name="T119">of</text:span><text:change-end text:change-id="ct1963303365488"/><text:change text:change-id="ct1963303355168"/><text:change-start text:change-id="ct1963303356368"/> <text:s/><text:change-end text:change-id="ct1963303356368"/>two halves.</text:p>
      <text:p text:style-name="P21"/>
      <text:p text:style-name="P11">PPPP PPPP PPPP XXXX XXXX XXXX</text:p>
      <text:p text:style-name="P21">MSB <text:s text:c="53"/>LSB</text:p>
      <text:p text:style-name="P21"/>
      <text:p text:style-name="P21">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21"/>
      <text:p text:style-name="P21"/>
      <text:h text:style-name="Heading_20_1" text:outline-level="1">Golay code word types</text:h>
      <text:p text:style-name="P4"/>
      <text:p text:style-name="P4">The Golay code word types are the 12-bit payload to be sent in the Golay code word. <text:s/>There are two Golay code word types. <text:s/></text:p>
      <text:p text:style-name="P4"/>
      <text:p text:style-name="P19">Data code word type</text:p>
      <text:p text:style-name="P4"/>
      <text:p text:style-name="P9">1111 XXXX XXXX</text:p>
      <text:p text:style-name="P4">MSB <text:s text:c="16"/>LSB</text:p>
      <text:p text:style-name="P21"/>
      <text:p text:style-name="P4">This encodes 8-bit raw binary data <text:span text:style-name="T31">XXXX XXXX</text:span><text:span text:style-name="T38"> in order of MSB to LSB</text:span>. <text:s/>This message is intended to be used for exchanging data for file transfer protocols and other uses left up to the <text:span text:style-name="T47">users</text:span>. <text:s text:c="2"/>It is not an efficient encoding of this data but is included so that the connection may be used for purposes other than text exchange.</text:p>
      <text:p text:style-name="P4"/>
      <text:p text:style-name="P4"><text:soft-page-break/></text:p>
      <text:p text:style-name="P4"/>
      <text:p text:style-name="P19">Text code word type</text:p>
      <text:p text:style-name="P4"/>
      <text:p text:style-name="P9">YYYYYY XXXXXX</text:p>
      <text:p text:style-name="P4">MSB <text:s text:c="15"/>LSB</text:p>
      <text:p text:style-name="P4"/>
      <text:p text:style-name="P4">These encode two 6 bit symbols <text:span text:style-name="T28">XXXXXX</text:span> and <text:span text:style-name="T28">YYYYYY</text:span>. <text:s/>The symbol <text:span text:style-name="T28">XXXXXX</text:span> precedes that of <text:span text:style-name="T28">YYYYYY </text:span>in the data stream, that is, <text:span text:style-name="T35">when considered as part of a message, the symbol corresponding to </text:span><text:span text:style-name="T29">XXXXXX</text:span><text:span text:style-name="T35"> precedes </text:span><text:span text:style-name="T29">YYYYYY</text:span><text:span text:style-name="T35">.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35"> should be the code, and </text:span><text:span text:style-name="T29">YYYYYY</text:span><text:span text:style-name="T35"> should be 000000. <text:s/></text:span><text:span text:style-name="T36">A code word with both </text:span><text:span text:style-name="T30">XXXXXX</text:span><text:span text:style-name="T36"> and </text:span><text:span text:style-name="T30">YYYYYY</text:span><text:span text:style-name="T36"> being 000000 is valid and should be considered as two no symbols.</text:span><text:change-start text:change-id="ct1963303367408"/><text:span text:style-name="T36"> <text:s/></text:span><text:span text:style-name="T109">This symbol may be sent continuously during a connection one wishes to send a real-time typing message, or alterna</text:span><text:span text:style-name="T120">tively</text:span><text:span text:style-name="T109"> one can initiate a </text:span><text:span text:style-name="T121">re</text:span><text:span text:style-name="T109">synchronization.</text:span><text:change-end text:change-id="ct1963303367408"/></text:p>
      <text:p text:style-name="P4"/>
      <text:p text:style-name="P6">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38">immediate </text:span>succession, that is, <text:span text:style-name="T38">there should be no delay </text:span>between sending the redundant copies of the code word. <text:s/>This enables the copies of the code word to be coherently summed by the receiver. <text:s/><text:span text:style-name="T37">Redundantly sent data code words </text:span><text:span text:style-name="T48">(as opposed to text code words)</text:span><text:span text:style-name="T37"> should not be discarded. <text:s/></text:span><text:change-start text:change-id="ct1963301637776"/></text:p>
      <text:p text:style-name="P6"/>
      <text:p text:style-name="P20">Reserved <text:span text:style-name="T86">code </text:span>word <text:span text:style-name="T86">type</text:span></text:p>
      <text:p text:style-name="P34"/>
      <text:p text:style-name="P10"><text:span text:style-name="T85">XXXXYY</text:span> <text:span text:style-name="T84">1111</text:span><text:span text:style-name="T85">YY</text:span></text:p>
      <text:p text:style-name="P5">MSB <text:s text:c="15"/>LSB</text:p>
      <text:p text:style-name="P34"/>
      <text:p text:style-name="P34">where <text:span text:style-name="T85">XXXX</text:span> is not 1111. <text:s/>These <text:span text:style-name="T112">240 codes </text:span>are reserved for future use.<text:change-end text:change-id="ct1963301637776"/><text:change-start text:change-id="ct1963303367168"/> <text:s/><text:span text:style-name="T110">Some possibilities are codes to indicate </text:span><text:span text:style-name="T114">the</text:span><text:span text:style-name="T110"> beginning or end of transmission, </text:span><text:span text:style-name="T114">request retransmission, </text:span><text:span text:style-name="T110">and codes to indicate </text:span><text:span text:style-name="T114">the</text:span><text:span text:style-name="T110"> </text:span><text:span text:style-name="T113">symbol</text:span><text:span text:style-name="T110"> set (for example </text:span><text:span text:style-name="T114">Latin, </text:span><text:span text:style-name="T110">Cyrillic, </text:span><text:span text:style-name="T111">Arabic,</text:span><text:span text:style-name="T110"> Hebrew, </text:span><text:span text:style-name="T111">Kana, </text:span><text:span text:style-name="T110">or Greek) at the beginning of the transmission.</text:span><text:change-end text:change-id="ct1963303367168"/><text:change-start text:change-id="ct1963371135296"/></text:p>
      <text:p text:style-name="P34"><text:change-end text:change-id="ct1963371135296"/></text:p>
      <text:h text:style-name="Heading_20_1" text:outline-level="1"><text:change-start text:change-id="ct1963306968400"/><text:span text:style-name="T95">Frame</text:span><text:change-end text:change-id="ct1963306968400"/><text:change-start text:change-id="ct1963306966240"/><text:span text:style-name="T94"> </text:span><text:change-end text:change-id="ct1963306966240"/>Synchronization</text:h>
      <text:p text:style-name="P7"/>
      <text:p text:style-name="P8">One of the aspects of a protocol that is most susceptible to corruption is desynchronization of the bit stream, that is, incorrectly starting a 30-bit <text:change-start text:change-id="ct1963306960000"/><text:span text:style-name="T102">frame</text:span><text:change-end text:change-id="ct1963306960000"/><text:change text:change-id="ct1963306965520"/><text:change-start text:change-id="ct1963306960240"/> <text:change-end text:change-id="ct1963306960240"/><text:span text:style-name="T39">at the wrong point in the bit stream. <text:s/></text:span><text:span text:style-name="T40">Therefore a synchronization protocol is necessary that can synchronize the beginning of a 30-bit </text:span><text:change-start text:change-id="ct1963306959520"/><text:span text:style-name="T102">frame</text:span><text:change-end text:change-id="ct1963306959520"/><text:change text:change-id="ct1963306964800"/><text:span text:style-name="T40">.</text:span><text:change-start text:change-id="ct1963306959040"/><text:span text:style-name="T40"> <text:s/></text:span><text:span text:style-name="T73">A fixed 30-bit synchronization </text:span><text:span text:style-name="T102">frame</text:span><text:span text:style-name="T73"> is used that the receiver can recognize to indicate when a full </text:span><text:span text:style-name="T102">frame</text:span><text:span text:style-name="T73"> has been received, with the next 30-bit data </text:span><text:span text:style-name="T102">frame</text:span><text:span text:style-name="T73"> starting immediately afterwards. <text:s/>To not be mistaken as a data </text:span><text:span text:style-name="T102">frame</text:span><text:span text:style-name="T73">, the synchronization codeword must not be likely to be received as a valid data </text:span><text:span text:style-name="T102">frame</text:span><text:span text:style-name="T73">, even with added noise corruption. <text:s/>As the 30-bit data </text:span><text:span text:style-name="T102">frame</text:span><text:span text:style-name="T73"> has complement bits inserted into it, the synchronization code word should not have complement bits at the same positions for as few shifts of the code word as possible so that the synchronization and data </text:span><text:span text:style-name="T102">frame</text:span><text:span text:style-name="T73">s are unlikely to be confused with </text:span><text:soft-page-break/><text:span text:style-name="T73">added noise. <text:s/>Furthermore, the </text:span><text:span text:style-name="T102">synchronization frame</text:span><text:span text:style-name="T73"> should have low autocorrelation sidelobes so that it is unlikely that a shift of the </text:span><text:span text:style-name="T102">frame </text:span><text:span text:style-name="T73">in the presence of noise triggers a synchronization.</text:span></text:p>
      <text:p text:style-name="P8"/>
      <text:p text:style-name="P31"><text:span text:style-name="T79">The synchronization </text:span><text:span text:style-name="T102">frame</text:span> is given by the 30 bit <text:span text:style-name="T79">number</text:span></text:p>
      <text:p text:style-name="P31"/>
      <text:p text:style-name="P13">11111 01101 00011 00111 01000 11110 or 0x3ED19D1E</text:p>
      <text:p text:style-name="P31"><text:s/></text:p>
      <text:p text:style-name="P31"><text:span text:style-name="T80">which is sent MSB to LSB, </text:span><text:span text:style-name="T81">or in order of left to right as written here</text:span><text:span text:style-name="T80">. <text:s/></text:span>This codeword has a maximum of two complemented bits for any shift and an autocorrelation, given a bipolar encoding such that 1 is +1 and 0 is -1:</text:p>
      <text:p text:style-name="P31"/>
      <text:p text:style-name="P15">30 3 -2 -3 0 -1 -2 3 0 -3 -2 -1 4 1 2 -1 -4 1 2 3 -4 1 -2 -1 4 3 2 1 0 -1</text:p>
      <text:p text:style-name="P31"/>
      <text:p text:style-name="P31"><text:span text:style-name="T74">so that the maximum </text:span><text:span text:style-name="T75">off-peak autocorrelation without noise has a magnitude of 4 for a noise rejection capability of </text:span><text:span text:style-name="T77">2</text:span><text:span text:style-name="T75">0 log</text:span><text:span text:style-name="T89">10</text:span><text:span text:style-name="T75"> (30/</text:span><text:span text:style-name="T88">4</text:span><text:span text:style-name="T75">) = </text:span><text:span text:style-name="T77">17.5</text:span><text:span text:style-name="T75"> dB. <text:s/>The receiver should continuous</text:span><text:span text:style-name="T87">ly</text:span><text:span text:style-name="T75"> cross-correlate the incoming bit stream with this code word and reset the clock edge timer </text:span><text:span text:style-name="T76">so that the first bit of the subsequent data code word is sampled at one bit interval after the peak of the cross-correlation occurs, </text:span><text:span text:style-name="T109">or the synchronization frame is approximately matched by the last 30 bits</text:span><text:span text:style-name="T76">. <text:s/></text:span><text:span text:style-name="T78">The codeword may be resent periodically to aid in resynchronization.</text:span></text:p>
      <text:p text:style-name="P32"/>
      <text:p text:style-name="P36">When first keying up a transmission, a receiver must be given time to start receiving. <text:s/>Furthermore, if the FSK mode is used, the receiver must <text:span text:style-name="T96">determine which of the two FSK frequencies corresponds to the </text:span><text:span text:style-name="T115">mark condition</text:span><text:span text:style-name="T96">. <text:s/>To do this, a sequence of </text:span><text:span text:style-name="T99">20</text:span><text:span text:style-name="T96"> or more </text:span><text:span text:style-name="T116">mark</text:span><text:span text:style-name="T96"> intervals are sent at the beginning of the transmission, followed by </text:span><text:span text:style-name="T97">3 or 4 </text:span><text:span text:style-name="T116">space</text:span><text:span text:style-name="T97"> intervals, then two </text:span><text:span text:style-name="T116">mark</text:span><text:span text:style-name="T97">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6"/>
      <text:p text:style-name="P14"><text:span text:style-name="T97">11 1111 1111 1111 1111 1111 11</text:span><text:span text:style-name="T98">00</text:span><text:span text:style-name="T97"> 00</text:span><text:span text:style-name="T98">11</text:span><text:span text:style-name="T97"> </text:span></text:p>
      <text:p text:style-name="P14">11 1110 1101 0001 1001 1101 0001 1110</text:p>
      <text:p text:style-name="P32"/>
      <text:p text:style-name="P35"><text:change-end text:change-id="ct1963306959040"/><text:change text:change-id="ct1963306960960"/><text:change text:change-id="ct1963306967440"/><text:change text:change-id="ct1963306968640"/><text:change text:change-id="ct1963306969600"/><text:change text:change-id="ct1963306962640"/><text:change-start text:change-id="ct1963306957120"/><text:span text:style-name="T100">The initial 24 one bit intervals provides sufficient time for the receiver to </text:span><text:span text:style-name="T101">begin to receive, and if the FSK mode is used, the receiver uses the received frequency to denote the one bit. <text:s/></text:span><text:change-end text:change-id="ct1963306957120"/></text:p>
      <text:p text:style-name="P6"/>
      <text:p text:style-name="P37"><text:change text:change-id="ct1963306959760"/><text:change-start text:change-id="ct1963306963120"/>When a data frame is received without error, six pairs of complement bits should be received corresponding to the bit pairs 1 and 2, 6 and 7, 11 and 12, 16 and 17, 21 and 22<text:change-end text:change-id="ct1963306963120"/><text:change-start text:change-id="ct1963306960720"/>,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1963306960720"/><text:change-start text:change-id="ct1963306968160"/>ion was missed. <text:s/><text:span text:style-name="T103">With the erroneous bit transition, it is unlikely that the six complemented bits will be observed in their proper positions. <text:s/></text:span>If an extra bit transition occurs in error, then the thirty bits of a frame occurs one bit sooner than it should <text:change-end text:change-id="ct1963306968160"/><text:change-start text:change-id="ct1963306963840"/>for the uncorrupted frame. <text:s/>In this case, if<text:change-end text:change-id="ct1963306963840"/><text:change-start text:change-id="ct1963306957360"/> <text:span text:style-name="T103">the number of complement bits are counted f</text:span><text:change-end text:change-id="ct1963306957360"/><text:change-start text:change-id="ct1963306962880"/><text:span text:style-name="T103">or the frame with the frame being advanced one bit, ideally five complement bits should be counted, as this indicates that waiting for another bit transition would add the sixth complement bit </text:span><text:span text:style-name="T104">pair </text:span><text:span text:style-name="T103">and therefore complete the frame, though with </text:span><text:span text:style-name="T104">bit</text:span><text:span text:style-name="T103"> errors</text:span><text:change-end text:change-id="ct1963306962880"/><text:change-start text:change-id="ct1963306965760"/><text:span text:style-name="T103"> (which might be corrected using FEC). <text:s/>If a bit transition is missed, then by examining the frame delayed by one bit, one should ideally count six complement bits, and this indicates that </text:span><text:change-end text:change-id="ct1963306965760"/><text:change-start text:change-id="ct1963306964080"/><text:span text:style-name="T103">one counted an extra bit during the frame, and that the </text:span><text:change-end text:change-id="ct1963306964080"/><text:change-start text:change-id="ct1963306970080"/><text:span text:style-name="T103">frame is the thirty bits that are delayed by one bit from the current bit. <text:s/>Furthermore, the most recently received bit is the first bit of the next frame. <text:s/>Importantly, </text:span><text:soft-page-break/><text:span text:style-name="T103">by examining the number of complement bits in </text:span><text:change-end text:change-id="ct1963306970080"/><text:change-start text:change-id="ct1963306966000"/><text:span text:style-name="T103">frames delayed or advanced by one bit, one can detect frame synchronization errors and possibly correct them by </text:span><text:change-end text:change-id="ct1963306966000"/><text:change-start text:change-id="ct1963306961440"/><text:span text:style-name="T103">advancing or delaying the bit stream by one bit to compensate for the error. <text:s/></text:span><text:change-end text:change-id="ct1963306961440"/></text:p>
      <text:p text:style-name="P1"/>
      <text:h text:style-name="Heading_20_1" text:outline-level="1">Appendi<text:span text:style-name="T1">ces</text:span></text:h>
      <text:h text:style-name="P64" text:outline-level="2">Six-bit symbol encoding</text:h>
      <text:p text:style-name="P50"/>
      <text:p text:style-name="P51">The following is a table of the six bit code. <text:s/><text:span text:style-name="T4">One or two of these codes form a 12-bit Golay code word which can send one or two character symbols. <text:s/>The six bit code is as follows:</text:span></text:p>
      <text:p text:style-name="P5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table-cell table:style-name="Table1.A1" office:value-type="string">
            <text:p text:style-name="Table_20_Contents"/>
          </table:table-cell>
          <table:table-cell table:style-name="Table1.A1" office:value-type="string">
            <text:p text:style-name="P40">000<text:change-start text:change-id="ct1963306966480"/></text:p>
            <text:p text:style-name="P40"><text:change-end text:change-id="ct1963306966480"/></text:p>
          </table:table-cell>
          <table:table-cell table:style-name="Table1.A1" office:value-type="string">
            <text:p text:style-name="P40">001</text:p>
          </table:table-cell>
          <table:table-cell table:style-name="Table1.A1" office:value-type="string">
            <text:p text:style-name="P40">010</text:p>
          </table:table-cell>
          <table:table-cell table:style-name="Table1.A1" office:value-type="string">
            <text:p text:style-name="P40">011</text:p>
          </table:table-cell>
          <table:table-cell table:style-name="Table1.A1" office:value-type="string">
            <text:p text:style-name="P40">100</text:p>
          </table:table-cell>
          <table:table-cell table:style-name="Table1.A1" office:value-type="string">
            <text:p text:style-name="P40">101</text:p>
          </table:table-cell>
          <table:table-cell table:style-name="Table1.A1" office:value-type="string">
            <text:p text:style-name="P40">110</text:p>
          </table:table-cell>
          <table:table-cell table:style-name="Table1.A1" office:value-type="string">
            <text:p text:style-name="P40">111</text:p>
          </table:table-cell>
        </table:table-row>
        <table:table-row>
          <table:table-cell table:style-name="Table1.A1" office:value-type="string">
            <text:p text:style-name="P40">000xxx</text:p>
          </table:table-cell>
          <table:table-cell table:style-name="Table1.A1" office:value-type="string">
            <text:p text:style-name="P40">No symbol</text:p>
          </table:table-cell>
          <table:table-cell table:style-name="Table1.A1" office:value-type="string">
            <text:p text:style-name="P3">Backspace</text:p>
          </table:table-cell>
          <table:table-cell table:style-name="Table1.A1" office:value-type="string">
            <text:p text:style-name="P41">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0">( <text:s/>left parenthesis</text:p>
          </table:table-cell>
        </table:table-row>
        <table:table-row>
          <table:table-cell table:style-name="Table1.A1" office:value-type="string">
            <text:p text:style-name="P40">001xxx</text:p>
          </table:table-cell>
          <table:table-cell table:style-name="Table1.A1" office:value-type="string">
            <text:p text:style-name="P40">) right parenthesis</text:p>
          </table:table-cell>
          <table:table-cell table:style-name="Table1.A1" office:value-type="string">
            <text:p text:style-name="Table_20_Contents">* <text:span text:style-name="T2">(asterisk)</text:span></text:p>
          </table:table-cell>
          <table:table-cell table:style-name="Table1.A1" office:value-type="string">
            <text:p text:style-name="P40">+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0">0</text:p>
          </table:table-cell>
        </table:table-row>
        <table:table-row>
          <table:table-cell table:style-name="Table1.A1" office:value-type="string">
            <text:p text:style-name="P40">010xxx</text:p>
          </table:table-cell>
          <table:table-cell table:style-name="Table1.A1" office:value-type="string">
            <text:p text:style-name="P40">1</text:p>
            <text:p text:style-name="P40"/>
          </table:table-cell>
          <table:table-cell table:style-name="Table1.A1" office:value-type="string">
            <text:p text:style-name="P40">2</text:p>
          </table:table-cell>
          <table:table-cell table:style-name="Table1.A1" office:value-type="string">
            <text:p text:style-name="P40">3</text:p>
          </table:table-cell>
          <table:table-cell table:style-name="Table1.A1" office:value-type="string">
            <text:p text:style-name="P40">4</text:p>
          </table:table-cell>
          <table:table-cell table:style-name="Table1.A1" office:value-type="string">
            <text:p text:style-name="P40">5</text:p>
          </table:table-cell>
          <table:table-cell table:style-name="Table1.A1" office:value-type="string">
            <text:p text:style-name="P40">6</text:p>
          </table:table-cell>
          <table:table-cell table:style-name="Table1.A1" office:value-type="string">
            <text:p text:style-name="P40">7</text:p>
          </table:table-cell>
          <table:table-cell table:style-name="Table1.A1" office:value-type="string">
            <text:p text:style-name="P40">8</text:p>
          </table:table-cell>
        </table:table-row>
        <table:table-row>
          <table:table-cell table:style-name="Table1.A1" office:value-type="string">
            <text:p text:style-name="P40">011xxx</text:p>
          </table:table-cell>
          <table:table-cell table:style-name="Table1.A1" office:value-type="string">
            <text:p text:style-name="P40">9</text:p>
          </table:table-cell>
          <table:table-cell table:style-name="Table1.A1" office:value-type="string">
            <text:p text:style-name="Table_20_Contents">: <text:span text:style-name="T2">(colon)</text:span></text:p>
          </table:table-cell>
          <table:table-cell table:style-name="Table1.A1" office:value-type="string">
            <text:p text:style-name="P39">; (semi colon)</text:p>
          </table:table-cell>
          <table:table-cell table:style-name="Table1.A1" office:value-type="string">
            <text:p text:style-name="P39">= (equal)</text:p>
          </table:table-cell>
          <table:table-cell table:style-name="Table1.A1" office:value-type="string">
            <text:p text:style-name="Table_20_Contents">? <text:span text:style-name="T2">(question mark)</text:span></text:p>
          </table:table-cell>
          <table:table-cell table:style-name="Table1.A1" office:value-type="string">
            <text:p text:style-name="P40">@ (at)</text:p>
          </table:table-cell>
          <table:table-cell table:style-name="Table1.A1" office:value-type="string">
            <text:p text:style-name="P40">A</text:p>
          </table:table-cell>
          <table:table-cell table:style-name="Table1.A1" office:value-type="string">
            <text:p text:style-name="P40">B</text:p>
          </table:table-cell>
        </table:table-row>
        <table:table-row>
          <table:table-cell table:style-name="Table1.A1" office:value-type="string">
            <text:p text:style-name="P40">100xxx</text:p>
          </table:table-cell>
          <table:table-cell table:style-name="Table1.A1" office:value-type="string">
            <text:p text:style-name="P40">C</text:p>
            <text:p text:style-name="P40"/>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A1" office:value-type="string">
            <text:p text:style-name="P40">G</text:p>
          </table:table-cell>
          <table:table-cell table:style-name="Table1.A1" office:value-type="string">
            <text:p text:style-name="P40">H</text:p>
          </table:table-cell>
          <table:table-cell table:style-name="Table1.A1" office:value-type="string">
            <text:p text:style-name="P40">I</text:p>
          </table:table-cell>
          <table:table-cell table:style-name="Table1.A1" office:value-type="string">
            <text:p text:style-name="P40">J</text:p>
          </table:table-cell>
        </table:table-row>
        <table:table-row>
          <table:table-cell table:style-name="Table1.A1" office:value-type="string">
            <text:p text:style-name="P40">101xxx</text:p>
          </table:table-cell>
          <table:table-cell table:style-name="Table1.A1" office:value-type="string">
            <text:p text:style-name="P40">K</text:p>
            <text:p text:style-name="P40"/>
          </table:table-cell>
          <table:table-cell table:style-name="Table1.A1" office:value-type="string">
            <text:p text:style-name="P40">L</text:p>
          </table:table-cell>
          <table:table-cell table:style-name="Table1.A1" office:value-type="string">
            <text:p text:style-name="P40">M</text:p>
          </table:table-cell>
          <table:table-cell table:style-name="Table1.A1" office:value-type="string">
            <text:p text:style-name="P40">N</text:p>
          </table:table-cell>
          <table:table-cell table:style-name="Table1.A1" office:value-type="string">
            <text:p text:style-name="P40">O</text:p>
          </table:table-cell>
          <table:table-cell table:style-name="Table1.A1" office:value-type="string">
            <text:p text:style-name="P40">P</text:p>
          </table:table-cell>
          <table:table-cell table:style-name="Table1.A1" office:value-type="string">
            <text:p text:style-name="P40">Q</text:p>
          </table:table-cell>
          <table:table-cell table:style-name="Table1.A1" office:value-type="string">
            <text:p text:style-name="P40">R</text:p>
          </table:table-cell>
        </table:table-row>
        <table:table-row>
          <table:table-cell table:style-name="Table1.A1" office:value-type="string">
            <text:p text:style-name="P40">110xxx</text:p>
          </table:table-cell>
          <table:table-cell table:style-name="Table1.A1" office:value-type="string">
            <text:p text:style-name="P40">S</text:p>
            <text:p text:style-name="P40"/>
          </table:table-cell>
          <table:table-cell table:style-name="Table1.A1" office:value-type="string">
            <text:p text:style-name="P40">T</text:p>
          </table:table-cell>
          <table:table-cell table:style-name="Table1.A1" office:value-type="string">
            <text:p text:style-name="P40">U</text:p>
          </table:table-cell>
          <table:table-cell table:style-name="Table1.A1" office:value-type="string">
            <text:p text:style-name="P40">V</text:p>
          </table:table-cell>
          <table:table-cell table:style-name="Table1.A1" office:value-type="string">
            <text:p text:style-name="P40">W</text:p>
          </table:table-cell>
          <table:table-cell table:style-name="Table1.A1" office:value-type="string">
            <text:p text:style-name="P40">X</text:p>
          </table:table-cell>
          <table:table-cell table:style-name="Table1.A1" office:value-type="string">
            <text:p text:style-name="P40">Y</text:p>
          </table:table-cell>
          <table:table-cell table:style-name="Table1.A1" office:value-type="string">
            <text:p text:style-name="P40">Z</text:p>
          </table:table-cell>
        </table:table-row>
        <table:table-row>
          <table:table-cell table:style-name="Table1.A1" office:value-type="string">
            <text:p text:style-name="P40">111xxx</text:p>
          </table:table-cell>
          <table:table-cell table:style-name="Table1.A1" office:value-type="string">
            <text:p text:style-name="P40">\ (backslash)</text:p>
          </table:table-cell>
          <table:table-cell table:style-name="Table1.A1" office:value-type="string">
            <text:p text:style-name="P40">^ (carat)</text:p>
          </table:table-cell>
          <table:table-cell table:style-name="Table1.A1" office:value-type="string">
            <text:p text:style-name="P40">` (grave)</text:p>
          </table:table-cell>
          <table:table-cell table:style-name="Table1.A1" office:value-type="string">
            <text:p text:style-name="P40">~ (tilde)</text:p>
          </table:table-cell>
          <table:table-cell table:style-name="Table1.A1" office:value-type="string">
            <text:p text:style-name="P40">INVALID</text:p>
          </table:table-cell>
          <table:table-cell table:style-name="Table1.A1" office:value-type="string">
            <text:p text:style-name="P40">INVALID</text:p>
          </table:table-cell>
          <table:table-cell table:style-name="Table1.A1" office:value-type="string">
            <text:p text:style-name="P40">INVALID</text:p>
          </table:table-cell>
          <table:table-cell table:style-name="Table1.A1" office:value-type="string">
            <text:p text:style-name="P40">INVALID</text:p>
          </table:table-cell>
        </table:table-row>
      </table:table>
      <text:p text:style-name="P50"/>
      <text:p text:style-name="P49">The codes 111100, 111101, 111110, and 111111 are invalid and are never to be used.</text:p>
      <text:p text:style-name="P47">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48">For other characters representable by 8-bit bytes, for example <text:change-start text:change-id="ct1963306966720"/><text:span text:style-name="T105">UTF-8 encoding </text:span><text:span text:style-name="T108">could be used</text:span><text:span text:style-name="T105">. <text:s/>However, as UTF-8 has </text:span><text:span text:style-name="T108">variable length symbols</text:span><text:span text:style-name="T105">, missed bytes could result in sustained decoding failures, </text:span><text:span text:style-name="T106">which is a serious drawback for amateur communications unless there is </text:span><text:span text:style-name="T110">a redundancy check and </text:span><text:span text:style-name="T107">an</text:span><text:span text:style-name="T106"> automatic retransmit request mechanism</text:span><text:span text:style-name="T105">. <text:s/></text:span><text:change-end text:change-id="ct1963306966720"/><text:change text:change-id="ct1963306963360"/><text:change text:change-id="ct1963306967920"/><text:change text:change-id="ct1963306966960"/><text:change text:change-id="ct1963306959280"/><text:change text:change-id="ct1963306957840"/></text:p>
      <text:p text:style-name="P47">MSB 1111 XXXX XXXX LSB</text:p>
      <text:p text:style-name="P44"><text:soft-page-break/>where XXXX XXXX is the <text:change-start text:change-id="ct1963306961680"/><text:span text:style-name="T105">byte</text:span><text:change-end text:change-id="ct1963306961680"/><text:change text:change-id="ct1963306958080"/><text:change-start text:change-id="ct1963306969120"/> <text:span text:style-name="T105">to be sent</text:span><text:change-end text:change-id="ct1963306969120"/>.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17"/>
      <text:p text:style-name="P91"><text:change text:change-id="ct1963306969840"/></text:p>
      <text:h text:style-name="P65" text:outline-level="2">Golay Matrix<text:change-start text:change-id="ct1963306961920"/> <text:span text:style-name="T82">and Encoding/Decoding</text:span><text:change-end text:change-id="ct1963306961920"/></text:h>
      <text:p text:style-name="P46"/>
      <text:p text:style-name="P42">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1963306971520"/><text:span text:style-name="T122">implementation of the Golay coding is in the code Appendix.</text:span><text:change-end text:change-id="ct1963306971520"/><text:change text:change-id="ct1963306958560"/></text:p>
      <text:p text:style-name="P93"><text:change text:change-id="ct1963306963600"/><text:change text:change-id="ct1963306969360"/></text:p>
      <text:p text:style-name="P42">The encoded word is simply the 12-bit word to be send with the 12-bit parity code prepended to it. <text:s/>The Golay code can correct up to 3 bit errors, and so to decode every possible error up to 3 bits, this code performs the following:</text:p>
      <text:p text:style-name="P42">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2">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2">3. <text:s/>Try flipping every bit in the sent 12-bit word and see if there are 2 or fewer errors between the calculated parity and the sent parity. <text:s/>If so, we know which bit of the 12-bit word is wrong and it is corrected.</text:p>
      <text:p text:style-name="P42">4. <text:s/>Try flipping every bit in the sent parity code and see if there are 2 or fewer errors between the calculated 12-bit word and the sent word. <text:s/>If so, we know which bits are wrong in the sent word and it is corrected.</text:p>
      <text:p text:style-name="P42">5. <text:s/>Otherwise, the error is uncorrectable or undetectable.</text:p>
      <text:p text:style-name="P42"><text:change-start text:change-id="ct1963306970560"/></text:p>
      <text:h text:style-name="P66" text:outline-level="2">Golay <text:span text:style-name="T123">Implementation Example</text:span></text:h>
      <text:p text:style-name="P56"/>
      <text:p text:style-name="P56">const uint16_t golay_matrix[12] =</text:p>
      <text:p text:style-name="P55">{</text:p>
      <text:p text:style-name="P55"><text:s text:c="4"/>0b110111000101,</text:p>
      <text:p text:style-name="P55"><text:s text:c="4"/>0b101110001011,</text:p>
      <text:p text:style-name="P55"><text:s text:c="4"/>0b011100010111,</text:p>
      <text:p text:style-name="P55"><text:s text:c="4"/>0b111000101101,</text:p>
      <text:p text:style-name="P55"><text:s text:c="4"/>0b110001011011,</text:p>
      <text:p text:style-name="P55"><text:s text:c="4"/>0b100010110111,</text:p>
      <text:p text:style-name="P55"><text:s text:c="4"/>0b000101101111,</text:p>
      <text:p text:style-name="P55"><text:s text:c="4"/>0b001011011101,</text:p>
      <text:p text:style-name="P55"><text:s text:c="4"/>0b010110111001,</text:p>
      <text:p text:style-name="P55"><text:s text:c="4"/>0b101101110001,</text:p>
      <text:p text:style-name="P55"><text:s text:c="4"/>0b011011100011,</text:p>
      <text:p text:style-name="P55"><text:s text:c="4"/>0b111111111110</text:p>
      <text:p text:style-name="P55">};</text:p>
      <text:p text:style-name="P55"/>
      <text:p text:style-name="P55">uint16_t golay_mult(uint16_t wd_enc)</text:p>
      <text:p text:style-name="P55">{</text:p>
      <text:p text:style-name="P55"><text:s text:c="3"/>uint16_t enc = 0;</text:p>
      <text:p text:style-name="P55"><text:s text:c="3"/>uint8_t i;</text:p>
      <text:p text:style-name="P55"><text:s text:c="3"/>for (i=12;i&gt;0;)</text:p>
      <text:p text:style-name="P55"><text:s text:c="3"/>{</text:p>
      <text:p text:style-name="P55"><text:s text:c="6"/>i--;</text:p>
      <text:p text:style-name="P55"><text:s text:c="6"/>if (wd_enc &amp; 1) enc ^= golay_matrix[i];</text:p>
      <text:p text:style-name="P55"><text:s text:c="6"/>wd_enc &gt;&gt;= 1;</text:p>
      <text:p text:style-name="P55"><text:s text:c="3"/>}</text:p>
      <text:p text:style-name="P55"><text:s text:c="3"/>return enc;</text:p>
      <text:p text:style-name="P55">}</text:p>
      <text:p text:style-name="P55"/>
      <text:p text:style-name="P55">uint8_t golay_hamming_weight_16(uint16_t n)</text:p>
      <text:p text:style-name="P55">{</text:p>
      <text:p text:style-name="P55"><text:s text:c="2"/>uint8_t s = 0, v;</text:p>
      <text:p text:style-name="P55"><text:s text:c="2"/>v = (n &gt;&gt; 8) &amp; 0xFF;</text:p>
      <text:p text:style-name="P55"><text:s text:c="2"/>while (v)</text:p>
      <text:p text:style-name="P55"><text:s text:c="2"/>{</text:p>
      <text:p text:style-name="P55"><text:s text:c="6"/>v = v &amp; (v - 1);</text:p>
      <text:p text:style-name="P55"><text:s text:c="6"/>s++;</text:p>
      <text:p text:style-name="P55"><text:s text:c="2"/>}</text:p>
      <text:p text:style-name="P55"><text:s text:c="2"/>v = n &amp; 0xFF;</text:p>
      <text:p text:style-name="P55"><text:s text:c="2"/>while (v)</text:p>
      <text:p text:style-name="P55"><text:s text:c="2"/>{</text:p>
      <text:p text:style-name="P55"><text:s text:c="6"/>v = v &amp; (v - 1);</text:p>
      <text:p text:style-name="P55"><text:s text:c="6"/>s++;</text:p>
      <text:p text:style-name="P55"><text:s text:c="2"/>}</text:p>
      <text:p text:style-name="P55"><text:s text:c="2"/>return s;</text:p>
      <text:p text:style-name="P55">}</text:p>
      <text:p text:style-name="P55"/>
      <text:p text:style-name="P55">uint32_t golay_encode(uint16_t wd_enc)</text:p>
      <text:p text:style-name="P55">{</text:p>
      <text:p text:style-name="P55"><text:s text:c="2"/>uint16_t enc = golay_mult(wd_enc);</text:p>
      <text:p text:style-name="P55"><text:s text:c="2"/>return (((uint32_t)enc) &lt;&lt; 12) | wd_enc;</text:p>
      <text:p text:style-name="P55">}</text:p>
      <text:p text:style-name="P55"/>
      <text:p text:style-name="P55">uint16_t golay_decode(uint32_t codeword, uint8_t *biterrs)</text:p>
      <text:p text:style-name="P55">{</text:p>
      <text:p text:style-name="P55"><text:s text:c="2"/>uint16_t enc = codeword &amp; 0xFFF;</text:p>
      <text:p text:style-name="P55"><text:s text:c="2"/>uint16_t parity = codeword &gt;&gt; 12;</text:p>
      <text:p text:style-name="P55"><text:s text:c="2"/>uint8_t i, biterr;</text:p>
      <text:p text:style-name="P55"><text:s text:c="2"/>uint16_t syndrome, parity_syndrome;</text:p>
      <text:p text:style-name="P55"/>
      <text:p text:style-name="P55"><text:s text:c="2"/>/* if there are three or fewer errors in the parity bits, then</text:p>
      <text:p text:style-name="P55"><text:s text:c="5"/>we hope that there are no errors in the data bits, otherwise</text:p>
      <text:p text:style-name="P55"><text:s text:c="5"/>the error is uncorrected */</text:p>
      <text:p text:style-name="P55"><text:s text:c="2"/>syndrome = golay_mult(enc) ^ parity;</text:p>
      <text:p text:style-name="P55"><text:s text:c="2"/>biterr = golay_hamming_weight_16(syndrome);</text:p>
      <text:p text:style-name="P55"><text:s text:c="2"/>if (biterr &lt;= 3)</text:p>
      <text:p text:style-name="P55"><text:s text:c="2"/>{</text:p>
      <text:p text:style-name="P55"><text:s text:c="5"/>*biterrs = biterr;</text:p>
      <text:p text:style-name="P55"><text:s text:c="5"/>return enc;</text:p>
      <text:p text:style-name="P55"><text:s text:c="2"/>}</text:p>
      <text:p text:style-name="P55"><text:soft-page-break/></text:p>
      <text:p text:style-name="P55"><text:s text:c="2"/>/* check to see if the parity bits have no errors */</text:p>
      <text:p text:style-name="P55"><text:s text:c="2"/>parity_syndrome = golay_mult(parity) ^ enc;</text:p>
      <text:p text:style-name="P55"><text:s text:c="2"/>biterr = golay_hamming_weight_16(parity_syndrome);</text:p>
      <text:p text:style-name="P55"><text:s text:c="2"/>if (biterr &lt;= 3)</text:p>
      <text:p text:style-name="P55"><text:s text:c="2"/>{</text:p>
      <text:p text:style-name="P55"><text:s text:c="5"/>*biterrs = biterr;</text:p>
      <text:p text:style-name="P55"><text:s text:c="5"/>return enc ^ parity_syndrome;</text:p>
      <text:p text:style-name="P55"><text:s text:c="2"/>}</text:p>
      <text:p text:style-name="P55"/>
      <text:p text:style-name="P55"><text:s text:c="2"/>/* we flip each bit of the data to see if we have two or fewer errors */</text:p>
      <text:p text:style-name="P55"><text:s text:c="2"/>for (i=12;i&gt;0;)</text:p>
      <text:p text:style-name="P55"><text:s text:c="2"/>{</text:p>
      <text:p text:style-name="P55"><text:s text:c="6"/>i--;</text:p>
      <text:p text:style-name="P55"><text:s text:c="6"/>biterr = golay_hamming_weight_16(syndrome ^ golay_matrix[i]);</text:p>
      <text:p text:style-name="P55"><text:s text:c="6"/>if (biterr &lt;= 2)</text:p>
      <text:p text:style-name="P55"><text:s text:c="6"/>{</text:p>
      <text:p text:style-name="P55"><text:s text:c="10"/>*biterrs = biterr+1;</text:p>
      <text:p text:style-name="P55"><text:s text:c="10"/>return enc ^ (((uint16_t)0x800) &gt;&gt; i);</text:p>
      <text:p text:style-name="P55"><text:s text:c="6"/>}</text:p>
      <text:p text:style-name="P55"><text:s text:c="2"/>}</text:p>
      <text:p text:style-name="P55"/>
      <text:p text:style-name="P55"><text:s text:c="2"/>/* we flip each bit of the parity to see if we have two or fewer errors */</text:p>
      <text:p text:style-name="P55"><text:s text:c="2"/>for (i=12;i&gt;0;)</text:p>
      <text:p text:style-name="P55"><text:s text:c="2"/>{</text:p>
      <text:p text:style-name="P55"><text:s text:c="6"/>i--;</text:p>
      <text:p text:style-name="P55"><text:s text:c="6"/>uint16_t par_bit_synd = parity_syndrome ^ golay_matrix[i];</text:p>
      <text:p text:style-name="P55"><text:s text:c="6"/>biterr = golay_hamming_weight_16(par_bit_synd);</text:p>
      <text:p text:style-name="P55"><text:s text:c="6"/>if (biterr &lt;= 2)</text:p>
      <text:p text:style-name="P55"><text:s text:c="6"/>{</text:p>
      <text:p text:style-name="P55"><text:s text:c="10"/>*biterrs = biterr+1;</text:p>
      <text:p text:style-name="P55"><text:s text:c="10"/>return enc ^ par_bit_synd;</text:p>
      <text:p text:style-name="P55"><text:s text:c="6"/>}</text:p>
      <text:p text:style-name="P55"><text:s text:c="2"/>}</text:p>
      <text:p text:style-name="P55"><text:s text:c="2"/>return 0xFFFF; <text:s text:c="2"/>/* uncorrectable error */</text:p>
      <text:p text:style-name="P55">}<text:change-end text:change-id="ct1963306970560"/></text:p>
      <text:h text:style-name="P67" text:outline-level="2"/>
      <text:h text:style-name="P68" text:outline-level="2">Implementation of the <text:span text:style-name="T58">Finite Impulse Reponse (</text:span>FIR<text:span text:style-name="T58">)</text:span> filters</text:h>
      <text:p text:style-name="P43"/>
      <text:p text:style-name="P57"><text:span text:style-name="T124">The following describes a method of implementing the FIR filters that</text:span><text:change text:change-id="ct1963306957600"/><text:span text:style-name="T124"> </text:span><text:change-start text:change-id="ct1963306961200"/><text:span text:style-name="T123">can be performed with only </text:span><text:span text:style-name="T125">two multiplications per sample per filter</text:span><text:span text:style-name="T123">.</text:span><text:change-end text:change-id="ct1963306961200"/><text:change text:change-id="ct1963306958800"/><text:change-start text:change-id="ct1963306965040"/><text:span text:style-name="T124"> <text:s/></text:span><text:change-end text:change-id="ct1963306965040"/><text:change text:change-id="ct1963306956640"/><text:span text:style-name="T124"><text:s/></text:span><text:change text:change-id="ct1963306970800"/><text:change text:change-id="ct1963306971040"/><text:change text:change-id="ct1963306965280"/><text:change-start text:change-id="ct1963306971280"/><text:span text:style-name="T125">The FIR filter prevents cumulative error from precision loss. <text:s/>Therefore low precision multiplication operations (even 8 by 8 bit or 16 by 16 bit multiplication operations) can be used. <text:s/></text:span><text:change-end text:change-id="ct1963306971280"/><text:change text:change-id="ct1963306967200"/><text:change text:change-id="ct1963306971760"/><text:change text:change-id="ct1963306956880"/><text:change text:change-id="ct1963306972240"/><text:change text:change-id="ct1963306972000"/></text:p>
      <text:p text:style-name="P58">The following approach is used. <text:s/>An analog anti-aliasing filter can be applied before the signal from the mixer is samples by an analog-to-digital converter (ADC). <text:s/>This removes harmonics that do not need to be filtered <text:span text:style-name="T58">in software, making the application of a quadrature demodulator and low-pass filter relatively easy. <text:s/></text:span><text:change text:change-id="ct1963306972480"/></text:p>
      <text:p text:style-name="P59">The filters are driven by a master sample clock which is typically the sample rate of the ADC. <text:s/>This frequency is denoted here by <text:span text:style-name="T59">f</text:span> and the corresponding sampling period <text:span text:style-name="T60">T=1/f</text:span>. <text:s text:c="2"/><text:span text:style-name="T66">Each period </text:span><text:span text:style-name="T61">T</text:span><text:span text:style-name="T66">, the ADC is sampled</text:span><text:change-start text:change-id="ct1963303353968"/><text:span text:style-name="T66"> </text:span><text:span text:style-name="T126">as a sample </text:span><text:span text:style-name="T128">x[n]</text:span><text:change-end text:change-id="ct1963303353968"/><text:span text:style-name="T66">, usually as the first operation in an interrupt service routine to apply the filter. <text:s/></text:span><text:change-start text:change-id="ct1963307352864"/><text:span text:style-name="T126">In</text:span><text:change-end text:change-id="ct1963307352864"/><text:change text:change-id="ct1963307356224"/><text:change-start text:change-id="ct1963307359344"/><text:span text:style-name="T66">-</text:span><text:span text:style-name="T126">phase and quadrature filters must be applied to the data stream. <text:s/>Because of this, the filter length </text:span><text:span text:style-name="T65">N</text:span><text:span text:style-name="T126"> must be divisible by four.</text:span><text:change-end text:change-id="ct1963307359344"/><text:change text:change-id="ct1963307359584"/><text:change text:change-id="ct1963307354064"/><text:change text:change-id="ct1963307354784"/><text:span text:style-name="T67"> </text:span><text:span text:style-name="T66"><text:s text:c="2"/></text:span><text:change-start text:change-id="ct1963307352144"/><text:span text:style-name="T126">The recursive FIR filter formula </text:span><text:span text:style-name="T132">for a filter of length </text:span><text:span text:style-name="T64">m</text:span><text:span text:style-name="T132"> </text:span><text:span text:style-name="T126">is</text:span></text:p>
      <text:p text:style-name="P54"><text:span text:style-name="T126">y</text:span><text:span text:style-name="T90">i</text:span><text:span text:style-name="T126">[n] = y</text:span><text:span text:style-name="T90">i</text:span><text:span text:style-name="T126">[n-1] + I</text:span><text:span text:style-name="T92">m</text:span><text:span text:style-name="T126">[n </text:span><text:span text:style-name="T130">mod m</text:span><text:span text:style-name="T126">](x[n] – x[n-N])</text:span></text:p>
      <text:p text:style-name="P54"><text:span text:style-name="T126">y</text:span><text:span text:style-name="T90">q</text:span><text:span text:style-name="T126">[n] = y</text:span><text:span text:style-name="T90">q</text:span><text:span text:style-name="T126">[n-1] + Q</text:span><text:span text:style-name="T92">m</text:span><text:span text:style-name="T126">[n </text:span><text:span text:style-name="T130">mod m</text:span><text:span text:style-name="T126">](x[n] – x[n-N])</text:span></text:p>
      <text:p text:style-name="P60"><text:change-end text:change-id="ct1963307352144"/><text:change text:change-id="ct1963307366544"/><text:change text:change-id="ct1963307359824"/><text:change-start text:change-id="ct1963307366784"/><text:span text:style-name="T129">A circular buffer of samples of length </text:span><text:span text:style-name="T65">N </text:span><text:span text:style-name="T129">may be used to hold previous samples. <text:s/>Because the same value is subtracted at the beginning and end of the filter, there is no cumulative error. <text:s/></text:span><text:change-end text:change-id="ct1963307366784"/><text:change-start text:change-id="ct1963307360064"/><text:span text:style-name="T126">An approximation to the magnitude of the signal may be calculated as</text:span></text:p>
      <text:p text:style-name="P53"><text:span text:style-name="T126">m</text:span><text:span text:style-name="T90">r</text:span><text:span text:style-name="T126">[n] = max(</text:span><text:span text:style-name="T129">abs(</text:span><text:span text:style-name="T126">y</text:span><text:span text:style-name="T90">i</text:span><text:span text:style-name="T126">[n]</text:span><text:span text:style-name="T129">)</text:span><text:span text:style-name="T126">,</text:span><text:span text:style-name="T129">abs(</text:span><text:span text:style-name="T126">y</text:span><text:span text:style-name="T90">q</text:span><text:span text:style-name="T126">[n]</text:span><text:span text:style-name="T129">)</text:span><text:span text:style-name="T126">) + </text:span><text:span text:style-name="T129">floor[</text:span><text:span text:style-name="T126">(</text:span><text:span text:style-name="T129">abs(</text:span><text:span text:style-name="T126">y</text:span><text:span text:style-name="T90">i</text:span><text:span text:style-name="T126">[n]</text:span><text:span text:style-name="T129">)</text:span><text:span text:style-name="T126">+</text:span><text:span text:style-name="T129">abs(</text:span><text:span text:style-name="T126">y</text:span><text:span text:style-name="T90">q</text:span><text:span text:style-name="T126">[n])</text:span><text:span text:style-name="T129">)</text:span><text:span text:style-name="T126"> / 2</text:span><text:span text:style-name="T129">]</text:span></text:p>
      <text:p text:style-name="P61">The divide by two operation is an unsigned right shift by one bit operation.</text:p>
      <text:p text:style-name="P61">The 16-bit representations of the filters used in SCAMP are as follows:</text:p>
      <text:p text:style-name="P99"/>
      <text:p text:style-name="P61"><text:span text:style-name="T128">I</text:span><text:span text:style-name="T91">8</text:span><text:span text:style-name="T128">[n]</text:span><text:span text:style-name="T127">=</text:span>{ <text:s/>16384,-11585,0,11585,-16384,11585,0,-11585 }</text:p>
      <text:p text:style-name="P61"><text:span text:style-name="T127">Q</text:span><text:span text:style-name="T91">8</text:span><text:span text:style-name="T128">[n]</text:span><text:span text:style-name="T127">=</text:span>{ <text:s/>0,11585,-16384,11585,0,-11585,16384,-11585 }</text:p>
      <text:p text:style-name="P61"><text:span text:style-name="T128">I</text:span><text:span text:style-name="T91">12</text:span><text:span text:style-name="T128">[n]</text:span><text:span text:style-name="T127">=</text:span>{ 16384,-8192,-8192,16384,-8192,-8192,16384,-8192,-8192,16384,-8192,-8192 }</text:p>
      <text:p text:style-name="P61"><text:span text:style-name="T127">Q</text:span><text:span text:style-name="T91">12</text:span><text:span text:style-name="T128">[n]</text:span><text:span text:style-name="T127">=</text:span>{ 0,14189,-14189,0,14189,-14189,0,14189,-14189,0,14189,-14189 }</text:p>
      <text:p text:style-name="P61"><text:span text:style-name="T128">I</text:span><text:span text:style-name="T91">16</text:span><text:span text:style-name="T128">[n]</text:span><text:span text:style-name="T127">=</text:span>{ 16384,-6270,-11585,15137,0,-15137,11585,6270,-16384,6270,11585,-15137,0,15137,-11585,-6270 }</text:p>
      <text:p text:style-name="P61"><text:span text:style-name="T127">Q</text:span><text:span text:style-name="T91">16</text:span><text:span text:style-name="T128">[n]</text:span><text:span text:style-name="T127">=</text:span>{ 0,15137,-11585,-6270,16384,-6270,-11585,15137,0,-15137,11585,6270,-16384,6270,11585,-15137 }</text:p>
      <text:p text:style-name="P61"><text:span text:style-name="T128">I</text:span><text:span text:style-name="T91">20</text:span><text:span text:style-name="T128">[n]</text:span><text:span text:style-name="T127">=</text:span>{ 16384,-5063,-13255,13255,5063,-16384,5063,13255,-13255,-5063,16384,-5063,-13255,13255,5063,-16384,5063,13255,-13255,-5063 }</text:p>
      <text:p text:style-name="P61"><text:soft-page-break/><text:span text:style-name="T127">Q</text:span><text:span text:style-name="T91">20</text:span><text:span text:style-name="T128">[n]</text:span><text:span text:style-name="T127">=</text:span>{ 0,15582,-9630,-9630,15582,0,-15582,9630,9630,-15582,0,15582,-9630,-9630,15582,0,-15582,9630,9630,-15582 }</text:p>
      <text:p text:style-name="P61"><text:span text:style-name="T128">I</text:span><text:span text:style-name="T91">24</text:span><text:span text:style-name="T128">[n]</text:span><text:span text:style-name="T127">=</text:span>{ 16384,-4240,-14189,11585,8192,-15826,0,15826,-8192,-11585,14189,4240,-16384,4240,14189,-11585,-8192,15826,0,-15826,8192,11585,-14189,-4240 }</text:p>
      <text:p text:style-name="P61"><text:span text:style-name="T127">Q</text:span><text:span text:style-name="T91">24</text:span><text:span text:style-name="T128">[n]</text:span><text:span text:style-name="T127">=</text:span>{ 0,15826,-8192,-11585,14189,4240,-16384,4240,14189,-11585,-8192,15826,0,-15826,8192,11585,-14189,-4240,16384,-4240,-14189,11585,8192,-15826 }</text:p>
      <text:p text:style-name="P105">Two of these filters are mutually orthogonal if a filtering period is taken that is the least common multiple of the length of the filter. <text:s/>For example, the filters of length 12 and 20 have a least common multiple of 60, so <text:span text:style-name="T65">N</text:span> must be a multiple of 60 for the filters to be orthogonal. <text:s/>Similarly, the filters 8 and 24 have a least common multiple of 24, so <text:span text:style-name="T65">N</text:span> must be a multiple of 24 for the filters to be orthogonal. <text:s/><text:span text:style-name="T131">The symbol period is then a multiple of </text:span><text:span text:style-name="T65">N </text:span><text:span text:style-name="T131">samples for the orthogonality to be preserved.</text:span></text:p>
      <text:p text:style-name="P101"><text:change-end text:change-id="ct1963307360064"/><text:change text:change-id="ct1963307364144"/><text:change text:change-id="ct1963307359104"/><text:change text:change-id="ct1963307356464"/><text:change text:change-id="ct1963307362224"/><text:change text:change-id="ct1963307365584"/><text:change text:change-id="ct1963307356704"/><text:change text:change-id="ct1963307353584"/><text:change text:change-id="ct1963307357424"/><text:change text:change-id="ct1963307365104"/><text:change text:change-id="ct1963307361264"/><text:change text:change-id="ct1963307357904"/><text:change text:change-id="ct1963307360304"/><text:change text:change-id="ct1963307361744"/><text:change text:change-id="ct1963307354304"/><text:change text:change-id="ct1963307354544"/><text:change text:change-id="ct1963307353824"/><text:change text:change-id="ct1963307353344"/><text:change text:change-id="ct1963307364624"/><text:change text:change-id="ct1963307355024"/><text:change text:change-id="ct1963307351904"/><text:change text:change-id="ct1963307355264"/><text:change text:change-id="ct1963307356944"/><text:change text:change-id="ct1963307358624"/><text:change text:change-id="ct1963307360544"/><text:change-start text:change-id="ct1963311060800"/>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1963311060800"/><text:change-start text:change-id="ct1963311031040"/>ncy corresponds to 583 Hz.<text:change-end text:change-id="ct1963311031040"/><text:change-start text:change-id="ct1963487465088"/></text:p>
      <text:p text:style-name="P101"><text:change-end text:change-id="ct1963487465088"/><text:change-start text:change-id="ct1963307352384"/></text:p>
      <text:h text:style-name="P71" text:outline-level="2"><text:span text:style-name="T131">Standard SCAMP Modes and Beat Frequency Oscillator (BFO) spacing</text:span></text:h>
      <text:p text:style-name="P102"/>
      <text:p text:style-name="P102">SCAMP intends to make contact initiation as easy as possible. <text:s/>Furthermore, SCAMP works identically on either upper or lower sideband, as it adapts automatically to either, so that this does not need to be specified in operation. <text:s/>SCAMP can function with a double sideband (DSB) demodulator with a BFO which is significantly easier to build than a single sideband (SSB) demodulator. <text:s/>Therefore it is anticipated that it will be used with many simple QRP radios that use DSB demodulation with a direct conversion receiver.</text:p>
      <text:p text:style-name="P102">An intermediate frequency IF is <text:span text:style-name="T132">demodulated</text:span> that is the difference between received radio frequency RF and the local oscillator frequency LO, with the RF frequency being greater than or less than LO frequency. <text:s/>Therefore two communication stations can be transmitting and receiving at their respective LO frequencies, with their LO frequencies separated by an IF frequency, and they each will receive each other’s signals at the same IF frequency, with one station having a LO frequency that is higher than the other by the IF frequency. <text:s/>This arrangement is especially convenient for tuning, as one station can tune its LO frequency for best reception of the other station at a given IF frequency, transmit at its respective LO frequency, and the received signal is demodulated at the other station as the same IF frequency.</text:p>
      <text:p text:style-name="P102">For OOK SCAMP modes, both stations LO frequency may then be separated by the designated IF frequency for that mode, and both will receive the on-off keyed demodulated signal centered at the IF frequency. <text:s/>For 2FSK SCAMP modes, two IF frequencies are used, one for the mark condition <text:span text:style-name="T60">f</text:span><text:span text:style-name="T93">mark</text:span>, and the other for the space condition <text:span text:style-name="T60">f</text:span><text:span text:style-name="T93">space</text:span>. <text:s/>In this case, the LO of the two stations should be separated by the average of the two frequencies (<text:span text:style-name="T60">f</text:span><text:span text:style-name="T93">mark</text:span>+<text:span text:style-name="T60">f</text:span><text:span text:style-name="T93">space</text:span>)/2. <text:s/>A station should transmit a mark signal at an offset of (<text:span text:style-name="T60">f</text:span><text:span text:style-name="T93">mark</text:span>-<text:span text:style-name="T60">f</text:span><text:span text:style-name="T93">space</text:span>)/2 from the LO frequency, and a space signal at an offset of (<text:span text:style-name="T60">f</text:span><text:span text:style-name="T93">space </text:span><text:span text:style-name="T60">-f</text:span><text:span text:style-name="T93">mark</text:span>)/2 (please note the opposite sign of the offset). <text:s/>When the other station receives the mark and space signals, the mark and space IF frequencies are exchanged, nevertheless, SCAMP can decode the signal regardless of which tone is designated mark or space. <text:s/>Therefore, in both cases, a receiver can tune for best SCAMP decoding and then transmit with the LO of the two stations aligned.</text:p>
      <text:p text:style-name="P102">For SSB radios, the LO can be displaced so that the received signal is in the middle of an approximately 2.5 kHz receive bandwidth (for example centered at 1.25 kHz), with the signal transmitted to be above or below the received signal.</text:p>
      <text:p text:style-name="P103"/>
      <text:p text:style-name="P102">The following are the standard modes for SCAMP. <text:s/>The sample clock signal is 2 kHz, so one sample corresponds to 0.5 ms. <text:s/>For FSK modes, the MARK and SPACE frequencies are interchangeable. <text:s/><text:span text:style-name="T132">Note that the tuning sensitivity is approximately ¼ to 1/3 the symbol rate, so for example, the SCAMP FSK SLOW mode with a symbol rate of 16.7 bits/second needs to be tuned within 2-4 Hz to be properly decoded. <text:s/>This is </text:span><text:span text:style-name="T133">a</text:span><text:span text:style-name="T132"> reason why a method of easily and accurately aligning transmitting and receiver LO is </text:span><text:span text:style-name="T134">needed.</text:span></text:p>
      <text:p text:style-name="P102"/>
      <text:p text:style-name="P102">SCAMP OOK: <text:s/></text:p>
      <text:p text:style-name="P104"><text:span text:style-name="T132">MARK </text:span>IF = 625 Hz <text:s text:c="2"/>(length 16 filter<text:span text:style-name="T132">)</text:span></text:p>
      <text:p text:style-name="P104"><text:span text:style-name="T132">S</text:span>ymbol length <text:span text:style-name="T60">N</text:span>=64 samples (32 ms, <text:span text:style-name="T132">31.25 bits per second)</text:span></text:p>
      <text:p text:style-name="P102"/>
      <text:p text:style-name="P102">SCAMP OOK SLOW:</text:p>
      <text:p text:style-name="P104"><text:span text:style-name="T132">MARK </text:span>IF = 625 Hz <text:s text:c="2"/>(length 16 filter<text:span text:style-name="T132">)</text:span></text:p>
      <text:p text:style-name="P104"><text:span text:style-name="T132">S</text:span>ymbol length <text:span text:style-name="T60">N</text:span>=128 samples (64 ms, <text:span text:style-name="T132">15.625 bits per second)</text:span></text:p>
      <text:p text:style-name="P102"/>
      <text:p text:style-name="P102">SCAMP FSK:</text:p>
      <text:p text:style-name="P102">SPACE IF=600 Hz (length 20 filter), MARK IF=667 Hz (length 12 filter). <text:s/></text:p>
      <text:p text:style-name="P102">Symbol length <text:span text:style-name="T60">N</text:span>=60 samples (30 ms, <text:span text:style-name="T132">33.3 bits per second</text:span>).</text:p>
      <text:p text:style-name="P102"/>
      <text:p text:style-name="P102">SCAMP FSK FAST:</text:p>
      <text:p text:style-name="P102">SPACE IF=587 Hz (length 24 filter), MARK IF=750 (length 8 filter).</text:p>
      <text:p text:style-name="P102">Symbol length <text:span text:style-name="T60">N</text:span>=24 samples (12 ms, <text:span text:style-name="T132">83.3 bits per second</text:span>).</text:p>
      <text:p text:style-name="P102"/>
      <text:p text:style-name="P102">SCAMP FSK SLOW:</text:p>
      <text:p text:style-name="P102">SPACE IF=600 Hz (length 20 filter), MARK IF=667 Hz (length 12 filter). <text:s/></text:p>
      <text:p text:style-name="P102">Symbol length <text:span text:style-name="T60">N</text:span>=120 samples (60 ms, <text:span text:style-name="T132">16.7 bits per second</text:span>).</text:p>
      <text:p text:style-name="P102"/>
      <text:p text:style-name="P102"/>
      <text:h text:style-name="P69" text:outline-level="2">Other candidate synchronization code words</text:h>
      <text:p text:style-name="P52"/>
      <text:p text:style-name="P33">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83">These were found by exhaustive computer search.</text:span></text:p>
      <text:p text:style-name="P33"/>
      <text:p text:style-name="P18">syncword: 1,0,0,0,0,1,1,1,0,1,0,0,0,1,1,0,0,1,1,1,0,1,0,0,1,0,0,0,0,0 </text:p>
      <text:p text:style-name="P18">autocor: 30 3 -2 -3 0 -1 -2 3 0 -3 -2 -1 4 1 2 -1 -4 1 2 3 -4 1 -2 -1 4 3 2 1 0 -1</text:p>
      <text:p text:style-name="P18"/>
      <text:p text:style-name="P18">syncword: 1,0,0,0,0,1,1,1,1,0,1,1,1,1,1,0,0,1,0,1,0,0,1,1,1,0,1,1,0,0 </text:p>
      <text:p text:style-name="P18">autocor: 30 3 -2 -1 -4 3 -2 1 -4 -3 -4 -1 4 3 4 -3 2 3 -2 3 -2 -3 -2 -3 0 -1 2 3 0 -1</text:p>
      <text:p text:style-name="P18"/>
      <text:p text:style-name="P18">syncword: 1,0,0,0,0,1,1,1,1,1,0,0,1,1,1,0,1,1,1,0,1,1,1,0,1,0,0,1,0,0 </text:p>
      <text:p text:style-name="P18">autocor: 30 3 -2 -1 2 -3 0 1 4 3 -2 -3 -2 1 0 1 -2 -3 0 -3 -4 -1 2 -3 2 1 0 3 0 -1</text:p>
      <text:p text:style-name="P18"/>
      <text:p text:style-name="P18">syncword: 1,0,0,0,0,1,1,1,1,1,0,1,1,1,1,0,0,1,1,0,1,1,0,1,1,0,0,0,1,0 <text:s/></text:p>
      <text:p text:style-name="P18">autocor: 30 3 -4 3 -2 -3 4 3 -4 -1 -2 1 4 -1 0 1 -2 -1 -2 -3 -4 -1 -2 3 2 1 0 -1 2 -1</text:p>
      <text:p text:style-name="P18"/>
      <text:p text:style-name="P18">syncword: 1,0,1,1,1,0,0,1,0,0,1,0,0,1,1,0,0,0,0,1,0,0,0,0,0,1,1,1,1,0 </text:p>
      <text:p text:style-name="P18">autocor: 30 3 -4 3 -2 -3 4 3 -4 -1 -2 1 4 -1 0 1 -2 -1 -2 -3 -4 -1 -2 3 2 1 0 -1 2 -1</text:p>
      <text:p text:style-name="P18"/>
      <text:p text:style-name="P18">syncword: 1,0,1,1,1,0,1,0,0,1,0,0,0,0,1,0,0,0,1,1,0,0,0,0,0,1,1,1,0,0 </text:p>
      <text:p text:style-name="P18">autocor: 30 3 -2 -3 0 3 2 3 2 1 -2 -1 4 -1 -2 -1 4 -1 -2 -1 -4 1 0 3 0 -1 -2 1 0 -1</text:p>
      <text:p text:style-name="P18"/>
      <text:p text:style-name="P18">syncword: 1,1,0,0,0,1,1,1,1,0,1,0,0,0,1,0,0,0,1,1,0,0,1,0,0,1,0,0,0,0 </text:p>
      <text:p text:style-name="P18">autocor: 30 3 -4 -1 2 -1 0 1 4 1 -4 3 4 3 2 -1 -4 3 2 -1 -2 -3 -2 -3 2 3 0 -1 -2 -1</text:p>
      <text:p text:style-name="P18"/>
      <text:p text:style-name="P18">syncword: 1,1,0,0,0,1,1,1,1,1,0,0,1,1,1,0,1,1,1,1,0,1,1,0,1,0,0,0,1,0 </text:p>
      <text:p text:style-name="P18">autocor: 30 3 -2 -3 0 3 2 3 2 1 -2 -1 4 -1 -2 -1 4 -1 -2 -1 -4 1 0 3 0 -1 -2 1 0 -1</text:p>
      <text:p text:style-name="P18"/>
      <text:p text:style-name="P18">syncword: 1,1,0,0,1,0,0,0,1,1,0,1,0,1,1,0,0,0,0,0,1,0,0,0,0,1,1,1,1,0 </text:p>
      <text:p text:style-name="P18">autocor: 30 3 -2 -1 -4 3 -2 1 -4 -3 -4 -1 4 3 4 -3 2 3 -2 3 -2 -3 -2 -3 0 -1 2 3 0 -1</text:p>
      <text:p text:style-name="P18"/>
      <text:p text:style-name="P18">syncword: 1,1,0,1,1,0,1,0,0,0,1,0,0,0,1,0,0,0,1,1,0,0,0,0,0,1,1,1,1,0 </text:p>
      <text:p text:style-name="P18">autocor: 30 3 -2 -1 2 -3 0 1 4 3 -2 -3 -2 1 0 1 -2 -3 0 -3 -4 -1 2 -3 2 1 0 3 0 -1</text:p>
      <text:p text:style-name="P18"/>
      <text:p text:style-name="P18">syncword: 1,1,0,1,1,0,1,1,1,1,0,0,1,1,1,0,0,0,1,0,1,1,1,1,0,1,0,0,0,0 </text:p>
      <text:p text:style-name="P18">autocor: 30 3 0 -1 -4 3 -2 -3 0 3 -2 1 2 3 4 -3 -2 3 0 1 -4 -1 2 -3 0 -1 -2 -1 -2 -1</text:p>
      <text:p text:style-name="P18"/>
      <text:p text:style-name="P18">syncword: 1,1,1,0,0,1,1,0,1,0,1,0,1,1,0,1,1,1,1,1,0,1,1,1,1,0,0,0,0,0 </text:p>
      <text:p text:style-name="P18">autocor: 30 3 4 1 0 3 2 1 -2 -3 -4 3 -4 -1 -2 -1 4 3 2 -1 -2 1 4 1 0 -1 -2 -3 -2 -1</text:p>
      <text:p text:style-name="P18"/>
      <text:p text:style-name="P18">syncword: 1,1,1,1,0,1,0,0,0,0,1,0,1,1,1,0,0,0,1,1,0,0,0,0,1,0,0,1,0,0 </text:p>
      <text:p text:style-name="P18">autocor: 30 3 0 -1 -4 3 -2 -3 0 3 -2 1 2 3 4 -3 -2 3 0 1 -4 -1 2 -3 0 -1 -2 -1 -2 -1</text:p>
      <text:p text:style-name="P18"/>
      <text:p text:style-name="P18">syncword: 1,1,1,1,0,1,1,0,1,1,0,0,1,1,1,0,1,1,1,0,1,0,0,0,0,1,1,1,0,0 </text:p>
      <text:p text:style-name="P18">autocor: 30 3 -4 -1 2 -1 0 1 4 1 -4 3 4 3 2 -1 -4 3 2 -1 -2 -3 -2 -3 2 3 0 -1 -2 -1</text:p>
      <text:p text:style-name="P18"/>
      <text:p text:style-name="P18">syncword: 1,1,1,1,1,0,0,0,0,1,0,0,0,0,0,1,0,0,1,0,1,0,1,0,0,1,1,0,0,0 </text:p>
      <text:p text:style-name="P18">autocor: 30 3 4 1 0 3 2 1 -2 -3 -4 3 -4 -1 -2 -1 4 3 2 -1 -2 1 4 1 0 -1 -2 -3 -2 -1</text:p>
      <text:p text:style-name="P18"/>
      <text:p text:style-name="P18">syncword: 1,1,1,1,1,0,1,1,0,1,0,0,0,1,1,0,0,1,1,1,0,1,0,0,0,1,1,1,1,0 </text:p>
      <text:p text:style-name="P18">autocor: 30 3 -2 -3 0 -1 -2 3 0 -3 -2 -1 4 1 2 -1 -4 1 2 3 -4 1 -2 -1 4 3 2 1 0 -1<text:change-end text:change-id="ct1963307352384"/><text:change-start text:change-id="ct1963307355504"/></text:p>
      <text:h text:style-name="P70" text:outline-level="2"><text:change-end text:change-id="ct1963307355504"/></text:h>
      <text:h text:style-name="P68" text:outline-level="2">Software License for Code</text:h>
      <text:p text:style-name="Text_20_body"/>
      <text:p text:style-name="P45">The code examples in this document are licensed under the zlib license, the text of which is included below. <text:s/></text:p>
      <text:p text:style-name="P45"/>
      <text:p text:style-name="P16">/*</text:p>
      <text:p text:style-name="P16"><text:s/>* Copyright (c) 2021 Daniel Marks</text:p>
      <text:p text:style-name="P16"/>
      <text:p text:style-name="P16">This software is provided 'as-is', without any express or implied</text:p>
      <text:p text:style-name="P16">warranty. In no event will the authors be held liable for any damages</text:p>
      <text:p text:style-name="P16">arising from the use of this software.</text:p>
      <text:p text:style-name="P16"/>
      <text:p text:style-name="P16">Permission is granted to anyone to use this software for any purpose,</text:p>
      <text:p text:style-name="P16">including commercial applications, and to alter it and redistribute it</text:p>
      <text:p text:style-name="P16">freely, subject to the following restrictions:</text:p>
      <text:p text:style-name="P16"/>
      <text:p text:style-name="P16">1. The origin of this software must not be misrepresented; you must not</text:p>
      <text:p text:style-name="P16"><text:s text:c="3"/>claim that you wrote the original software. If you use this software</text:p>
      <text:p text:style-name="P16"><text:s text:c="3"/>in a product, an acknowledgment in the product documentation would be</text:p>
      <text:p text:style-name="P16"><text:s text:c="3"/>appreciated but is not required.</text:p>
      <text:p text:style-name="P16">2. Altered source versions must be plainly marked as such, and must not be</text:p>
      <text:p text:style-name="P16"><text:s text:c="3"/>misrepresented as being the original software.</text:p>
      <text:p text:style-name="P16">3. This notice may not be removed or altered from any source distribution.</text:p>
      <text:p text:style-name="P16"><text:s/>*/</text:p>
      <text:p text:style-name="P16"><text:change-start text:change-id="ct1963307357184"/></text:p>
      <text:h text:style-name="P63" text:outline-level="1">Code Appendix</text:h>
      <text:p text:style-name="P38"/>
      <text:p text:style-name="P38">xxx<text:change-end text:change-id="ct196330735718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12T22:13:15.379000000</meta:creation-date>
    <dc:date>2023-01-10T13:20:11.844000000</dc:date>
    <meta:editing-duration>P2DT11H33M7S</meta:editing-duration>
    <meta:editing-cycles>157</meta:editing-cycles>
    <meta:generator>LibreOffice/7.4.3.2$Windows_X86_64 LibreOffice_project/1048a8393ae2eeec98dff31b5c133c5f1d08b890</meta:generator>
    <meta:document-statistic meta:table-count="1" meta:image-count="0" meta:object-count="0" meta:page-count="18" meta:paragraph-count="342" meta:word-count="5318" meta:character-count="31879" meta:non-whitespace-character-count="26190"/>
  </office:meta>
</office:document-meta>
</file>